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solid #000000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none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1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3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3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6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9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8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8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Default" style:data-style-name="N52">
      <style:text-properties fo:font-weight="bold" style:font-weight-asian="bold" style:font-weight-complex="bold"/>
    </style:style>
    <style:style style:name="ce116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Default" style:data-style-name="N52"/>
    <style:style style:name="ce129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30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1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32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3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8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5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5" style:family="table-cell" style:parent-style-name="_19968__33324__92.10_22806__31821__33287__22823__38520__37197__20598__35657__20214__21029__21450__22283__31821__21029_" style:data-style-name="N10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10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Book3" style:data-style-name="N10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Book3" style:data-style-name="N10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_26032__34920__34399_04_44_05_44__36895__22577_3_38542__27573__24180__40801_-_36899__32080__40__20844__24335__41__27284_102.08-1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10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10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Book3" style:data-style-name="N10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Book3" style:data-style-name="N10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_26032__34920__34399_04_44_05_44__36895__22577_3_38542__27573__24180__40801_-_36899__32080__40__20844__24335__41__27284_102.08-1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10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102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3" style:data-style-name="N10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10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Book3" style:data-style-name="N10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10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10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102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3" style:data-style-name="N10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3" style:data-style-name="N10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10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Book3" style:data-style-name="N10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_26032__34920__34399_04_44_05_44__36895__22577_3_38542__27573__24180__40801_-_36899__32080__40__20844__24335__41__27284_102.08-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4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5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Default" style:data-style-name="N52">
      <style:table-cell-properties fo:border-top="none" fo:border-bottom="2pt solid #000000" fo:border-left="2pt solid #000000" fo:border-right="thin solid #000000"/>
    </style:style>
    <style:style style:name="ce208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209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211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2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21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3.28083333333333cm"/>
    </style:style>
    <style:style style:name="co18" style:family="table-column">
      <style:table-column-properties fo:break-before="auto" style:column-width="2.67229166666667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1.93145833333333cm"/>
    </style:style>
    <style:style style:name="co23" style:family="table-column">
      <style:table-column-properties fo:break-before="auto" style:column-width="2.592916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2.143125cm"/>
    </style:style>
    <style:style style:name="co28" style:family="table-column">
      <style:table-column-properties fo:break-before="auto" style:column-width="2.69875cm"/>
    </style:style>
    <style:style style:name="co29" style:family="table-column">
      <style:table-column-properties fo:break-before="auto" style:column-width="2.75166666666667cm"/>
    </style:style>
    <style:style style:name="co30" style:family="table-column">
      <style:table-column-properties fo:break-before="auto" style:column-width="1.71979166666667cm"/>
    </style:style>
    <style:style style:name="co31" style:family="table-column">
      <style:table-column-properties fo:break-before="auto" style:column-width="1.53458333333333cm"/>
    </style:style>
    <style:style style:name="co32" style:family="table-column">
      <style:table-column-properties fo:break-before="auto" style:column-width="1.45520833333333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42875cm"/>
    </style:style>
    <style:style style:name="co35" style:family="table-column">
      <style:table-column-properties fo:break-before="auto" style:column-width="2.56645833333333cm"/>
    </style:style>
    <style:style style:name="co36" style:family="table-column">
      <style:table-column-properties fo:break-before="auto" style:column-width="2.38125cm"/>
    </style:style>
    <style:style style:name="co37" style:family="table-column">
      <style:table-column-properties fo:break-before="auto" style:column-width="2.88395833333333cm"/>
    </style:style>
    <style:style style:name="co38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6.95pt" style:use-optimal-row-height="false" fo:break-before="auto"/>
    </style:style>
    <style:style style:name="ro8" style:family="table-row">
      <style:table-row-properties style:row-height="17.4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3pt" style:use-optimal-row-height="false" fo:break-before="auto"/>
    </style:style>
    <style:style style:name="ro14" style:family="table-row">
      <style:table-row-properties style:row-height="28.9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2pt" style:use-optimal-row-height="false" fo:break-before="auto"/>
    </style:style>
    <style:style style:name="ro26" style:family="table-row">
      <style:table-row-properties style:row-height="28.8pt" style:use-optimal-row-height="false" fo:break-before="auto"/>
    </style:style>
    <style:style style:name="ro27" style:family="table-row">
      <style:table-row-properties style:row-height="21.6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3.25pt" style:use-optimal-row-height="false" fo:break-before="auto"/>
    </style:style>
    <style:style style:name="ro30" style:family="table-row">
      <style:table-row-properties style:row-height="8.25pt" style:use-optimal-row-height="false" fo:break-before="auto"/>
    </style:style>
    <style:style style:name="ro31" style:family="table-row">
      <style:table-row-properties style:row-height="22.2pt" style:use-optimal-row-height="false" fo:break-before="auto"/>
    </style:style>
    <style:style style:name="ro32" style:family="table-row">
      <style:table-row-properties style:row-height="25.8pt" style:use-optimal-row-height="false" fo:break-before="auto"/>
    </style:style>
    <style:style style:name="ro33" style:family="table-row">
      <style:table-row-properties style:row-height="27.6pt" style:use-optimal-row-height="false" fo:break-before="auto"/>
    </style:style>
    <style:style style:name="ro34" style:family="table-row">
      <style:table-row-properties style:row-height="22.05pt" style:use-optimal-row-height="false" fo:break-before="auto"/>
    </style:style>
    <style:style style:name="ro35" style:family="table-row">
      <style:table-row-properties style:row-height="26.4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8"/>
        <table:table-column table:style-name="co2" table:default-cell-style-name="ce128"/>
        <table:table-column table:style-name="co3" table:default-cell-style-name="ce128"/>
        <table:table-column table:style-name="co4" table:number-columns-repeated="3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28"/>
        <table:table-column table:style-name="co8" table:default-cell-style-name="ce128"/>
        <table:table-column table:style-name="co9" table:default-cell-style-name="ce128"/>
        <table:table-column table:style-name="co10" table:number-columns-repeated="2" table:default-cell-style-name="ce128"/>
        <table:table-column table:style-name="co11" table:default-cell-style-name="ce128"/>
        <table:table-column table:style-name="co12" table:default-cell-style-name="ce128"/>
        <table:table-column table:style-name="co3" table:default-cell-style-name="ce128"/>
        <table:table-column table:style-name="co13" table:default-cell-style-name="ce128"/>
        <table:table-column table:style-name="co14" table:default-cell-style-name="ce128"/>
        <table:table-column table:style-name="co6" table:default-cell-style-name="ce128"/>
        <table:table-column table:style-name="co11" table:default-cell-style-name="ce128"/>
        <table:table-column table:style-name="co14" table:default-cell-style-name="ce128"/>
        <table:table-column table:style-name="co3" table:default-cell-style-name="ce128"/>
        <table:table-column table:style-name="co15" table:default-cell-style-name="ce128"/>
        <table:table-column table:style-name="co16" table:default-cell-style-name="ce128"/>
        <table:table-column table:style-name="co17" table:default-cell-style-name="ce128"/>
        <table:table-column table:style-name="co16" table:number-columns-repeated="16359" table:default-cell-style-name="ce128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1">
            <text:p>民 國 102 年 8 月 戶 口 統 計 速 報 表</text:p>
          </table:table-cell>
          <table:covered-table-cell table:number-columns-repeated="22"/>
          <table:table-cell table:number-columns-repeated="16361" table:style-name="ce128"/>
        </table:table-row>
        <table:table-row table:style-name="ro3">
          <table:table-cell office:value-type="string" table:number-columns-spanned="2" table:number-rows-spanned="4" table:style-name="ce246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number-columns-repeated="16361" table:style-name="ce128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6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7">
            <text:p>計</text:p>
          </table:table-cell>
          <table:table-cell office:value-type="string" table:number-columns-spanned="1" table:number-rows-spanned="3" table:style-name="ce247">
            <text:p>男</text:p>
          </table:table-cell>
          <table:table-cell office:value-type="string" table:number-columns-spanned="1" table:number-rows-spanned="3" table:style-name="ce247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7">
            <text:p>計</text:p>
          </table:table-cell>
          <table:table-cell office:value-type="string" table:number-columns-spanned="1" table:number-rows-spanned="3" table:style-name="ce247">
            <text:p>男</text:p>
          </table:table-cell>
          <table:table-cell office:value-type="string" table:number-columns-spanned="1" table:number-rows-spanned="3" table:style-name="ce247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8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8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8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8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41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41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41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41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1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1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1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1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1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41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39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30"/>
        </table:table-row>
        <table:table-row table:style-name="ro8">
          <table:table-cell office:value-type="string" table:number-columns-spanned="2" table:number-rows-spanned="1" table:style-name="ce239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31"/>
        </table:table-row>
        <table:table-row table:style-name="ro9">
          <table:table-cell office:value-type="string" table:number-columns-spanned="2" table:number-rows-spanned="1" table:style-name="ce206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30"/>
        </table:table-row>
        <table:table-row table:style-name="ro10">
          <table:table-cell office:value-type="string" table:number-columns-spanned="2" table:number-rows-spanned="1" table:style-name="ce206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06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30"/>
        </table:table-row>
        <table:table-row table:style-name="ro11">
          <table:table-cell office:value-type="string" table:number-columns-spanned="2" table:number-rows-spanned="1" table:style-name="ce241">
            <text:p>102年1~8月</text:p>
          </table:table-cell>
          <table:covered-table-cell/>
          <table:table-cell office:value-type="float" office:value="8253520" table:style-name="ce20">
            <text:p>8,253,520</text:p>
          </table:table-cell>
          <table:table-cell office:value-type="float" office:value="23354061" table:style-name="ce20">
            <text:p>23,354,061</text:p>
          </table:table-cell>
          <table:table-cell office:value-type="float" office:value="11680706" table:style-name="ce20">
            <text:p>11,680,706</text:p>
          </table:table-cell>
          <table:table-cell office:value-type="float" office:value="11673355" table:style-name="ce20">
            <text:p>11,673,355</text:p>
          </table:table-cell>
          <table:table-cell office:value-type="float" office:value="131759" table:style-name="ce20">
            <text:p>131,759</text:p>
          </table:table-cell>
          <table:table-cell office:value-type="float" office:value="68305" table:style-name="ce20">
            <text:p>68,305</text:p>
          </table:table-cell>
          <table:table-cell office:value-type="float" office:value="63454" table:style-name="ce20">
            <text:p>63,45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04227" table:style-name="ce20">
            <text:p>104,227</text:p>
          </table:table-cell>
          <table:table-cell office:value-type="float" office:value="63150" table:style-name="ce20">
            <text:p>63,150</text:p>
          </table:table-cell>
          <table:table-cell office:value-type="float" office:value="41077" table:style-name="ce20">
            <text:p>41,077</text:p>
          </table:table-cell>
          <table:table-cell office:value-type="float" office:value="6.71" table:style-name="ce30">
            <text:p><text:s text:c="3"/>6.71</text:p>
          </table:table-cell>
          <table:table-cell office:value-type="float" office:value="27532" table:style-name="ce20">
            <text:p>27,532</text:p>
          </table:table-cell>
          <table:table-cell office:value-type="float" office:value="1.77" table:style-name="ce30">
            <text:p><text:s text:c="3"/>1.77</text:p>
          </table:table-cell>
          <table:table-cell office:value-type="float" office:value="90806" table:style-name="ce20">
            <text:p>90,806</text:p>
          </table:table-cell>
          <table:table-cell office:value-type="float" office:value="5.84" table:style-name="ce30">
            <text:p><text:s text:c="3"/>5.84</text:p>
          </table:table-cell>
          <table:table-cell office:value-type="float" office:value="35397" table:style-name="ce20">
            <text:p>35,397</text:p>
          </table:table-cell>
          <table:table-cell office:value-type="float" office:value="2.2799999999999998" table:style-name="ce30">
            <text:p><text:s text:c="3"/>2.28</text:p>
          </table:table-cell>
          <table:table-cell office:value-type="float" office:value="734675" table:style-name="ce20">
            <text:p>734,675</text:p>
          </table:table-cell>
          <table:table-cell office:value-type="float" office:value="723968" table:style-name="ce20">
            <text:p>723,968</text:p>
          </table:table-cell>
          <table:table-cell office:value-type="float" office:value="531435" table:style-name="ce27">
            <text:p>531,435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06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06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06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06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06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06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06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30"/>
        </table:table-row>
        <table:table-row table:style-name="ro12">
          <table:table-cell office:value-type="string" table:number-columns-spanned="2" table:number-rows-spanned="1" table:style-name="ce206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30"/>
        </table:table-row>
        <table:table-row table:style-name="ro13">
          <table:table-cell table:style-name="ce37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number-columns-repeated="3" table:style-name="ce40"/>
          <table:table-cell table:style-name="ce41"/>
          <table:table-cell table:style-name="ce42"/>
          <table:table-cell table:style-name="ce41"/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3"/>
          <table:table-cell table:style-name="ce44"/>
          <table:table-cell table:number-columns-repeated="16361" table:style-name="ce132"/>
        </table:table-row>
        <table:table-row table:style-name="ro14">
          <table:table-cell office:value-type="string" table:number-columns-spanned="2" table:number-rows-spanned="1" table:style-name="ce242">
            <text:p>較上年同月</text:p>
            <text:p>増減 (%)<text:s/><text:span text:style-name="T2">△</text:span></text:p>
          </table:table-cell>
          <table:covered-table-cell/>
          <table:table-cell office:value-type="float" office:value="1.29" table:style-name="ce45">
            <text:p>1.29</text:p>
          </table:table-cell>
          <table:table-cell office:value-type="float" office:value="0.33" table:style-name="ce45">
            <text:p>0.33</text:p>
          </table:table-cell>
          <table:table-cell office:value-type="float" office:value="0.19" table:style-name="ce45">
            <text:p>0.19</text:p>
          </table:table-cell>
          <table:table-cell office:value-type="float" office:value="0.48" table:style-name="ce45">
            <text:p>0.48</text:p>
          </table:table-cell>
          <table:table-cell office:value-type="float" office:value="-21.91" table:style-name="ce46">
            <text:p>－ 21.91</text:p>
          </table:table-cell>
          <table:table-cell office:value-type="float" office:value="-21.37" table:style-name="ce46">
            <text:p>－ 21.37</text:p>
          </table:table-cell>
          <table:table-cell office:value-type="float" office:value="-22.47" table:style-name="ce46">
            <text:p>－ 22.47</text:p>
          </table:table-cell>
          <table:table-cell office:value-type="float" office:value="-2.23" table:style-name="ce47">
            <text:p>－ 2.23</text:p>
          </table:table-cell>
          <table:table-cell office:value-type="float" office:value="-5.21" table:style-name="ce48">
            <text:p>－ <text:s/>5.21</text:p>
          </table:table-cell>
          <table:table-cell office:value-type="float" office:value="-4.83" table:style-name="ce49">
            <text:p>－ 4.83</text:p>
          </table:table-cell>
          <table:table-cell office:value-type="float" office:value="-5.79" table:style-name="ce49">
            <text:p>－ 5.79</text:p>
          </table:table-cell>
          <table:table-cell office:value-type="float" office:value="-0.38" table:style-name="ce47">
            <text:p>－ 0.38</text:p>
          </table:table-cell>
          <table:table-cell office:value-type="float" office:value="-52.75" table:style-name="ce46">
            <text:p>－ 52.75</text:p>
          </table:table-cell>
          <table:table-cell office:value-type="float" office:value="-1.85" table:style-name="ce47">
            <text:p>－ 1.85</text:p>
          </table:table-cell>
          <table:table-cell office:value-type="float" office:value="-27.72" table:style-name="ce49">
            <text:p>－ 27.72</text:p>
          </table:table-cell>
          <table:table-cell office:value-type="float" office:value="-1.1499999999999999" table:style-name="ce47">
            <text:p>－ 1.15</text:p>
          </table:table-cell>
          <table:table-cell office:value-type="float" office:value="-7.05" table:style-name="ce47">
            <text:p>－ 7.05</text:p>
          </table:table-cell>
          <table:table-cell office:value-type="float" office:value="-0.19" table:style-name="ce47">
            <text:p>－ 0.19</text:p>
          </table:table-cell>
          <table:table-cell office:value-type="float" office:value="-11.81" table:style-name="ce49">
            <text:p>－ 11.81</text:p>
          </table:table-cell>
          <table:table-cell office:value-type="float" office:value="-11.85" table:style-name="ce49">
            <text:p>－ 11.85</text:p>
          </table:table-cell>
          <table:table-cell office:value-type="float" office:value="1.25" table:style-name="ce50">
            <text:p>1.25</text:p>
          </table:table-cell>
          <table:table-cell table:number-columns-repeated="16361" table:style-name="ce132"/>
        </table:table-row>
        <table:table-row table:style-name="ro14">
          <table:table-cell office:value-type="string" table:number-columns-spanned="2" table:number-rows-spanned="1" table:style-name="ce238">
            <text:p>較本年上月</text:p>
            <text:p>増減 (%)<text:s/><text:span text:style-name="T2">△</text:span></text:p>
          </table:table-cell>
          <table:covered-table-cell/>
          <table:table-cell office:value-type="float" office:value="0.16" table:style-name="ce51">
            <text:p>0.16</text:p>
          </table:table-cell>
          <table:table-cell office:value-type="float" office:value="0.02" table:style-name="ce51">
            <text:p>0.02</text:p>
          </table:table-cell>
          <table:table-cell office:value-type="float" office:value="0.01" table:style-name="ce51">
            <text:p>0.01</text:p>
          </table:table-cell>
          <table:table-cell office:value-type="float" office:value="0.03" table:style-name="ce51">
            <text:p>0.03</text:p>
          </table:table-cell>
          <table:table-cell office:value-type="float" office:value="-5.57" table:style-name="ce52">
            <text:p>－ <text:s/>5.57</text:p>
          </table:table-cell>
          <table:table-cell office:value-type="float" office:value="-6.7" table:style-name="ce52">
            <text:p>－ <text:s/>6.70</text:p>
          </table:table-cell>
          <table:table-cell office:value-type="float" office:value="-4.33" table:style-name="ce52">
            <text:p>－ <text:s/>4.33</text:p>
          </table:table-cell>
          <table:table-cell office:value-type="float" office:value="-0.46" table:style-name="ce47">
            <text:p>－ 0.46</text:p>
          </table:table-cell>
          <table:table-cell office:value-type="float" office:value="-11.42" table:style-name="ce53">
            <text:p>－ 11.42</text:p>
          </table:table-cell>
          <table:table-cell office:value-type="float" office:value="-10.62" table:style-name="ce53">
            <text:p>－ 10.62</text:p>
          </table:table-cell>
          <table:table-cell office:value-type="float" office:value="-12.63" table:style-name="ce53">
            <text:p>－ 12.63</text:p>
          </table:table-cell>
          <table:table-cell office:value-type="float" office:value="-0.79" table:style-name="ce47">
            <text:p>－ 0.79</text:p>
          </table:table-cell>
          <table:table-cell office:value-type="float" office:value="25.05" table:style-name="ce51">
            <text:p>25.05</text:p>
          </table:table-cell>
          <table:table-cell office:value-type="float" office:value="0.33" table:style-name="ce47">
            <text:p>0.33</text:p>
          </table:table-cell>
          <table:table-cell office:value-type="float" office:value="-48.37" table:style-name="ce47">
            <text:p>－ 48.37</text:p>
          </table:table-cell>
          <table:table-cell office:value-type="float" office:value="-2.75" table:style-name="ce47">
            <text:p>－ 2.75</text:p>
          </table:table-cell>
          <table:table-cell office:value-type="float" office:value="-7.62" table:style-name="ce47">
            <text:p>－ 7.62</text:p>
          </table:table-cell>
          <table:table-cell office:value-type="float" office:value="-0.19" table:style-name="ce47">
            <text:p>－ 0.19</text:p>
          </table:table-cell>
          <table:table-cell office:value-type="float" office:value="-2.76" table:style-name="ce47">
            <text:p>－ 2.76</text:p>
          </table:table-cell>
          <table:table-cell office:value-type="float" office:value="-1.03" table:style-name="ce47">
            <text:p>－ 1.03</text:p>
          </table:table-cell>
          <table:table-cell office:value-type="float" office:value="0.13" table:style-name="ce54">
            <text:p>0.13</text:p>
          </table:table-cell>
          <table:table-cell table:number-columns-repeated="16361" table:style-name="ce132"/>
        </table:table-row>
        <table:table-row table:style-name="ro15">
          <table:table-cell office:value-type="string" table:number-columns-spanned="1" table:number-rows-spanned="2" table:style-name="ce240">
            <text:p>本年1~8月較上年1~8月増減</text:p>
          </table:table-cell>
          <table:table-cell office:value-type="string" table:style-name="ce32">
            <text:p>實數</text:p>
          </table:table-cell>
          <table:table-cell office:value-type="float" office:value="105114" table:style-name="ce55">
            <text:p>105,114</text:p>
          </table:table-cell>
          <table:table-cell office:value-type="float" office:value="77620" table:style-name="ce56">
            <text:p>77,620</text:p>
          </table:table-cell>
          <table:table-cell office:value-type="float" office:value="21807" table:style-name="ce56">
            <text:p>21,807</text:p>
          </table:table-cell>
          <table:table-cell office:value-type="float" office:value="55813" table:style-name="ce56">
            <text:p>55,813</text:p>
          </table:table-cell>
          <table:table-cell office:value-type="float" office:value="-12261" table:style-name="ce133">
            <text:p>－ 12,261</text:p>
          </table:table-cell>
          <table:table-cell office:value-type="float" office:value="-6263" table:style-name="ce133">
            <text:p>－ 6,263</text:p>
          </table:table-cell>
          <table:table-cell office:value-type="float" office:value="-5998" table:style-name="ce133">
            <text:p>－ 5,998</text:p>
          </table:table-cell>
          <table:table-cell office:value-type="string" table:style-name="ce57">
            <text:p>…</text:p>
          </table:table-cell>
          <table:table-cell office:value-type="float" office:value="-1629" table:style-name="ce134">
            <text:p>－ <text:s/>1,629</text:p>
          </table:table-cell>
          <table:table-cell office:value-type="float" office:value="-1027" table:style-name="ce133">
            <text:p>－ 1,027</text:p>
          </table:table-cell>
          <table:table-cell office:value-type="float" office:value="-602" table:style-name="ce133">
            <text:p>－ 602</text:p>
          </table:table-cell>
          <table:table-cell office:value-type="string" table:style-name="ce57">
            <text:p>…</text:p>
          </table:table-cell>
          <table:table-cell office:value-type="float" office:value="-10632" table:style-name="ce133">
            <text:p>－ 10,632</text:p>
          </table:table-cell>
          <table:table-cell office:value-type="string" table:style-name="ce57">
            <text:p>…</text:p>
          </table:table-cell>
          <table:table-cell office:value-type="float" office:value="-276" table:style-name="ce134">
            <text:p>－ <text:s/>276</text:p>
          </table:table-cell>
          <table:table-cell office:value-type="string" table:style-name="ce57">
            <text:p>…</text:p>
          </table:table-cell>
          <table:table-cell office:value-type="float" office:value="-2398" table:style-name="ce133">
            <text:p>－ 2,398</text:p>
          </table:table-cell>
          <table:table-cell office:value-type="string" table:style-name="ce57">
            <text:p>…</text:p>
          </table:table-cell>
          <table:table-cell office:value-type="float" office:value="-48167" table:style-name="ce133">
            <text:p>－ 48,167</text:p>
          </table:table-cell>
          <table:table-cell office:value-type="float" office:value="-45509" table:style-name="ce133">
            <text:p>－ 45,509</text:p>
          </table:table-cell>
          <table:table-cell office:value-type="float" office:value="6581" table:style-name="ce36">
            <text:p>6,581</text:p>
          </table:table-cell>
          <table:table-cell table:number-columns-repeated="16361" table:style-name="ce132"/>
        </table:table-row>
        <table:table-row table:style-name="ro15">
          <table:covered-table-cell/>
          <table:table-cell office:value-type="string" table:style-name="ce58">
            <text:p>%<text:s/><text:span text:style-name="T2">△</text:span></text:p>
          </table:table-cell>
          <table:table-cell office:value-type="float" office:value="1.29" table:style-name="ce59">
            <text:p>1.29</text:p>
          </table:table-cell>
          <table:table-cell office:value-type="float" office:value="0.33" table:style-name="ce60">
            <text:p>0.33</text:p>
          </table:table-cell>
          <table:table-cell office:value-type="float" office:value="0.19" table:style-name="ce60">
            <text:p>0.19</text:p>
          </table:table-cell>
          <table:table-cell office:value-type="float" office:value="0.48" table:style-name="ce60">
            <text:p>0.48</text:p>
          </table:table-cell>
          <table:table-cell office:value-type="float" office:value="-8.5134009165393696" table:style-name="ce135">
            <text:p>－ 8.51</text:p>
          </table:table-cell>
          <table:table-cell office:value-type="float" office:value="-8.3990451668275945" table:style-name="ce135">
            <text:p>－ 8.40</text:p>
          </table:table-cell>
          <table:table-cell office:value-type="float" office:value="-8.636180383574267" table:style-name="ce135">
            <text:p>－ 8.64</text:p>
          </table:table-cell>
          <table:table-cell office:value-type="float" office:value="-0.80999999999999872" table:style-name="ce135">
            <text:p>－ 0.81</text:p>
          </table:table-cell>
          <table:table-cell office:value-type="float" office:value="-1.5388830108827085" table:style-name="ce135">
            <text:p>－ 1.54</text:p>
          </table:table-cell>
          <table:table-cell office:value-type="float" office:value="-1.6002617760256788" table:style-name="ce135">
            <text:p>－ 1.60</text:p>
          </table:table-cell>
          <table:table-cell office:value-type="float" office:value="-1.444372465750138" table:style-name="ce135">
            <text:p>－ 1.44</text:p>
          </table:table-cell>
          <table:table-cell office:value-type="float" office:value="-0.12" table:style-name="ce135">
            <text:p>－ 0.12</text:p>
          </table:table-cell>
          <table:table-cell office:value-type="float" office:value="-27.858715019390001" table:style-name="ce135">
            <text:p>－ 27.86</text:p>
          </table:table-cell>
          <table:table-cell office:value-type="float" office:value="-0.69" table:style-name="ce135">
            <text:p>－ 0.69</text:p>
          </table:table-cell>
          <table:table-cell office:value-type="float" office:value="-0.3030236490195648" table:style-name="ce135">
            <text:p>－ 0.30</text:p>
          </table:table-cell>
          <table:table-cell office:value-type="float" office:value="-0.04" table:style-name="ce135">
            <text:p>－ 0.04</text:p>
          </table:table-cell>
          <table:table-cell office:value-type="float" office:value="-6.3447545971689374" table:style-name="ce135">
            <text:p>－ 6.34</text:p>
          </table:table-cell>
          <table:table-cell office:value-type="float" office:value="-0.16" table:style-name="ce135">
            <text:p>－ 0.16</text:p>
          </table:table-cell>
          <table:table-cell office:value-type="float" office:value="-6.152837992851687" table:style-name="ce135">
            <text:p>－ 6.15</text:p>
          </table:table-cell>
          <table:table-cell office:value-type="float" office:value="-5.9142768399835211" table:style-name="ce135">
            <text:p>－ 5.91</text:p>
          </table:table-cell>
          <table:table-cell office:value-type="float" office:value="1.25" table:style-name="ce61">
            <text:p>1.25</text:p>
          </table:table-cell>
          <table:table-cell table:number-columns-repeated="16361" table:style-name="ce129"/>
        </table:table-row>
        <table:table-row table:style-name="ro11">
          <table:table-cell office:value-type="string" table:style-name="ce62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2"/>
          <table:table-cell table:number-columns-repeated="8" table:style-name="ce63"/>
          <table:table-cell table:number-columns-repeated="3" table:style-name="ce128"/>
          <table:table-cell table:style-name="ce64"/>
          <table:table-cell table:style-name="ce65"/>
          <table:table-cell table:number-columns-repeated="2" table:style-name="ce128"/>
          <table:table-cell table:style-name="ce64"/>
          <table:table-cell table:style-name="ce65"/>
          <table:table-cell table:number-columns-repeated="3" table:style-name="ce128"/>
          <table:table-cell office:value-type="string" table:style-name="ce66">
            <text:p><text:s text:c="25"/><text:span text:style-name="T1">內</text:span><text:s/><text:span text:style-name="T1">政</text:span><text:s/><text:span text:style-name="T1">部</text:span><text:s/><text:span text:style-name="T1">戶</text:span><text:s/><text:span text:style-name="T1">政</text:span><text:s/><text:span text:style-name="T1">司</text:span><text:s text:c="2"/><text:span text:style-name="T1">民</text:span><text:s/><text:span text:style-name="T1">國</text:span><text:s/>102<text:s/><text:span text:style-name="T1">年</text:span><text:s/>9<text:s/><text:span text:style-name="T1">月</text:span><text:s/>4<text:s/><text:span text:style-name="T1">日</text:span><text:s/><text:span text:style-name="T1">編製</text:span></text:p>
          </table:table-cell>
          <table:table-cell table:number-columns-repeated="16361"/>
        </table:table-row>
        <table:table-row table:style-name="ro6">
          <table:table-cell office:value-type="string" table:style-name="ce67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8"/>
        </table:table-row>
        <table:table-row table:style-name="ro6">
          <table:table-cell office:value-type="string" table:style-name="ce67">
            <text:p><text:s text:c="14"/>3.本表出生、死亡、結婚、離婚、遷入及遷出資料係按登記日期統計。</text:p>
          </table:table-cell>
          <table:table-cell table:number-columns-repeated="16383" table:style-name="ce128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Print_Area" table:cell-range-address="年月別.$A$2:年月別.$W$48" table:base-cell-address="年月別.$A$1"/>
        </table:named-expressions>
      </table:table>
      <table:table table:name="縣市別" table:style-name="ta2">
        <table:table-column table:style-name="co16" table:default-cell-style-name="ce2"/>
        <table:table-column table:style-name="co18" table:default-cell-style-name="ce2"/>
        <table:table-column table:style-name="co4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3" table:default-cell-style-name="ce2"/>
        <table:table-column table:style-name="co11" table:default-cell-style-name="ce2"/>
        <table:table-column table:style-name="co21" table:number-columns-repeated="3" table:default-cell-style-name="ce2"/>
        <table:table-column table:style-name="co8" table:default-cell-style-name="ce2"/>
        <table:table-column table:style-name="co22" table:default-cell-style-name="ce2"/>
        <table:table-column table:style-name="co23" table:default-cell-style-name="ce2"/>
        <table:table-column table:style-name="co21" table:default-cell-style-name="ce2"/>
        <table:table-column table:style-name="co8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5" table:default-cell-style-name="ce2"/>
        <table:table-column table:style-name="co16" table:number-columns-repeated="16362" table:default-cell-style-name="ce2"/>
        <table:table-row table:style-name="ro16">
          <table:table-cell table:number-columns-repeated="17" table:style-name="ce2"/>
          <table:table-cell table:style-name="ce68"/>
          <table:table-cell table:number-columns-repeated="16366" table:style-name="ce2"/>
        </table:table-row>
        <table:table-row table:style-name="ro17">
          <table:table-cell office:value-type="string" table:style-name="ce69">
            <text:p>民 國 102 年 8 月 戶 口 統 計 速 報 表 (續)</text:p>
          </table:table-cell>
          <table:table-cell table:number-columns-repeated="14" table:style-name="ce69"/>
          <table:table-cell table:style-name="ce70"/>
          <table:table-cell table:style-name="ce69"/>
          <table:table-cell table:style-name="ce71"/>
          <table:table-cell table:style-name="ce69"/>
          <table:table-cell table:number-columns-repeated="2" table:style-name="ce72"/>
          <table:table-cell table:style-name="ce71"/>
          <table:table-cell table:number-columns-repeated="16362" table:style-name="ce2"/>
        </table:table-row>
        <table:table-row table:style-name="ro18">
          <table:table-cell table:style-name="ce73"/>
          <table:table-cell table:style-name="ce74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style-name="ce75"/>
          <table:table-cell table:number-columns-repeated="16361"/>
        </table:table-row>
        <table:table-row table:style-name="ro11">
          <table:table-cell office:value-type="string" table:number-columns-spanned="1" table:number-rows-spanned="2" table:style-name="ce213">
            <text:p>區 域 別</text:p>
          </table:table-cell>
          <table:table-cell office:value-type="string" table:number-columns-spanned="1" table:number-rows-spanned="2" table:style-name="ce186">
            <text:p>戶　數</text:p>
          </table:table-cell>
          <table:table-cell table:number-columns-repeated="3" table:style-name="ce76"/>
          <table:table-cell office:value-type="string" table:number-columns-spanned="1" table:number-rows-spanned="3" table:style-name="ce247">
            <text:p>計</text:p>
          </table:table-cell>
          <table:table-cell office:value-type="string" table:number-columns-spanned="1" table:number-rows-spanned="3" table:style-name="ce247">
            <text:p>男</text:p>
          </table:table-cell>
          <table:table-cell office:value-type="string" table:number-columns-spanned="1" table:number-rows-spanned="3" table:style-name="ce247">
            <text:p>女</text:p>
          </table:table-cell>
          <table:table-cell office:value-type="string" table:style-name="ce77">
            <text:p>折合年</text:p>
          </table:table-cell>
          <table:table-cell office:value-type="string" table:number-columns-spanned="1" table:number-rows-spanned="3" table:style-name="ce247">
            <text:p>計</text:p>
          </table:table-cell>
          <table:table-cell office:value-type="string" table:number-columns-spanned="1" table:number-rows-spanned="3" table:style-name="ce247">
            <text:p>男</text:p>
          </table:table-cell>
          <table:table-cell office:value-type="string" table:number-columns-spanned="1" table:number-rows-spanned="3" table:style-name="ce247">
            <text:p>女</text:p>
          </table:table-cell>
          <table:table-cell office:value-type="string" table:style-name="ce78">
            <text:p>折合年</text:p>
          </table:table-cell>
          <table:table-cell table:style-name="ce79"/>
          <table:table-cell office:value-type="string" table:style-name="ce79">
            <text:p>折合年自</text:p>
          </table:table-cell>
          <table:table-cell table:style-name="ce80"/>
          <table:table-cell office:value-type="string" table:style-name="ce78">
            <text:p>折合年</text:p>
          </table:table-cell>
          <table:table-cell table:style-name="ce79"/>
          <table:table-cell office:value-type="string" table:style-name="ce77">
            <text:p>折合年</text:p>
          </table:table-cell>
          <table:covered-table-cell/>
          <table:covered-table-cell/>
          <table:covered-table-cell/>
          <table:table-cell table:style-name="ce75"/>
          <table:table-cell table:number-columns-repeated="16361"/>
        </table:table-row>
        <table:table-row table:style-name="ro11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1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2"/>
          <table:table-cell table:number-columns-repeated="16361"/>
        </table:table-row>
        <table:table-row table:style-name="ro11">
          <table:table-cell table:style-name="ce83"/>
          <table:table-cell table:style-name="ce84"/>
          <table:table-cell table:style-name="ce8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6"/>
          <table:table-cell table:number-columns-repeated="16361"/>
        </table:table-row>
        <table:table-row table:style-name="ro19">
          <table:table-cell office:value-type="string" table:style-name="ce87">
            <text:p>總 <text:s text:c="7"/>計</text:p>
          </table:table-cell>
          <table:table-cell office:value-type="float" office:value="8253520" table:style-name="ce20">
            <text:p>8,253,520</text:p>
          </table:table-cell>
          <table:table-cell office:value-type="float" office:value="23354061" table:style-name="ce20">
            <text:p>23,354,061</text:p>
          </table:table-cell>
          <table:table-cell office:value-type="float" office:value="11680706" table:style-name="ce20">
            <text:p>11,680,706</text:p>
          </table:table-cell>
          <table:table-cell office:value-type="float" office:value="11673355" table:style-name="ce20">
            <text:p>11,673,355</text:p>
          </table:table-cell>
          <table:table-cell office:value-type="float" office:value="15318" table:style-name="ce20">
            <text:p>15,318</text:p>
          </table:table-cell>
          <table:table-cell office:value-type="float" office:value="7879" table:style-name="ce20">
            <text:p>7,879</text:p>
          </table:table-cell>
          <table:table-cell office:value-type="float" office:value="7439" table:style-name="ce20">
            <text:p>7,439</text:p>
          </table:table-cell>
          <table:table-cell office:value-type="float" office:value="7.72" table:style-name="ce88">
            <text:p><text:s text:c="3"/>7.72</text:p>
          </table:table-cell>
          <table:table-cell office:value-type="float" office:value="12063" table:style-name="ce20">
            <text:p>12,063</text:p>
          </table:table-cell>
          <table:table-cell office:value-type="float" office:value="7324" table:style-name="ce20">
            <text:p>7,324</text:p>
          </table:table-cell>
          <table:table-cell office:value-type="float" office:value="4739" table:style-name="ce20">
            <text:p>4,739</text:p>
          </table:table-cell>
          <table:table-cell office:value-type="float" office:value="6.08" table:style-name="ce88">
            <text:p><text:s text:c="3"/>6.08</text:p>
          </table:table-cell>
          <table:table-cell office:value-type="float" office:value="3255" table:style-name="ce20">
            <text:p>3,255</text:p>
          </table:table-cell>
          <table:table-cell office:value-type="float" office:value="1.64" table:style-name="ce89">
            <text:p><text:s text:c="4"/>1.64</text:p>
          </table:table-cell>
          <table:table-cell office:value-type="float" office:value="5815" table:style-name="ce20">
            <text:p>5,815</text:p>
          </table:table-cell>
          <table:table-cell office:value-type="float" office:value="2.93" table:style-name="ce88">
            <text:p><text:s text:c="3"/>2.93</text:p>
          </table:table-cell>
          <table:table-cell office:value-type="float" office:value="4641" table:style-name="ce20">
            <text:p>4,641</text:p>
          </table:table-cell>
          <table:table-cell office:value-type="float" office:value="2.34" table:style-name="ce88">
            <text:p><text:s text:c="3"/>2.34</text:p>
          </table:table-cell>
          <table:table-cell office:value-type="float" office:value="101200" table:style-name="ce20">
            <text:p>101,200</text:p>
          </table:table-cell>
          <table:table-cell office:value-type="float" office:value="100118" table:style-name="ce20">
            <text:p>100,118</text:p>
          </table:table-cell>
          <table:table-cell office:value-type="float" office:value="531435" table:style-name="ce90">
            <text:p>531,435</text:p>
          </table:table-cell>
          <table:table-cell table:number-columns-repeated="16362" table:style-name="ce2"/>
        </table:table-row>
        <table:table-row table:style-name="ro20">
          <table:table-cell office:value-type="string" table:style-name="ce91">
            <text:p>新 <text:s/>北 <text:s/>市</text:p>
          </table:table-cell>
          <table:table-cell office:value-type="float" office:value="1470704" table:style-name="ce92">
            <text:p>1,470,704</text:p>
          </table:table-cell>
          <table:table-cell office:value-type="float" office:value="3949765" table:style-name="ce92">
            <text:p>3,949,765</text:p>
          </table:table-cell>
          <table:table-cell office:value-type="float" office:value="1948850" table:style-name="ce92">
            <text:p>1,948,850</text:p>
          </table:table-cell>
          <table:table-cell office:value-type="float" office:value="2000915" table:style-name="ce92">
            <text:p>2,000,915</text:p>
          </table:table-cell>
          <table:table-cell office:value-type="float" office:value="2869" table:style-name="ce92">
            <text:p>2,869</text:p>
          </table:table-cell>
          <table:table-cell office:value-type="float" office:value="1499" table:style-name="ce92">
            <text:p>1,499</text:p>
          </table:table-cell>
          <table:table-cell office:value-type="float" office:value="1370" table:style-name="ce92">
            <text:p>1,370</text:p>
          </table:table-cell>
          <table:table-cell office:value-type="float" office:value="8.5500000000000007" table:style-name="ce93">
            <text:p><text:s text:c="3"/>8.55</text:p>
          </table:table-cell>
          <table:table-cell office:value-type="float" office:value="1617" table:style-name="ce92">
            <text:p>1,617</text:p>
          </table:table-cell>
          <table:table-cell office:value-type="float" office:value="981" table:style-name="ce92">
            <text:p>981</text:p>
          </table:table-cell>
          <table:table-cell office:value-type="float" office:value="636" table:style-name="ce92">
            <text:p>636</text:p>
          </table:table-cell>
          <table:table-cell office:value-type="float" office:value="4.82" table:style-name="ce93">
            <text:p><text:s text:c="3"/>4.82</text:p>
          </table:table-cell>
          <table:table-cell office:value-type="float" office:value="1252" table:style-name="ce92">
            <text:p>1,252</text:p>
          </table:table-cell>
          <table:table-cell office:value-type="float" office:value="3.73" table:style-name="ce93">
            <text:p><text:s text:c="3"/>3.73</text:p>
          </table:table-cell>
          <table:table-cell office:value-type="float" office:value="1121" table:style-name="ce92">
            <text:p>1,121</text:p>
          </table:table-cell>
          <table:table-cell office:value-type="float" office:value="3.34" table:style-name="ce93">
            <text:p><text:s text:c="3"/>3.34</text:p>
          </table:table-cell>
          <table:table-cell office:value-type="float" office:value="877" table:style-name="ce92">
            <text:p>877</text:p>
          </table:table-cell>
          <table:table-cell office:value-type="float" office:value="2.62" table:style-name="ce93">
            <text:p><text:s text:c="3"/>2.62</text:p>
          </table:table-cell>
          <table:table-cell office:value-type="float" office:value="18205" table:style-name="ce92">
            <text:p>18,205</text:p>
          </table:table-cell>
          <table:table-cell office:value-type="float" office:value="17300" table:style-name="ce92">
            <text:p>17,300</text:p>
          </table:table-cell>
          <table:table-cell office:value-type="float" office:value="52638" table:style-name="ce94">
            <text:p>52,638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1">
            <text:p>臺 <text:s/>北 <text:s/>市</text:p>
          </table:table-cell>
          <table:table-cell office:value-type="float" office:value="1023610" table:style-name="ce92">
            <text:p>1,023,610</text:p>
          </table:table-cell>
          <table:table-cell office:value-type="float" office:value="2682017" table:style-name="ce92">
            <text:p>2,682,017</text:p>
          </table:table-cell>
          <table:table-cell office:value-type="float" office:value="1288485" table:style-name="ce92">
            <text:p>1,288,485</text:p>
          </table:table-cell>
          <table:table-cell office:value-type="float" office:value="1393532" table:style-name="ce92">
            <text:p>1,393,532</text:p>
          </table:table-cell>
          <table:table-cell office:value-type="float" office:value="2026" table:style-name="ce92">
            <text:p>2,026</text:p>
          </table:table-cell>
          <table:table-cell office:value-type="float" office:value="1028" table:style-name="ce92">
            <text:p>1,028</text:p>
          </table:table-cell>
          <table:table-cell office:value-type="float" office:value="998" table:style-name="ce92">
            <text:p>998</text:p>
          </table:table-cell>
          <table:table-cell office:value-type="float" office:value="8.89" table:style-name="ce93">
            <text:p><text:s text:c="3"/>8.89</text:p>
          </table:table-cell>
          <table:table-cell office:value-type="float" office:value="1225" table:style-name="ce92">
            <text:p>1,225</text:p>
          </table:table-cell>
          <table:table-cell office:value-type="float" office:value="735" table:style-name="ce92">
            <text:p>735</text:p>
          </table:table-cell>
          <table:table-cell office:value-type="float" office:value="490" table:style-name="ce92">
            <text:p>490</text:p>
          </table:table-cell>
          <table:table-cell office:value-type="float" office:value="5.38" table:style-name="ce93">
            <text:p><text:s text:c="3"/>5.38</text:p>
          </table:table-cell>
          <table:table-cell office:value-type="float" office:value="801" table:style-name="ce92">
            <text:p>801</text:p>
          </table:table-cell>
          <table:table-cell office:value-type="float" office:value="3.52" table:style-name="ce93">
            <text:p><text:s text:c="3"/>3.52</text:p>
          </table:table-cell>
          <table:table-cell office:value-type="float" office:value="790" table:style-name="ce92">
            <text:p>790</text:p>
          </table:table-cell>
          <table:table-cell office:value-type="float" office:value="3.47" table:style-name="ce93">
            <text:p><text:s text:c="3"/>3.47</text:p>
          </table:table-cell>
          <table:table-cell office:value-type="float" office:value="442" table:style-name="ce92">
            <text:p>442</text:p>
          </table:table-cell>
          <table:table-cell office:value-type="float" office:value="1.94" table:style-name="ce93">
            <text:p><text:s text:c="3"/>1.94</text:p>
          </table:table-cell>
          <table:table-cell office:value-type="float" office:value="13695" table:style-name="ce92">
            <text:p>13,695</text:p>
          </table:table-cell>
          <table:table-cell office:value-type="float" office:value="14851" table:style-name="ce92">
            <text:p>14,851</text:p>
          </table:table-cell>
          <table:table-cell office:value-type="float" office:value="15058" table:style-name="ce94">
            <text:p>15,058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1">
            <text:p>臺 <text:s/>中 <text:s/>市</text:p>
          </table:table-cell>
          <table:table-cell office:value-type="float" office:value="892930" table:style-name="ce92">
            <text:p>892,930</text:p>
          </table:table-cell>
          <table:table-cell office:value-type="float" office:value="2696712" table:style-name="ce92">
            <text:p>2,696,712</text:p>
          </table:table-cell>
          <table:table-cell office:value-type="float" office:value="1337853" table:style-name="ce92">
            <text:p>1,337,853</text:p>
          </table:table-cell>
          <table:table-cell office:value-type="float" office:value="1358859" table:style-name="ce92">
            <text:p>1,358,859</text:p>
          </table:table-cell>
          <table:table-cell office:value-type="float" office:value="1847" table:style-name="ce92">
            <text:p>1,847</text:p>
          </table:table-cell>
          <table:table-cell office:value-type="float" office:value="964" table:style-name="ce92">
            <text:p>964</text:p>
          </table:table-cell>
          <table:table-cell office:value-type="float" office:value="883" table:style-name="ce92">
            <text:p>883</text:p>
          </table:table-cell>
          <table:table-cell office:value-type="float" office:value="8.07" table:style-name="ce93">
            <text:p><text:s text:c="3"/>8.07</text:p>
          </table:table-cell>
          <table:table-cell office:value-type="float" office:value="1273" table:style-name="ce92">
            <text:p>1,273</text:p>
          </table:table-cell>
          <table:table-cell office:value-type="float" office:value="773" table:style-name="ce92">
            <text:p>773</text:p>
          </table:table-cell>
          <table:table-cell office:value-type="float" office:value="500" table:style-name="ce92">
            <text:p>500</text:p>
          </table:table-cell>
          <table:table-cell office:value-type="float" office:value="5.56" table:style-name="ce93">
            <text:p><text:s text:c="3"/>5.56</text:p>
          </table:table-cell>
          <table:table-cell office:value-type="float" office:value="574" table:style-name="ce92">
            <text:p>574</text:p>
          </table:table-cell>
          <table:table-cell office:value-type="float" office:value="2.5099999999999998" table:style-name="ce93">
            <text:p><text:s text:c="3"/>2.51</text:p>
          </table:table-cell>
          <table:table-cell office:value-type="float" office:value="719" table:style-name="ce92">
            <text:p>719</text:p>
          </table:table-cell>
          <table:table-cell office:value-type="float" office:value="3.14" table:style-name="ce93">
            <text:p><text:s text:c="3"/>3.14</text:p>
          </table:table-cell>
          <table:table-cell office:value-type="float" office:value="563" table:style-name="ce92">
            <text:p>563</text:p>
          </table:table-cell>
          <table:table-cell office:value-type="float" office:value="2.46" table:style-name="ce93">
            <text:p><text:s text:c="3"/>2.46</text:p>
          </table:table-cell>
          <table:table-cell office:value-type="float" office:value="12945" table:style-name="ce92">
            <text:p>12,945</text:p>
          </table:table-cell>
          <table:table-cell office:value-type="float" office:value="12160" table:style-name="ce92">
            <text:p>12,160</text:p>
          </table:table-cell>
          <table:table-cell office:value-type="float" office:value="30260" table:style-name="ce94">
            <text:p>30,260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1">
            <text:p>臺 <text:s/>南 <text:s/>市</text:p>
          </table:table-cell>
          <table:table-cell office:value-type="float" office:value="661170" table:style-name="ce92">
            <text:p>661,170</text:p>
          </table:table-cell>
          <table:table-cell office:value-type="float" office:value="1882774" table:style-name="ce92">
            <text:p>1,882,774</text:p>
          </table:table-cell>
          <table:table-cell office:value-type="float" office:value="944839" table:style-name="ce92">
            <text:p>944,839</text:p>
          </table:table-cell>
          <table:table-cell office:value-type="float" office:value="937935" table:style-name="ce92">
            <text:p>937,935</text:p>
          </table:table-cell>
          <table:table-cell office:value-type="float" office:value="1142" table:style-name="ce92">
            <text:p>1,142</text:p>
          </table:table-cell>
          <table:table-cell office:value-type="float" office:value="568" table:style-name="ce92">
            <text:p>568</text:p>
          </table:table-cell>
          <table:table-cell office:value-type="float" office:value="574" table:style-name="ce92">
            <text:p>574</text:p>
          </table:table-cell>
          <table:table-cell office:value-type="float" office:value="7.14" table:style-name="ce93">
            <text:p><text:s text:c="3"/>7.14</text:p>
          </table:table-cell>
          <table:table-cell office:value-type="float" office:value="978" table:style-name="ce92">
            <text:p>978</text:p>
          </table:table-cell>
          <table:table-cell office:value-type="float" office:value="575" table:style-name="ce92">
            <text:p>575</text:p>
          </table:table-cell>
          <table:table-cell office:value-type="float" office:value="403" table:style-name="ce92">
            <text:p>403</text:p>
          </table:table-cell>
          <table:table-cell office:value-type="float" office:value="6.12" table:style-name="ce93">
            <text:p><text:s text:c="3"/>6.12</text:p>
          </table:table-cell>
          <table:table-cell office:value-type="float" office:value="164" table:style-name="ce95">
            <text:p><text:s text:c="3"/>164</text:p>
          </table:table-cell>
          <table:table-cell office:value-type="float" office:value="1.03" table:style-name="ce96">
            <text:p><text:s text:c="4"/>1.03</text:p>
          </table:table-cell>
          <table:table-cell office:value-type="float" office:value="394" table:style-name="ce92">
            <text:p>394</text:p>
          </table:table-cell>
          <table:table-cell office:value-type="float" office:value="2.46" table:style-name="ce93">
            <text:p><text:s text:c="3"/>2.46</text:p>
          </table:table-cell>
          <table:table-cell office:value-type="float" office:value="369" table:style-name="ce92">
            <text:p>369</text:p>
          </table:table-cell>
          <table:table-cell office:value-type="float" office:value="2.31" table:style-name="ce93">
            <text:p><text:s text:c="3"/>2.31</text:p>
          </table:table-cell>
          <table:table-cell office:value-type="float" office:value="6963" table:style-name="ce92">
            <text:p>6,963</text:p>
          </table:table-cell>
          <table:table-cell office:value-type="float" office:value="6973" table:style-name="ce92">
            <text:p>6,973</text:p>
          </table:table-cell>
          <table:table-cell office:value-type="float" office:value="6664" table:style-name="ce94">
            <text:p>6,664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1">
            <text:p>高 <text:s/>雄 <text:s/>市</text:p>
          </table:table-cell>
          <table:table-cell office:value-type="float" office:value="1053515" table:style-name="ce92">
            <text:p>1,053,515</text:p>
          </table:table-cell>
          <table:table-cell office:value-type="float" office:value="2779448" table:style-name="ce92">
            <text:p>2,779,448</text:p>
          </table:table-cell>
          <table:table-cell office:value-type="float" office:value="1386529" table:style-name="ce92">
            <text:p>1,386,529</text:p>
          </table:table-cell>
          <table:table-cell office:value-type="float" office:value="1392919" table:style-name="ce92">
            <text:p>1,392,919</text:p>
          </table:table-cell>
          <table:table-cell office:value-type="float" office:value="1608" table:style-name="ce92">
            <text:p>1,608</text:p>
          </table:table-cell>
          <table:table-cell office:value-type="float" office:value="809" table:style-name="ce92">
            <text:p>809</text:p>
          </table:table-cell>
          <table:table-cell office:value-type="float" office:value="799" table:style-name="ce92">
            <text:p>799</text:p>
          </table:table-cell>
          <table:table-cell office:value-type="float" office:value="6.81" table:style-name="ce93">
            <text:p><text:s text:c="3"/>6.81</text:p>
          </table:table-cell>
          <table:table-cell office:value-type="float" office:value="1517" table:style-name="ce92">
            <text:p>1,517</text:p>
          </table:table-cell>
          <table:table-cell office:value-type="float" office:value="904" table:style-name="ce92">
            <text:p>904</text:p>
          </table:table-cell>
          <table:table-cell office:value-type="float" office:value="613" table:style-name="ce92">
            <text:p>613</text:p>
          </table:table-cell>
          <table:table-cell office:value-type="float" office:value="6.43" table:style-name="ce93">
            <text:p><text:s text:c="3"/>6.43</text:p>
          </table:table-cell>
          <table:table-cell office:value-type="float" office:value="91" table:style-name="ce92">
            <text:p>91</text:p>
          </table:table-cell>
          <table:table-cell office:value-type="float" office:value="0.39" table:style-name="ce97">
            <text:p><text:s text:c="4"/>0.39</text:p>
          </table:table-cell>
          <table:table-cell office:value-type="float" office:value="635" table:style-name="ce92">
            <text:p>635</text:p>
          </table:table-cell>
          <table:table-cell office:value-type="float" office:value="2.69" table:style-name="ce93">
            <text:p><text:s text:c="3"/>2.69</text:p>
          </table:table-cell>
          <table:table-cell office:value-type="float" office:value="543" table:style-name="ce92">
            <text:p>543</text:p>
          </table:table-cell>
          <table:table-cell office:value-type="float" office:value="2.2999999999999998" table:style-name="ce93">
            <text:p><text:s text:c="3"/>2.30</text:p>
          </table:table-cell>
          <table:table-cell office:value-type="float" office:value="12621" table:style-name="ce92">
            <text:p>12,621</text:p>
          </table:table-cell>
          <table:table-cell office:value-type="float" office:value="12680" table:style-name="ce92">
            <text:p>12,680</text:p>
          </table:table-cell>
          <table:table-cell office:value-type="float" office:value="31595" table:style-name="ce94">
            <text:p>31,595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8">
            <text:p><text:s/>臺 <text:s/>灣 <text:s/>省<text:s/></text:p>
          </table:table-cell>
          <table:table-cell office:value-type="float" office:value="3112930" table:style-name="ce92">
            <text:p>3,112,930</text:p>
          </table:table-cell>
          <table:table-cell office:value-type="float" office:value="9233545" table:style-name="ce92">
            <text:p>9,233,545</text:p>
          </table:table-cell>
          <table:table-cell office:value-type="float" office:value="4708017" table:style-name="ce92">
            <text:p>4,708,017</text:p>
          </table:table-cell>
          <table:table-cell office:value-type="float" office:value="4525528" table:style-name="ce92">
            <text:p>4,525,528</text:p>
          </table:table-cell>
          <table:table-cell office:value-type="float" office:value="5715" table:style-name="ce92">
            <text:p>5,715</text:p>
          </table:table-cell>
          <table:table-cell office:value-type="float" office:value="2951" table:style-name="ce92">
            <text:p>2,951</text:p>
          </table:table-cell>
          <table:table-cell office:value-type="float" office:value="2764" table:style-name="ce92">
            <text:p>2,764</text:p>
          </table:table-cell>
          <table:table-cell office:value-type="float" office:value="7.29" table:style-name="ce93">
            <text:p><text:s text:c="3"/>7.29</text:p>
          </table:table-cell>
          <table:table-cell office:value-type="float" office:value="5415" table:style-name="ce92">
            <text:p>5,415</text:p>
          </table:table-cell>
          <table:table-cell office:value-type="float" office:value="3333" table:style-name="ce92">
            <text:p>3,333</text:p>
          </table:table-cell>
          <table:table-cell office:value-type="float" office:value="2082" table:style-name="ce92">
            <text:p>2,082</text:p>
          </table:table-cell>
          <table:table-cell office:value-type="float" office:value="6.91" table:style-name="ce93">
            <text:p><text:s text:c="3"/>6.91</text:p>
          </table:table-cell>
          <table:table-cell office:value-type="float" office:value="300" table:style-name="ce99">
            <text:p><text:s text:c="3"/>300</text:p>
          </table:table-cell>
          <table:table-cell office:value-type="float" office:value="0.38" table:style-name="ce96">
            <text:p><text:s text:c="4"/>0.38</text:p>
          </table:table-cell>
          <table:table-cell office:value-type="float" office:value="2132" table:style-name="ce92">
            <text:p>2,132</text:p>
          </table:table-cell>
          <table:table-cell office:value-type="float" office:value="2.72" table:style-name="ce93">
            <text:p><text:s text:c="3"/>2.72</text:p>
          </table:table-cell>
          <table:table-cell office:value-type="float" office:value="1827" table:style-name="ce92">
            <text:p>1,827</text:p>
          </table:table-cell>
          <table:table-cell office:value-type="float" office:value="2.33" table:style-name="ce93">
            <text:p><text:s text:c="3"/>2.33</text:p>
          </table:table-cell>
          <table:table-cell office:value-type="float" office:value="35645" table:style-name="ce92">
            <text:p>35,645</text:p>
          </table:table-cell>
          <table:table-cell office:value-type="float" office:value="35657" table:style-name="ce92">
            <text:p>35,657</text:p>
          </table:table-cell>
          <table:table-cell office:value-type="float" office:value="394308" table:style-name="ce94">
            <text:p>394,308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00">
            <text:p>宜 蘭 縣</text:p>
          </table:table-cell>
          <table:table-cell office:value-type="float" office:value="160372" table:style-name="ce101">
            <text:p><text:s text:c="3"/>160,372</text:p>
          </table:table-cell>
          <table:table-cell office:value-type="float" office:value="458648" table:style-name="ce101">
            <text:p><text:s text:c="3"/>458,648</text:p>
          </table:table-cell>
          <table:table-cell office:value-type="float" office:value="233142" table:style-name="ce101">
            <text:p><text:s text:c="3"/>233,142</text:p>
          </table:table-cell>
          <table:table-cell office:value-type="float" office:value="225506" table:style-name="ce101">
            <text:p><text:s text:c="3"/>225,506</text:p>
          </table:table-cell>
          <table:table-cell office:value-type="float" office:value="237" table:style-name="ce102">
            <text:p>237</text:p>
          </table:table-cell>
          <table:table-cell office:value-type="float" office:value="120" table:style-name="ce102">
            <text:p>120</text:p>
          </table:table-cell>
          <table:table-cell office:value-type="float" office:value="117" table:style-name="ce102">
            <text:p>117</text:p>
          </table:table-cell>
          <table:table-cell office:value-type="float" office:value="6.08" table:style-name="ce103">
            <text:p><text:s text:c="3"/>6.08</text:p>
          </table:table-cell>
          <table:table-cell office:value-type="float" office:value="273" table:style-name="ce101">
            <text:p><text:s text:c="3"/>273</text:p>
          </table:table-cell>
          <table:table-cell office:value-type="float" office:value="165" table:style-name="ce102">
            <text:p>165</text:p>
          </table:table-cell>
          <table:table-cell office:value-type="float" office:value="108" table:style-name="ce102">
            <text:p>108</text:p>
          </table:table-cell>
          <table:table-cell office:value-type="float" office:value="7.01" table:style-name="ce103">
            <text:p><text:s text:c="3"/>7.01</text:p>
          </table:table-cell>
          <table:table-cell office:value-type="float" office:value="-36" table:style-name="ce104">
            <text:p>－ <text:s text:c="2"/>36</text:p>
          </table:table-cell>
          <table:table-cell office:value-type="float" office:value="-0.92" table:style-name="ce105">
            <text:p>－ <text:s/>0.92</text:p>
          </table:table-cell>
          <table:table-cell office:value-type="float" office:value="107" table:style-name="ce101">
            <text:p><text:s text:c="3"/>107</text:p>
          </table:table-cell>
          <table:table-cell office:value-type="float" office:value="2.75" table:style-name="ce103">
            <text:p><text:s text:c="3"/>2.75</text:p>
          </table:table-cell>
          <table:table-cell office:value-type="float" office:value="83" table:style-name="ce101">
            <text:p><text:s text:c="3"/>83</text:p>
          </table:table-cell>
          <table:table-cell office:value-type="float" office:value="2.13" table:style-name="ce103">
            <text:p><text:s text:c="3"/>2.13</text:p>
          </table:table-cell>
          <table:table-cell office:value-type="float" office:value="2150" table:style-name="ce102">
            <text:p>2,150</text:p>
          </table:table-cell>
          <table:table-cell office:value-type="float" office:value="2102" table:style-name="ce102">
            <text:p>2,102</text:p>
          </table:table-cell>
          <table:table-cell office:value-type="float" office:value="16027" table:style-name="ce106">
            <text:p><text:s text:c="3"/>16,027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桃 園 縣</text:p>
          </table:table-cell>
          <table:table-cell office:value-type="float" office:value="711438" table:style-name="ce101">
            <text:p><text:s text:c="3"/>711,438</text:p>
          </table:table-cell>
          <table:table-cell office:value-type="float" office:value="2039557" table:style-name="ce101">
            <text:p><text:s text:c="3"/>2,039,557</text:p>
          </table:table-cell>
          <table:table-cell office:value-type="float" office:value="1024797" table:style-name="ce101">
            <text:p><text:s text:c="3"/>1,024,797</text:p>
          </table:table-cell>
          <table:table-cell office:value-type="float" office:value="1014760" table:style-name="ce101">
            <text:p><text:s text:c="3"/>1,014,760</text:p>
          </table:table-cell>
          <table:table-cell office:value-type="float" office:value="1282" table:style-name="ce101">
            <text:p><text:s text:c="3"/>1,282</text:p>
          </table:table-cell>
          <table:table-cell office:value-type="float" office:value="670" table:style-name="ce102">
            <text:p>670</text:p>
          </table:table-cell>
          <table:table-cell office:value-type="float" office:value="612" table:style-name="ce102">
            <text:p>612</text:p>
          </table:table-cell>
          <table:table-cell office:value-type="float" office:value="7.4" table:style-name="ce103">
            <text:p><text:s text:c="3"/>7.40</text:p>
          </table:table-cell>
          <table:table-cell office:value-type="float" office:value="849" table:style-name="ce101">
            <text:p><text:s text:c="3"/>849</text:p>
          </table:table-cell>
          <table:table-cell office:value-type="float" office:value="555" table:style-name="ce102">
            <text:p>555</text:p>
          </table:table-cell>
          <table:table-cell office:value-type="float" office:value="294" table:style-name="ce102">
            <text:p>294</text:p>
          </table:table-cell>
          <table:table-cell office:value-type="float" office:value="4.9000000000000004" table:style-name="ce103">
            <text:p><text:s text:c="3"/>4.90</text:p>
          </table:table-cell>
          <table:table-cell office:value-type="float" office:value="433" table:style-name="ce107">
            <text:p><text:s text:c="3"/>433</text:p>
          </table:table-cell>
          <table:table-cell office:value-type="float" office:value="2.5" table:style-name="ce108">
            <text:p><text:s text:c="4"/>2.50</text:p>
          </table:table-cell>
          <table:table-cell office:value-type="float" office:value="572" table:style-name="ce101">
            <text:p><text:s text:c="3"/>572</text:p>
          </table:table-cell>
          <table:table-cell office:value-type="float" office:value="3.3" table:style-name="ce103">
            <text:p><text:s text:c="3"/>3.30</text:p>
          </table:table-cell>
          <table:table-cell office:value-type="float" office:value="486" table:style-name="ce101">
            <text:p><text:s text:c="3"/>486</text:p>
          </table:table-cell>
          <table:table-cell office:value-type="float" office:value="2.81" table:style-name="ce103">
            <text:p><text:s text:c="3"/>2.81</text:p>
          </table:table-cell>
          <table:table-cell office:value-type="float" office:value="10217" table:style-name="ce102">
            <text:p>10,217</text:p>
          </table:table-cell>
          <table:table-cell office:value-type="float" office:value="9240" table:style-name="ce102">
            <text:p>9,240</text:p>
          </table:table-cell>
          <table:table-cell office:value-type="float" office:value="63820" table:style-name="ce106">
            <text:p><text:s text:c="3"/>63,82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新 竹 縣</text:p>
          </table:table-cell>
          <table:table-cell office:value-type="float" office:value="173458" table:style-name="ce101">
            <text:p><text:s text:c="3"/>173,458</text:p>
          </table:table-cell>
          <table:table-cell office:value-type="float" office:value="528376" table:style-name="ce101">
            <text:p><text:s text:c="3"/>528,376</text:p>
          </table:table-cell>
          <table:table-cell office:value-type="float" office:value="270873" table:style-name="ce101">
            <text:p><text:s text:c="3"/>270,873</text:p>
          </table:table-cell>
          <table:table-cell office:value-type="float" office:value="257503" table:style-name="ce101">
            <text:p><text:s text:c="3"/>257,503</text:p>
          </table:table-cell>
          <table:table-cell office:value-type="float" office:value="449" table:style-name="ce101">
            <text:p><text:s text:c="3"/>449</text:p>
          </table:table-cell>
          <table:table-cell office:value-type="float" office:value="209" table:style-name="ce102">
            <text:p>209</text:p>
          </table:table-cell>
          <table:table-cell office:value-type="float" office:value="240" table:style-name="ce102">
            <text:p>240</text:p>
          </table:table-cell>
          <table:table-cell office:value-type="float" office:value="10.01" table:style-name="ce103">
            <text:p><text:s text:c="3"/>10.01</text:p>
          </table:table-cell>
          <table:table-cell office:value-type="float" office:value="309" table:style-name="ce101">
            <text:p><text:s text:c="3"/>309</text:p>
          </table:table-cell>
          <table:table-cell office:value-type="float" office:value="195" table:style-name="ce102">
            <text:p>195</text:p>
          </table:table-cell>
          <table:table-cell office:value-type="float" office:value="114" table:style-name="ce102">
            <text:p>114</text:p>
          </table:table-cell>
          <table:table-cell office:value-type="float" office:value="6.89" table:style-name="ce103">
            <text:p><text:s text:c="3"/>6.89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3.12" table:style-name="ce108">
            <text:p><text:s text:c="4"/>3.12</text:p>
          </table:table-cell>
          <table:table-cell office:value-type="float" office:value="128" table:style-name="ce101">
            <text:p><text:s text:c="3"/>128</text:p>
          </table:table-cell>
          <table:table-cell office:value-type="float" office:value="2.85" table:style-name="ce103">
            <text:p><text:s text:c="3"/>2.85</text:p>
          </table:table-cell>
          <table:table-cell office:value-type="float" office:value="115" table:style-name="ce101">
            <text:p><text:s text:c="3"/>115</text:p>
          </table:table-cell>
          <table:table-cell office:value-type="float" office:value="2.56" table:style-name="ce103">
            <text:p><text:s text:c="3"/>2.56</text:p>
          </table:table-cell>
          <table:table-cell office:value-type="float" office:value="2552" table:style-name="ce102">
            <text:p>2,552</text:p>
          </table:table-cell>
          <table:table-cell office:value-type="float" office:value="1925" table:style-name="ce102">
            <text:p>1,925</text:p>
          </table:table-cell>
          <table:table-cell office:value-type="float" office:value="20523" table:style-name="ce106">
            <text:p><text:s text:c="3"/>20,523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苗 栗 縣</text:p>
          </table:table-cell>
          <table:table-cell office:value-type="float" office:value="180048" table:style-name="ce101">
            <text:p><text:s text:c="3"/>180,048</text:p>
          </table:table-cell>
          <table:table-cell office:value-type="float" office:value="565023" table:style-name="ce101">
            <text:p><text:s text:c="3"/>565,023</text:p>
          </table:table-cell>
          <table:table-cell office:value-type="float" office:value="291852" table:style-name="ce101">
            <text:p><text:s text:c="3"/>291,852</text:p>
          </table:table-cell>
          <table:table-cell office:value-type="float" office:value="273171" table:style-name="ce101">
            <text:p><text:s text:c="3"/>273,171</text:p>
          </table:table-cell>
          <table:table-cell office:value-type="float" office:value="438" table:style-name="ce101">
            <text:p><text:s text:c="3"/>438</text:p>
          </table:table-cell>
          <table:table-cell office:value-type="float" office:value="232" table:style-name="ce102">
            <text:p>232</text:p>
          </table:table-cell>
          <table:table-cell office:value-type="float" office:value="206" table:style-name="ce102">
            <text:p>206</text:p>
          </table:table-cell>
          <table:table-cell office:value-type="float" office:value="9.1300000000000008" table:style-name="ce103">
            <text:p><text:s text:c="3"/>9.13</text:p>
          </table:table-cell>
          <table:table-cell office:value-type="float" office:value="326" table:style-name="ce101">
            <text:p><text:s text:c="3"/>326</text:p>
          </table:table-cell>
          <table:table-cell office:value-type="float" office:value="202" table:style-name="ce102">
            <text:p>202</text:p>
          </table:table-cell>
          <table:table-cell office:value-type="float" office:value="124" table:style-name="ce102">
            <text:p>124</text:p>
          </table:table-cell>
          <table:table-cell office:value-type="float" office:value="6.79" table:style-name="ce103">
            <text:p><text:s text:c="3"/>6.79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2.33" table:style-name="ce108">
            <text:p><text:s text:c="4"/>2.33</text:p>
          </table:table-cell>
          <table:table-cell office:value-type="float" office:value="165" table:style-name="ce101">
            <text:p><text:s text:c="3"/>165</text:p>
          </table:table-cell>
          <table:table-cell office:value-type="float" office:value="3.44" table:style-name="ce103">
            <text:p><text:s text:c="3"/>3.44</text:p>
          </table:table-cell>
          <table:table-cell office:value-type="float" office:value="116" table:style-name="ce101">
            <text:p><text:s text:c="3"/>116</text:p>
          </table:table-cell>
          <table:table-cell office:value-type="float" office:value="2.42" table:style-name="ce103">
            <text:p><text:s text:c="3"/>2.42</text:p>
          </table:table-cell>
          <table:table-cell office:value-type="float" office:value="1755" table:style-name="ce102">
            <text:p>1,755</text:p>
          </table:table-cell>
          <table:table-cell office:value-type="float" office:value="1650" table:style-name="ce102">
            <text:p>1,650</text:p>
          </table:table-cell>
          <table:table-cell office:value-type="float" office:value="10926" table:style-name="ce106">
            <text:p><text:s text:c="3"/>10,926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0">
            <text:p>彰 化 縣</text:p>
          </table:table-cell>
          <table:table-cell office:value-type="float" office:value="374747" table:style-name="ce101">
            <text:p><text:s text:c="3"/>374,747</text:p>
          </table:table-cell>
          <table:table-cell office:value-type="float" office:value="1297167" table:style-name="ce101">
            <text:p><text:s text:c="3"/>1,297,167</text:p>
          </table:table-cell>
          <table:table-cell office:value-type="float" office:value="664288" table:style-name="ce101">
            <text:p><text:s text:c="3"/>664,288</text:p>
          </table:table-cell>
          <table:table-cell office:value-type="float" office:value="632879" table:style-name="ce101">
            <text:p><text:s text:c="3"/>632,879</text:p>
          </table:table-cell>
          <table:table-cell office:value-type="float" office:value="861" table:style-name="ce101">
            <text:p><text:s text:c="3"/>861</text:p>
          </table:table-cell>
          <table:table-cell office:value-type="float" office:value="441" table:style-name="ce102">
            <text:p>441</text:p>
          </table:table-cell>
          <table:table-cell office:value-type="float" office:value="420" table:style-name="ce102">
            <text:p>420</text:p>
          </table:table-cell>
          <table:table-cell office:value-type="float" office:value="7.81" table:style-name="ce103">
            <text:p><text:s text:c="3"/>7.81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412" table:style-name="ce102">
            <text:p>412</text:p>
          </table:table-cell>
          <table:table-cell office:value-type="float" office:value="294" table:style-name="ce102">
            <text:p>294</text:p>
          </table:table-cell>
          <table:table-cell office:value-type="float" office:value="6.41" table:style-name="ce103">
            <text:p><text:s text:c="3"/>6.41</text:p>
          </table:table-cell>
          <table:table-cell office:value-type="float" office:value="155" table:style-name="ce109">
            <text:p><text:s text:c="3"/>155</text:p>
          </table:table-cell>
          <table:table-cell office:value-type="float" office:value="1.41" table:style-name="ce108">
            <text:p><text:s text:c="4"/>1.41</text:p>
          </table:table-cell>
          <table:table-cell office:value-type="float" office:value="241" table:style-name="ce101">
            <text:p><text:s text:c="3"/>241</text:p>
          </table:table-cell>
          <table:table-cell office:value-type="float" office:value="2.19" table:style-name="ce103">
            <text:p><text:s text:c="3"/>2.19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1.8" table:style-name="ce103">
            <text:p><text:s text:c="3"/>1.80</text:p>
          </table:table-cell>
          <table:table-cell office:value-type="float" office:value="2941" table:style-name="ce102">
            <text:p>2,941</text:p>
          </table:table-cell>
          <table:table-cell office:value-type="float" office:value="3595" table:style-name="ce102">
            <text:p>3,595</text:p>
          </table:table-cell>
          <table:table-cell office:value-type="float" office:value="5176" table:style-name="ce106">
            <text:p><text:s text:c="3"/>5,176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南 投 縣</text:p>
          </table:table-cell>
          <table:table-cell office:value-type="float" office:value="175171" table:style-name="ce101">
            <text:p><text:s text:c="3"/>175,171</text:p>
          </table:table-cell>
          <table:table-cell office:value-type="float" office:value="518312" table:style-name="ce101">
            <text:p><text:s text:c="3"/>518,312</text:p>
          </table:table-cell>
          <table:table-cell office:value-type="float" office:value="266083" table:style-name="ce101">
            <text:p><text:s text:c="3"/>266,083</text:p>
          </table:table-cell>
          <table:table-cell office:value-type="float" office:value="252229" table:style-name="ce101">
            <text:p><text:s text:c="3"/>252,229</text:p>
          </table:table-cell>
          <table:table-cell office:value-type="float" office:value="271" table:style-name="ce101">
            <text:p><text:s text:c="3"/>271</text:p>
          </table:table-cell>
          <table:table-cell office:value-type="float" office:value="142" table:style-name="ce102">
            <text:p>142</text:p>
          </table:table-cell>
          <table:table-cell office:value-type="float" office:value="129" table:style-name="ce102">
            <text:p>129</text:p>
          </table:table-cell>
          <table:table-cell office:value-type="float" office:value="6.15" table:style-name="ce103">
            <text:p><text:s text:c="3"/>6.15</text:p>
          </table:table-cell>
          <table:table-cell office:value-type="float" office:value="346" table:style-name="ce101">
            <text:p><text:s text:c="3"/>346</text:p>
          </table:table-cell>
          <table:table-cell office:value-type="float" office:value="224" table:style-name="ce102">
            <text:p>224</text:p>
          </table:table-cell>
          <table:table-cell office:value-type="float" office:value="122" table:style-name="ce102">
            <text:p>122</text:p>
          </table:table-cell>
          <table:table-cell office:value-type="float" office:value="7.86" table:style-name="ce103">
            <text:p><text:s text:c="3"/>7.86</text:p>
          </table:table-cell>
          <table:table-cell office:value-type="float" office:value="-75" table:style-name="ce104">
            <text:p>－ <text:s text:c="2"/>75</text:p>
          </table:table-cell>
          <table:table-cell office:value-type="float" office:value="-1.7" table:style-name="ce105">
            <text:p>－ <text:s/>1.70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2.66" table:style-name="ce103">
            <text:p><text:s text:c="3"/>2.66</text:p>
          </table:table-cell>
          <table:table-cell office:value-type="float" office:value="83" table:style-name="ce101">
            <text:p><text:s text:c="3"/>83</text:p>
          </table:table-cell>
          <table:table-cell office:value-type="float" office:value="1.89" table:style-name="ce103">
            <text:p><text:s text:c="3"/>1.89</text:p>
          </table:table-cell>
          <table:table-cell office:value-type="float" office:value="1581" table:style-name="ce102">
            <text:p>1,581</text:p>
          </table:table-cell>
          <table:table-cell office:value-type="float" office:value="1725" table:style-name="ce102">
            <text:p>1,725</text:p>
          </table:table-cell>
          <table:table-cell office:value-type="float" office:value="28556" table:style-name="ce106">
            <text:p><text:s text:c="3"/>28,556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雲 林 縣</text:p>
          </table:table-cell>
          <table:table-cell office:value-type="float" office:value="236175" table:style-name="ce101">
            <text:p><text:s text:c="3"/>236,175</text:p>
          </table:table-cell>
          <table:table-cell office:value-type="float" office:value="708864" table:style-name="ce101">
            <text:p><text:s text:c="3"/>708,864</text:p>
          </table:table-cell>
          <table:table-cell office:value-type="float" office:value="369148" table:style-name="ce101">
            <text:p><text:s text:c="3"/>369,148</text:p>
          </table:table-cell>
          <table:table-cell office:value-type="float" office:value="339716" table:style-name="ce101">
            <text:p><text:s text:c="3"/>339,716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162" table:style-name="ce102">
            <text:p>162</text:p>
          </table:table-cell>
          <table:table-cell office:value-type="float" office:value="199" table:style-name="ce102">
            <text:p>199</text:p>
          </table:table-cell>
          <table:table-cell office:value-type="float" office:value="5.99" table:style-name="ce103">
            <text:p><text:s text:c="3"/>5.99</text:p>
          </table:table-cell>
          <table:table-cell office:value-type="float" office:value="544" table:style-name="ce101">
            <text:p><text:s text:c="3"/>544</text:p>
          </table:table-cell>
          <table:table-cell office:value-type="float" office:value="310" table:style-name="ce102">
            <text:p>310</text:p>
          </table:table-cell>
          <table:table-cell office:value-type="float" office:value="234" table:style-name="ce102">
            <text:p>234</text:p>
          </table:table-cell>
          <table:table-cell office:value-type="float" office:value="9.0299999999999994" table:style-name="ce103">
            <text:p><text:s text:c="3"/>9.03</text:p>
          </table:table-cell>
          <table:table-cell office:value-type="float" office:value="-183" table:style-name="ce110">
            <text:p>－ 183</text:p>
          </table:table-cell>
          <table:table-cell office:value-type="float" office:value="-3.04" table:style-name="ce105">
            <text:p>－ <text:s/>3.04</text:p>
          </table:table-cell>
          <table:table-cell office:value-type="float" office:value="129" table:style-name="ce101">
            <text:p><text:s text:c="3"/>129</text:p>
          </table:table-cell>
          <table:table-cell office:value-type="float" office:value="2.14" table:style-name="ce103">
            <text:p><text:s text:c="3"/>2.14</text:p>
          </table:table-cell>
          <table:table-cell office:value-type="float" office:value="111" table:style-name="ce101">
            <text:p><text:s text:c="3"/>111</text:p>
          </table:table-cell>
          <table:table-cell office:value-type="float" office:value="1.84" table:style-name="ce103">
            <text:p><text:s text:c="3"/>1.84</text:p>
          </table:table-cell>
          <table:table-cell office:value-type="float" office:value="1856" table:style-name="ce102">
            <text:p>1,856</text:p>
          </table:table-cell>
          <table:table-cell office:value-type="float" office:value="2011" table:style-name="ce102">
            <text:p>2,011</text:p>
          </table:table-cell>
          <table:table-cell office:value-type="float" office:value="2085" table:style-name="ce106">
            <text:p><text:s text:c="3"/>2,085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嘉 義 縣</text:p>
          </table:table-cell>
          <table:table-cell office:value-type="float" office:value="180360" table:style-name="ce101">
            <text:p><text:s text:c="3"/>180,360</text:p>
          </table:table-cell>
          <table:table-cell office:value-type="float" office:value="530365" table:style-name="ce101">
            <text:p><text:s text:c="3"/>530,365</text:p>
          </table:table-cell>
          <table:table-cell office:value-type="float" office:value="276379" table:style-name="ce101">
            <text:p><text:s text:c="3"/>276,379</text:p>
          </table:table-cell>
          <table:table-cell office:value-type="float" office:value="253986" table:style-name="ce101">
            <text:p><text:s text:c="3"/>253,986</text:p>
          </table:table-cell>
          <table:table-cell office:value-type="float" office:value="245" table:style-name="ce101">
            <text:p><text:s text:c="3"/>245</text:p>
          </table:table-cell>
          <table:table-cell office:value-type="float" office:value="122" table:style-name="ce102">
            <text:p>122</text:p>
          </table:table-cell>
          <table:table-cell office:value-type="float" office:value="123" table:style-name="ce102">
            <text:p>123</text:p>
          </table:table-cell>
          <table:table-cell office:value-type="float" office:value="5.44" table:style-name="ce103">
            <text:p><text:s text:c="3"/>5.44</text:p>
          </table:table-cell>
          <table:table-cell office:value-type="float" office:value="382" table:style-name="ce101">
            <text:p><text:s text:c="3"/>382</text:p>
          </table:table-cell>
          <table:table-cell office:value-type="float" office:value="230" table:style-name="ce102">
            <text:p>230</text:p>
          </table:table-cell>
          <table:table-cell office:value-type="float" office:value="152" table:style-name="ce102">
            <text:p>152</text:p>
          </table:table-cell>
          <table:table-cell office:value-type="float" office:value="8.48" table:style-name="ce103">
            <text:p><text:s text:c="3"/>8.48</text:p>
          </table:table-cell>
          <table:table-cell office:value-type="float" office:value="-137" table:style-name="ce110">
            <text:p>－ 137</text:p>
          </table:table-cell>
          <table:table-cell office:value-type="float" office:value="-3.04" table:style-name="ce105">
            <text:p>－ <text:s/>3.04</text:p>
          </table:table-cell>
          <table:table-cell office:value-type="float" office:value="97" table:style-name="ce101">
            <text:p><text:s text:c="3"/>97</text:p>
          </table:table-cell>
          <table:table-cell office:value-type="float" office:value="2.15" table:style-name="ce103">
            <text:p><text:s text:c="3"/>2.15</text:p>
          </table:table-cell>
          <table:table-cell office:value-type="float" office:value="80" table:style-name="ce101">
            <text:p><text:s text:c="3"/>80</text:p>
          </table:table-cell>
          <table:table-cell office:value-type="float" office:value="1.78" table:style-name="ce103">
            <text:p><text:s text:c="3"/>1.78</text:p>
          </table:table-cell>
          <table:table-cell office:value-type="float" office:value="1433" table:style-name="ce102">
            <text:p>1,433</text:p>
          </table:table-cell>
          <table:table-cell office:value-type="float" office:value="1649" table:style-name="ce102">
            <text:p>1,649</text:p>
          </table:table-cell>
          <table:table-cell office:value-type="float" office:value="5695" table:style-name="ce106">
            <text:p><text:s text:c="3"/>5,695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00">
            <text:p>屏 東 縣</text:p>
          </table:table-cell>
          <table:table-cell office:value-type="float" office:value="281919" table:style-name="ce101">
            <text:p><text:s text:c="3"/>281,919</text:p>
          </table:table-cell>
          <table:table-cell office:value-type="float" office:value="854226" table:style-name="ce101">
            <text:p><text:s text:c="3"/>854,226</text:p>
          </table:table-cell>
          <table:table-cell office:value-type="float" office:value="438173" table:style-name="ce101">
            <text:p><text:s text:c="3"/>438,173</text:p>
          </table:table-cell>
          <table:table-cell office:value-type="float" office:value="416053" table:style-name="ce101">
            <text:p><text:s text:c="3"/>416,053</text:p>
          </table:table-cell>
          <table:table-cell office:value-type="float" office:value="389" table:style-name="ce101">
            <text:p><text:s text:c="3"/>389</text:p>
          </table:table-cell>
          <table:table-cell office:value-type="float" office:value="200" table:style-name="ce102">
            <text:p>200</text:p>
          </table:table-cell>
          <table:table-cell office:value-type="float" office:value="189" table:style-name="ce102">
            <text:p>189</text:p>
          </table:table-cell>
          <table:table-cell office:value-type="float" office:value="5.36" table:style-name="ce103">
            <text:p><text:s text:c="3"/>5.36</text:p>
          </table:table-cell>
          <table:table-cell office:value-type="float" office:value="583" table:style-name="ce101">
            <text:p><text:s text:c="3"/>583</text:p>
          </table:table-cell>
          <table:table-cell office:value-type="float" office:value="361" table:style-name="ce102">
            <text:p>361</text:p>
          </table:table-cell>
          <table:table-cell office:value-type="float" office:value="222" table:style-name="ce102">
            <text:p>222</text:p>
          </table:table-cell>
          <table:table-cell office:value-type="float" office:value="8.0299999999999994" table:style-name="ce103">
            <text:p><text:s text:c="3"/>8.03</text:p>
          </table:table-cell>
          <table:table-cell office:value-type="float" office:value="-194" table:style-name="ce110">
            <text:p>－ 194</text:p>
          </table:table-cell>
          <table:table-cell office:value-type="float" office:value="-2.67" table:style-name="ce105">
            <text:p>－ <text:s/>2.67</text:p>
          </table:table-cell>
          <table:table-cell office:value-type="float" office:value="172" table:style-name="ce101">
            <text:p><text:s text:c="3"/>172</text:p>
          </table:table-cell>
          <table:table-cell office:value-type="float" office:value="2.37" table:style-name="ce103">
            <text:p><text:s text:c="3"/>2.37</text:p>
          </table:table-cell>
          <table:table-cell office:value-type="float" office:value="181" table:style-name="ce101">
            <text:p><text:s text:c="3"/>181</text:p>
          </table:table-cell>
          <table:table-cell office:value-type="float" office:value="2.4900000000000002" table:style-name="ce103">
            <text:p><text:s text:c="3"/>2.49</text:p>
          </table:table-cell>
          <table:table-cell office:value-type="float" office:value="2588" table:style-name="ce102">
            <text:p>2,588</text:p>
          </table:table-cell>
          <table:table-cell office:value-type="float" office:value="2957" table:style-name="ce102">
            <text:p>2,957</text:p>
          </table:table-cell>
          <table:table-cell office:value-type="float" office:value="57510" table:style-name="ce106">
            <text:p><text:s text:c="3"/>57,510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4">
          <table:table-cell office:value-type="string" table:style-name="ce100">
            <text:p>臺 東 縣</text:p>
          </table:table-cell>
          <table:table-cell office:value-type="float" office:value="81564" table:style-name="ce101">
            <text:p><text:s text:c="3"/>81,564</text:p>
          </table:table-cell>
          <table:table-cell office:value-type="float" office:value="225137" table:style-name="ce101">
            <text:p><text:s text:c="3"/>225,137</text:p>
          </table:table-cell>
          <table:table-cell office:value-type="float" office:value="117125" table:style-name="ce101">
            <text:p><text:s text:c="3"/>117,125</text:p>
          </table:table-cell>
          <table:table-cell office:value-type="float" office:value="108012" table:style-name="ce101">
            <text:p><text:s text:c="3"/>108,012</text:p>
          </table:table-cell>
          <table:table-cell office:value-type="float" office:value="126" table:style-name="ce101">
            <text:p><text:s text:c="3"/>126</text:p>
          </table:table-cell>
          <table:table-cell office:value-type="float" office:value="67" table:style-name="ce102">
            <text:p>67</text:p>
          </table:table-cell>
          <table:table-cell office:value-type="float" office:value="59" table:style-name="ce102">
            <text:p>59</text:p>
          </table:table-cell>
          <table:table-cell office:value-type="float" office:value="6.59" table:style-name="ce103">
            <text:p><text:s text:c="3"/>6.5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125" table:style-name="ce102">
            <text:p>125</text:p>
          </table:table-cell>
          <table:table-cell office:value-type="float" office:value="58" table:style-name="ce102">
            <text:p>58</text:p>
          </table:table-cell>
          <table:table-cell office:value-type="float" office:value="9.57" table:style-name="ce103">
            <text:p><text:s text:c="3"/>9.57</text:p>
          </table:table-cell>
          <table:table-cell office:value-type="float" office:value="-57" table:style-name="ce104">
            <text:p>－ <text:s text:c="2"/>57</text:p>
          </table:table-cell>
          <table:table-cell office:value-type="float" office:value="-2.98" table:style-name="ce105">
            <text:p>－ <text:s/>2.98</text:p>
          </table:table-cell>
          <table:table-cell office:value-type="float" office:value="63" table:style-name="ce101">
            <text:p><text:s text:c="3"/>63</text:p>
          </table:table-cell>
          <table:table-cell office:value-type="float" office:value="3.29" table:style-name="ce103">
            <text:p><text:s text:c="3"/>3.29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2.61" table:style-name="ce103">
            <text:p><text:s text:c="3"/>2.61</text:p>
          </table:table-cell>
          <table:table-cell office:value-type="float" office:value="942" table:style-name="ce102">
            <text:p>942</text:p>
          </table:table-cell>
          <table:table-cell office:value-type="float" office:value="1018" table:style-name="ce102">
            <text:p>1,018</text:p>
          </table:table-cell>
          <table:table-cell office:value-type="float" office:value="79303" table:style-name="ce106">
            <text:p><text:s text:c="3"/>79,303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花 蓮 縣</text:p>
          </table:table-cell>
          <table:table-cell office:value-type="float" office:value="123253" table:style-name="ce101">
            <text:p><text:s text:c="3"/>123,253</text:p>
          </table:table-cell>
          <table:table-cell office:value-type="float" office:value="334128" table:style-name="ce101">
            <text:p><text:s text:c="3"/>334,128</text:p>
          </table:table-cell>
          <table:table-cell office:value-type="float" office:value="171255" table:style-name="ce101">
            <text:p><text:s text:c="3"/>171,255</text:p>
          </table:table-cell>
          <table:table-cell office:value-type="float" office:value="162873" table:style-name="ce101">
            <text:p><text:s text:c="3"/>162,873</text:p>
          </table:table-cell>
          <table:table-cell office:value-type="float" office:value="210" table:style-name="ce101">
            <text:p><text:s text:c="3"/>210</text:p>
          </table:table-cell>
          <table:table-cell office:value-type="float" office:value="108" table:style-name="ce102">
            <text:p>108</text:p>
          </table:table-cell>
          <table:table-cell office:value-type="float" office:value="102" table:style-name="ce102">
            <text:p>102</text:p>
          </table:table-cell>
          <table:table-cell office:value-type="float" office:value="7.4" table:style-name="ce103">
            <text:p><text:s text:c="3"/>7.40</text:p>
          </table:table-cell>
          <table:table-cell office:value-type="float" office:value="258" table:style-name="ce101">
            <text:p><text:s text:c="3"/>258</text:p>
          </table:table-cell>
          <table:table-cell office:value-type="float" office:value="172" table:style-name="ce102">
            <text:p>172</text:p>
          </table:table-cell>
          <table:table-cell office:value-type="float" office:value="86" table:style-name="ce102">
            <text:p>86</text:p>
          </table:table-cell>
          <table:table-cell office:value-type="float" office:value="9.09" table:style-name="ce103">
            <text:p><text:s text:c="3"/>9.09</text:p>
          </table:table-cell>
          <table:table-cell office:value-type="float" office:value="-48" table:style-name="ce104">
            <text:p>－ <text:s text:c="2"/>48</text:p>
          </table:table-cell>
          <table:table-cell office:value-type="float" office:value="-1.69" table:style-name="ce105">
            <text:p>－ <text:s/>1.69</text:p>
          </table:table-cell>
          <table:table-cell office:value-type="float" office:value="74" table:style-name="ce101">
            <text:p><text:s text:c="3"/>74</text:p>
          </table:table-cell>
          <table:table-cell office:value-type="float" office:value="2.61" table:style-name="ce103">
            <text:p><text:s text:c="3"/>2.61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.96" table:style-name="ce103">
            <text:p><text:s text:c="3"/>2.96</text:p>
          </table:table-cell>
          <table:table-cell office:value-type="float" office:value="1804" table:style-name="ce102">
            <text:p>1,804</text:p>
          </table:table-cell>
          <table:table-cell office:value-type="float" office:value="1930" table:style-name="ce102">
            <text:p>1,930</text:p>
          </table:table-cell>
          <table:table-cell office:value-type="float" office:value="91035" table:style-name="ce106">
            <text:p><text:s text:c="3"/>91,035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澎 湖 縣</text:p>
          </table:table-cell>
          <table:table-cell office:value-type="float" office:value="36454" table:style-name="ce101">
            <text:p><text:s text:c="3"/>36,454</text:p>
          </table:table-cell>
          <table:table-cell office:value-type="float" office:value="99462" table:style-name="ce101">
            <text:p><text:s text:c="3"/>99,462</text:p>
          </table:table-cell>
          <table:table-cell office:value-type="float" office:value="51150" table:style-name="ce101">
            <text:p><text:s text:c="3"/>51,150</text:p>
          </table:table-cell>
          <table:table-cell office:value-type="float" office:value="48312" table:style-name="ce101">
            <text:p><text:s text:c="3"/>48,312</text:p>
          </table:table-cell>
          <table:table-cell office:value-type="float" office:value="80" table:style-name="ce101">
            <text:p><text:s text:c="3"/>80</text:p>
          </table:table-cell>
          <table:table-cell office:value-type="float" office:value="49" table:style-name="ce102">
            <text:p>49</text:p>
          </table:table-cell>
          <table:table-cell office:value-type="float" office:value="31" table:style-name="ce102">
            <text:p>31</text:p>
          </table:table-cell>
          <table:table-cell office:value-type="float" office:value="9.4700000000000006" table:style-name="ce103">
            <text:p><text:s text:c="3"/>9.47</text:p>
          </table:table-cell>
          <table:table-cell office:value-type="float" office:value="89" table:style-name="ce101">
            <text:p><text:s text:c="3"/>89</text:p>
          </table:table-cell>
          <table:table-cell office:value-type="float" office:value="53" table:style-name="ce102">
            <text:p>53</text:p>
          </table:table-cell>
          <table:table-cell office:value-type="float" office:value="36" table:style-name="ce102">
            <text:p>36</text:p>
          </table:table-cell>
          <table:table-cell office:value-type="float" office:value="10.54" table:style-name="ce103">
            <text:p><text:s text:c="3"/>10.54</text:p>
          </table:table-cell>
          <table:table-cell office:value-type="float" office:value="-9" table:style-name="ce111">
            <text:p>－ <text:s text:c="4"/>9</text:p>
          </table:table-cell>
          <table:table-cell office:value-type="float" office:value="-1.07" table:style-name="ce105">
            <text:p>－ <text:s/>1.07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2.0099999999999998" table:style-name="ce103">
            <text:p><text:s text:c="3"/>2.01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1.07" table:style-name="ce103">
            <text:p><text:s text:c="3"/>1.07</text:p>
          </table:table-cell>
          <table:table-cell office:value-type="float" office:value="471" table:style-name="ce102">
            <text:p>471</text:p>
          </table:table-cell>
          <table:table-cell office:value-type="float" office:value="387" table:style-name="ce102">
            <text:p>387</text:p>
          </table:table-cell>
          <table:table-cell office:value-type="float" office:value="375" table:style-name="ce106">
            <text:p><text:s text:c="3"/>375</text:p>
          </table:table-cell>
          <table:table-cell table:number-columns-repeated="16362" table:style-name="ce2"/>
        </table:table-row>
        <table:table-row table:style-name="ro15">
          <table:table-cell office:value-type="string" table:style-name="ce100">
            <text:p>基 隆 市</text:p>
          </table:table-cell>
          <table:table-cell office:value-type="float" office:value="149386" table:style-name="ce101">
            <text:p><text:s text:c="3"/>149,386</text:p>
          </table:table-cell>
          <table:table-cell office:value-type="float" office:value="375755" table:style-name="ce101">
            <text:p><text:s text:c="3"/>375,755</text:p>
          </table:table-cell>
          <table:table-cell office:value-type="float" office:value="189094" table:style-name="ce101">
            <text:p><text:s text:c="3"/>189,094</text:p>
          </table:table-cell>
          <table:table-cell office:value-type="float" office:value="186661" table:style-name="ce101">
            <text:p><text:s text:c="3"/>186,661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116" table:style-name="ce102">
            <text:p>116</text:p>
          </table:table-cell>
          <table:table-cell office:value-type="float" office:value="66" table:style-name="ce102">
            <text:p>66</text:p>
          </table:table-cell>
          <table:table-cell office:value-type="float" office:value="5.7" table:style-name="ce103">
            <text:p><text:s text:c="3"/>5.70</text:p>
          </table:table-cell>
          <table:table-cell office:value-type="float" office:value="225" table:style-name="ce101">
            <text:p><text:s text:c="3"/>225</text:p>
          </table:table-cell>
          <table:table-cell office:value-type="float" office:value="126" table:style-name="ce102">
            <text:p>126</text:p>
          </table:table-cell>
          <table:table-cell office:value-type="float" office:value="99" table:style-name="ce102">
            <text:p>99</text:p>
          </table:table-cell>
          <table:table-cell office:value-type="float" office:value="7.05" table:style-name="ce103">
            <text:p><text:s text:c="3"/>7.05</text:p>
          </table:table-cell>
          <table:table-cell office:value-type="float" office:value="-43" table:style-name="ce104">
            <text:p>－ <text:s text:c="2"/>43</text:p>
          </table:table-cell>
          <table:table-cell office:value-type="float" office:value="-1.35" table:style-name="ce105">
            <text:p>－ <text:s/>1.35</text:p>
          </table:table-cell>
          <table:table-cell office:value-type="float" office:value="101" table:style-name="ce101">
            <text:p><text:s text:c="3"/>101</text:p>
          </table:table-cell>
          <table:table-cell office:value-type="float" office:value="3.16" table:style-name="ce103">
            <text:p><text:s text:c="3"/>3.16</text:p>
          </table:table-cell>
          <table:table-cell office:value-type="float" office:value="82" table:style-name="ce101">
            <text:p><text:s text:c="3"/>82</text:p>
          </table:table-cell>
          <table:table-cell office:value-type="float" office:value="2.57" table:style-name="ce103">
            <text:p><text:s text:c="3"/>2.57</text:p>
          </table:table-cell>
          <table:table-cell office:value-type="float" office:value="2002" table:style-name="ce102">
            <text:p>2,002</text:p>
          </table:table-cell>
          <table:table-cell office:value-type="float" office:value="2038" table:style-name="ce102">
            <text:p>2,038</text:p>
          </table:table-cell>
          <table:table-cell office:value-type="float" office:value="8902" table:style-name="ce106">
            <text:p><text:s text:c="3"/>8,90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新 竹 市</text:p>
          </table:table-cell>
          <table:table-cell office:value-type="float" office:value="151034" table:style-name="ce101">
            <text:p><text:s text:c="3"/>151,034</text:p>
          </table:table-cell>
          <table:table-cell office:value-type="float" office:value="427265" table:style-name="ce101">
            <text:p><text:s text:c="3"/>427,265</text:p>
          </table:table-cell>
          <table:table-cell office:value-type="float" office:value="211740" table:style-name="ce101">
            <text:p><text:s text:c="3"/>211,740</text:p>
          </table:table-cell>
          <table:table-cell office:value-type="float" office:value="215525" table:style-name="ce101">
            <text:p><text:s text:c="3"/>215,525</text:p>
          </table:table-cell>
          <table:table-cell office:value-type="float" office:value="412" table:style-name="ce101">
            <text:p><text:s text:c="3"/>412</text:p>
          </table:table-cell>
          <table:table-cell office:value-type="float" office:value="217" table:style-name="ce102">
            <text:p>217</text:p>
          </table:table-cell>
          <table:table-cell office:value-type="float" office:value="195" table:style-name="ce102">
            <text:p>195</text:p>
          </table:table-cell>
          <table:table-cell office:value-type="float" office:value="11.36" table:style-name="ce103">
            <text:p><text:s text:c="3"/>11.36</text:p>
          </table:table-cell>
          <table:table-cell office:value-type="float" office:value="216" table:style-name="ce101">
            <text:p><text:s text:c="3"/>216</text:p>
          </table:table-cell>
          <table:table-cell office:value-type="float" office:value="128" table:style-name="ce102">
            <text:p>128</text:p>
          </table:table-cell>
          <table:table-cell office:value-type="float" office:value="88" table:style-name="ce102">
            <text:p>88</text:p>
          </table:table-cell>
          <table:table-cell office:value-type="float" office:value="5.95" table:style-name="ce103">
            <text:p><text:s text:c="3"/>5.95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5.4" table:style-name="ce108">
            <text:p><text:s text:c="4"/>5.4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2.76" table:style-name="ce103">
            <text:p><text:s text:c="3"/>2.76</text:p>
          </table:table-cell>
          <table:table-cell office:value-type="float" office:value="92" table:style-name="ce101">
            <text:p><text:s text:c="3"/>92</text:p>
          </table:table-cell>
          <table:table-cell office:value-type="float" office:value="2.54" table:style-name="ce103">
            <text:p><text:s text:c="3"/>2.54</text:p>
          </table:table-cell>
          <table:table-cell office:value-type="float" office:value="2152" table:style-name="ce102">
            <text:p>2,152</text:p>
          </table:table-cell>
          <table:table-cell office:value-type="float" office:value="2220" table:style-name="ce102">
            <text:p>2,220</text:p>
          </table:table-cell>
          <table:table-cell office:value-type="float" office:value="3459" table:style-name="ce106">
            <text:p><text:s text:c="3"/>3,459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0">
            <text:p>嘉 義 市</text:p>
          </table:table-cell>
          <table:table-cell office:value-type="float" office:value="97551" table:style-name="ce101">
            <text:p><text:s text:c="3"/>97,551</text:p>
          </table:table-cell>
          <table:table-cell office:value-type="float" office:value="271260" table:style-name="ce101">
            <text:p><text:s text:c="3"/>271,260</text:p>
          </table:table-cell>
          <table:table-cell office:value-type="float" office:value="132918" table:style-name="ce101">
            <text:p><text:s text:c="3"/>132,918</text:p>
          </table:table-cell>
          <table:table-cell office:value-type="float" office:value="138342" table:style-name="ce101">
            <text:p><text:s text:c="3"/>138,342</text:p>
          </table:table-cell>
          <table:table-cell office:value-type="float" office:value="172" table:style-name="ce101">
            <text:p><text:s text:c="3"/>172</text:p>
          </table:table-cell>
          <table:table-cell office:value-type="float" office:value="96" table:style-name="ce102">
            <text:p>96</text:p>
          </table:table-cell>
          <table:table-cell office:value-type="float" office:value="76" table:style-name="ce102">
            <text:p>76</text:p>
          </table:table-cell>
          <table:table-cell office:value-type="float" office:value="7.47" table:style-name="ce103">
            <text:p><text:s text:c="3"/>7.47</text:p>
          </table:table-cell>
          <table:table-cell office:value-type="float" office:value="126" table:style-name="ce101">
            <text:p><text:s text:c="3"/>126</text:p>
          </table:table-cell>
          <table:table-cell office:value-type="float" office:value="75" table:style-name="ce102">
            <text:p>75</text:p>
          </table:table-cell>
          <table:table-cell office:value-type="float" office:value="51" table:style-name="ce102">
            <text:p>51</text:p>
          </table:table-cell>
          <table:table-cell office:value-type="float" office:value="5.47" table:style-name="ce103">
            <text:p><text:s text:c="3"/>5.47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2" table:style-name="ce105">
            <text:p>2.00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2.13" table:style-name="ce103">
            <text:p><text:s text:c="3"/>2.13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2.4700000000000002" table:style-name="ce103">
            <text:p><text:s text:c="3"/>2.47</text:p>
          </table:table-cell>
          <table:table-cell office:value-type="float" office:value="1201" table:style-name="ce102">
            <text:p>1,201</text:p>
          </table:table-cell>
          <table:table-cell office:value-type="float" office:value="1210" table:style-name="ce102">
            <text:p>1,210</text:p>
          </table:table-cell>
          <table:table-cell office:value-type="float" office:value="916" table:style-name="ce106">
            <text:p><text:s text:c="3"/>916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87">
            <text:p>福 <text:s/>建 <text:s/>省</text:p>
          </table:table-cell>
          <table:table-cell office:value-type="float" office:value="38661" table:style-name="ce112">
            <text:p><text:s text:c="3"/>38,661</text:p>
          </table:table-cell>
          <table:table-cell office:value-type="float" office:value="129800" table:style-name="ce112">
            <text:p><text:s text:c="3"/>129,800</text:p>
          </table:table-cell>
          <table:table-cell office:value-type="float" office:value="66133" table:style-name="ce112">
            <text:p><text:s text:c="3"/>66,133</text:p>
          </table:table-cell>
          <table:table-cell office:value-type="float" office:value="63667" table:style-name="ce112">
            <text:p><text:s text:c="3"/>63,667</text:p>
          </table:table-cell>
          <table:table-cell office:value-type="float" office:value="111" table:style-name="ce112">
            <text:p><text:s text:c="3"/>111</text:p>
          </table:table-cell>
          <table:table-cell office:value-type="float" office:value="60" table:style-name="ce20">
            <text:p>60</text:p>
          </table:table-cell>
          <table:table-cell office:value-type="float" office:value="51" table:style-name="ce20">
            <text:p>51</text:p>
          </table:table-cell>
          <table:table-cell office:value-type="float" office:value="10.1" table:style-name="ce88">
            <text:p><text:s text:c="3"/>10.10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23" table:style-name="ce20">
            <text:p>23</text:p>
          </table:table-cell>
          <table:table-cell office:value-type="float" office:value="15" table:style-name="ce20">
            <text:p>15</text:p>
          </table:table-cell>
          <table:table-cell office:value-type="float" office:value="3.46" table:style-name="ce88">
            <text:p><text:s text:c="3"/>3.46</text:p>
          </table:table-cell>
          <table:table-cell office:value-type="float" office:value="73" table:style-name="ce113">
            <text:p><text:s text:c="3"/>73</text:p>
          </table:table-cell>
          <table:table-cell office:value-type="float" office:value="6.64" table:style-name="ce89">
            <text:p><text:s text:c="4"/>6.64</text:p>
          </table:table-cell>
          <table:table-cell office:value-type="float" office:value="24" table:style-name="ce112">
            <text:p><text:s text:c="3"/>24</text:p>
          </table:table-cell>
          <table:table-cell office:value-type="float" office:value="2.1800000000000002" table:style-name="ce88">
            <text:p><text:s text:c="3"/>2.18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1.82" table:style-name="ce88">
            <text:p><text:s text:c="3"/>1.82</text:p>
          </table:table-cell>
          <table:table-cell office:value-type="float" office:value="1126" table:style-name="ce20">
            <text:p>1,126</text:p>
          </table:table-cell>
          <table:table-cell office:value-type="float" office:value="497" table:style-name="ce20">
            <text:p>497</text:p>
          </table:table-cell>
          <table:table-cell office:value-type="float" office:value="912" table:style-name="ce114">
            <text:p><text:s text:c="3"/>912</text:p>
          </table:table-cell>
          <table:table-cell table:number-columns-repeated="16362" table:style-name="ce115"/>
        </table:table-row>
        <table:table-row table:style-name="ro20">
          <table:table-cell office:value-type="string" table:style-name="ce100">
            <text:p>金 門 縣</text:p>
          </table:table-cell>
          <table:table-cell office:value-type="float" office:value="36271" table:style-name="ce116">
            <text:p><text:s text:c="3"/>36,271</text:p>
          </table:table-cell>
          <table:table-cell office:value-type="float" office:value="117845" table:style-name="ce101">
            <text:p><text:s text:c="3"/>117,845</text:p>
          </table:table-cell>
          <table:table-cell office:value-type="float" office:value="59351" table:style-name="ce101">
            <text:p><text:s text:c="3"/>59,351</text:p>
          </table:table-cell>
          <table:table-cell office:value-type="float" office:value="58494" table:style-name="ce101">
            <text:p><text:s text:c="3"/>58,494</text:p>
          </table:table-cell>
          <table:table-cell office:value-type="float" office:value="97" table:style-name="ce101">
            <text:p><text:s text:c="3"/>97</text:p>
          </table:table-cell>
          <table:table-cell office:value-type="float" office:value="54" table:style-name="ce102">
            <text:p>54</text:p>
          </table:table-cell>
          <table:table-cell office:value-type="float" office:value="43" table:style-name="ce102">
            <text:p>43</text:p>
          </table:table-cell>
          <table:table-cell office:value-type="float" office:value="9.7200000000000006" table:style-name="ce103">
            <text:p><text:s text:c="3"/>9.72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18" table:style-name="ce102">
            <text:p>18</text:p>
          </table:table-cell>
          <table:table-cell office:value-type="float" office:value="12" table:style-name="ce102">
            <text:p>12</text:p>
          </table:table-cell>
          <table:table-cell office:value-type="float" office:value="3.01" table:style-name="ce103">
            <text:p><text:s text:c="3"/>3.01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6.71" table:style-name="ce108">
            <text:p><text:s text:c="4"/>6.71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2.2999999999999998" table:style-name="ce103">
            <text:p><text:s text:c="3"/>2.30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.9" table:style-name="ce103">
            <text:p><text:s text:c="3"/>1.90</text:p>
          </table:table-cell>
          <table:table-cell office:value-type="float" office:value="981" table:style-name="ce102">
            <text:p>981</text:p>
          </table:table-cell>
          <table:table-cell office:value-type="float" office:value="432" table:style-name="ce102">
            <text:p>432</text:p>
          </table:table-cell>
          <table:table-cell office:value-type="float" office:value="747" table:style-name="ce106">
            <text:p><text:s text:c="3"/>747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0">
            <text:p>連 江 縣</text:p>
          </table:table-cell>
          <table:table-cell office:value-type="float" office:value="2390" table:style-name="ce101">
            <text:p><text:s text:c="3"/>2,390</text:p>
          </table:table-cell>
          <table:table-cell office:value-type="float" office:value="11955" table:style-name="ce101">
            <text:p><text:s text:c="3"/>11,955</text:p>
          </table:table-cell>
          <table:table-cell office:value-type="float" office:value="6782" table:style-name="ce101">
            <text:p><text:s text:c="3"/>6,782</text:p>
          </table:table-cell>
          <table:table-cell office:value-type="float" office:value="5173" table:style-name="ce101">
            <text:p><text:s text:c="3"/>5,173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6" table:style-name="ce102">
            <text:p>6</text:p>
          </table:table-cell>
          <table:table-cell office:value-type="float" office:value="8" table:style-name="ce102">
            <text:p>8</text:p>
          </table:table-cell>
          <table:table-cell office:value-type="float" office:value="13.84" table:style-name="ce103">
            <text:p><text:s text:c="3"/>13.84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5" table:style-name="ce102">
            <text:p>5</text:p>
          </table:table-cell>
          <table:table-cell office:value-type="float" office:value="3" table:style-name="ce102">
            <text:p>3</text:p>
          </table:table-cell>
          <table:table-cell office:value-type="float" office:value="7.91" table:style-name="ce103">
            <text:p><text:s text:c="3"/>7.9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.93" table:style-name="ce105">
            <text:p>5.93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.99" table:style-name="ce103">
            <text:p><text:s text:c="3"/>0.99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.99" table:style-name="ce103">
            <text:p><text:s text:c="3"/>0.99</text:p>
          </table:table-cell>
          <table:table-cell office:value-type="float" office:value="145" table:style-name="ce102">
            <text:p>145</text:p>
          </table:table-cell>
          <table:table-cell office:value-type="float" office:value="65" table:style-name="ce102">
            <text:p>65</text:p>
          </table:table-cell>
          <table:table-cell office:value-type="float" office:value="165" table:style-name="ce106">
            <text:p><text:s text:c="3"/>165</text:p>
          </table:table-cell>
          <table:table-cell table:number-columns-repeated="16362" table:style-name="ce2"/>
        </table:table-row>
        <table:table-row table:style-name="ro13">
          <table:table-cell table:style-name="ce117"/>
          <table:table-cell table:number-columns-repeated="7"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19"/>
          <table:table-cell table:style-name="ce118"/>
          <table:table-cell table:style-name="ce119"/>
          <table:table-cell table:style-name="ce120"/>
          <table:table-cell table:number-columns-repeated="3" table:style-name="ce121"/>
          <table:table-cell table:style-name="ce122"/>
          <table:table-cell table:number-columns-repeated="16362" table:style-name="ce2"/>
        </table:table-row>
        <table:table-row table:style-name="ro3">
          <table:table-cell office:value-type="string" table:style-name="ce12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3"/>
          <table:table-cell table:number-columns-repeated="3" table:style-name="ce2"/>
          <table:table-cell table:style-name="ce64"/>
          <table:table-cell table:style-name="ce65"/>
          <table:table-cell table:style-name="ce2"/>
          <table:table-cell table:style-name="ce65"/>
          <table:table-cell table:number-columns-repeated="2" table:style-name="ce64"/>
          <table:table-cell table:number-columns-repeated="3" table:style-name="ce2"/>
          <table:table-cell office:value-type="string" table:style-name="ce124">
            <text:p><text:s text:c="16"/><text:span text:style-name="T3">內</text:span><text:s/><text:span text:style-name="T3">政</text:span><text:s/><text:span text:style-name="T3">部</text:span><text:s/><text:span text:style-name="T3">戶</text:span><text:s/><text:span text:style-name="T3">政</text:span><text:s/><text:span text:style-name="T3">司</text:span><text:s text:c="2"/><text:span text:style-name="T3">民</text:span><text:s/><text:span text:style-name="T3">國</text:span><text:s/>102<text:s/><text:span text:style-name="T3">年</text:span><text:s/>9<text:s/><text:span text:style-name="T3">月</text:span><text:s/>4<text:s/><text:span text:style-name="T3">日</text:span><text:s/><text:span text:style-name="T3">編製</text:span></text:p>
          </table:table-cell>
          <table:table-cell table:number-columns-repeated="16362"/>
        </table:table-row>
        <table:table-row table:style-name="ro7">
          <table:table-cell table:style-name="ce125"/>
          <table:table-cell table:number-columns-repeated="17" table:style-name="ce2"/>
          <table:table-cell table:number-columns-repeated="3" table:style-name="ce126"/>
          <table:table-cell table:number-columns-repeated="16363" table:style-name="ce2"/>
        </table:table-row>
        <table:table-row table:style-name="ro7">
          <table:table-cell table:style-name="ce127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11" table:default-cell-style-name="ce136"/>
        <table:table-column table:style-name="co28" table:default-cell-style-name="ce136"/>
        <table:table-column table:style-name="co4" table:default-cell-style-name="ce136"/>
        <table:table-column table:style-name="co29" table:default-cell-style-name="ce136"/>
        <table:table-column table:style-name="co30" table:default-cell-style-name="ce136"/>
        <table:table-column table:style-name="co8" table:default-cell-style-name="ce136"/>
        <table:table-column table:style-name="co11" table:number-columns-repeated="2" table:default-cell-style-name="ce136"/>
        <table:table-column table:style-name="co31" table:default-cell-style-name="ce136"/>
        <table:table-column table:style-name="co28" table:default-cell-style-name="ce136"/>
        <table:table-column table:style-name="co25" table:default-cell-style-name="ce136"/>
        <table:table-column table:style-name="co8" table:default-cell-style-name="ce136"/>
        <table:table-column table:style-name="co32" table:default-cell-style-name="ce136"/>
        <table:table-column table:style-name="co25" table:default-cell-style-name="ce136"/>
        <table:table-column table:style-name="co3" table:default-cell-style-name="ce136"/>
        <table:table-column table:style-name="co11" table:default-cell-style-name="ce136"/>
        <table:table-column table:style-name="co33" table:default-cell-style-name="ce136"/>
        <table:table-column table:style-name="co28" table:default-cell-style-name="ce136"/>
        <table:table-column table:style-name="co8" table:default-cell-style-name="ce136"/>
        <table:table-column table:style-name="co11" table:default-cell-style-name="ce136"/>
        <table:table-column table:style-name="co34" table:default-cell-style-name="ce136"/>
        <table:table-column table:style-name="co29" table:default-cell-style-name="ce136"/>
        <table:table-column table:style-name="co14" table:default-cell-style-name="ce136"/>
        <table:table-column table:style-name="co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number-columns-repeated="16358" table:default-cell-style-name="ce136"/>
        <table:table-row table:style-name="ro28">
          <table:table-cell office:value-type="string" table:number-columns-spanned="25" table:number-rows-spanned="1" table:style-name="ce225">
            <text:p>各 縣 市 人 口 年 齡 結 構 統 計 表</text:p>
          </table:table-cell>
          <table:covered-table-cell table:number-columns-repeated="24"/>
          <table:table-cell table:number-columns-repeated="16359" table:style-name="ce136"/>
        </table:table-row>
        <table:table-row table:style-name="ro29">
          <table:table-cell table:style-name="ce137"/>
          <table:table-cell table:number-columns-repeated="8" table:style-name="ce138"/>
          <table:table-cell table:style-name="ce136"/>
          <table:table-cell office:value-type="string" table:style-name="ce153">
            <text:p>中 華 民 國 102年 8 月 底</text:p>
          </table:table-cell>
          <table:table-cell table:style-name="ce139"/>
          <table:table-cell table:number-columns-repeated="9" table:style-name="ce138"/>
          <table:table-cell table:number-columns-repeated="3" table:style-name="ce136"/>
          <table:table-cell office:value-type="string" table:style-name="ce140">
            <text:p>單位：人；％</text:p>
          </table:table-cell>
          <table:table-cell table:number-columns-repeated="16359" table:style-name="ce136"/>
        </table:table-row>
        <table:table-row table:style-name="ro9">
          <table:table-cell office:value-type="string" table:number-columns-spanned="1" table:number-rows-spanned="3" table:style-name="ce252">
            <text:p>區域別</text:p>
          </table:table-cell>
          <table:table-cell office:value-type="string" table:number-columns-spanned="4" table:number-rows-spanned="2" table:style-name="ce249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9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9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9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0">
            <text:p>20歲以上</text:p>
          </table:table-cell>
          <table:covered-table-cell table:number-columns-repeated="3"/>
          <table:table-cell table:number-columns-repeated="16359" table:style-name="ce141"/>
        </table:table-row>
        <table:table-row table:style-name="ro30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1"/>
        </table:table-row>
        <table:table-row table:style-name="ro31">
          <table:covered-table-cell/>
          <table:table-cell office:value-type="string" table:style-name="ce154">
            <text:p>計</text:p>
          </table:table-cell>
          <table:table-cell office:value-type="string" table:style-name="ce154">
            <text:p>男</text:p>
          </table:table-cell>
          <table:table-cell office:value-type="string" table:style-name="ce154">
            <text:p>女</text:p>
          </table:table-cell>
          <table:table-cell office:value-type="string" table:style-name="ce154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3">
            <text:p>％</text:p>
          </table:table-cell>
          <table:table-cell table:number-columns-repeated="16359" table:style-name="ce141"/>
        </table:table-row>
        <table:table-row table:style-name="ro19">
          <table:table-cell office:value-type="string" table:style-name="ce144">
            <text:p>總 <text:s text:c="5"/>計</text:p>
          </table:table-cell>
          <table:table-cell office:value-type="float" office:value="23354061" table:style-name="ce155">
            <text:p>23,354,061</text:p>
          </table:table-cell>
          <table:table-cell office:value-type="float" office:value="11680706" table:style-name="ce156">
            <text:p>11,680,706</text:p>
          </table:table-cell>
          <table:table-cell office:value-type="float" office:value="11673355" table:style-name="ce156">
            <text:p>11,673,355</text:p>
          </table:table-cell>
          <table:table-cell office:value-type="float" office:value="100" table:style-name="ce157">
            <text:p>100.00</text:p>
          </table:table-cell>
          <table:table-cell office:value-type="float" office:value="3368308" table:style-name="ce156">
            <text:p>3,368,308</text:p>
          </table:table-cell>
          <table:table-cell office:value-type="float" office:value="1756525" table:style-name="ce156">
            <text:p>1,756,525</text:p>
          </table:table-cell>
          <table:table-cell office:value-type="float" office:value="1611783" table:style-name="ce156">
            <text:p>1,611,783</text:p>
          </table:table-cell>
          <table:table-cell office:value-type="float" office:value="14.42" table:style-name="ce157">
            <text:p>14.42</text:p>
          </table:table-cell>
          <table:table-cell office:value-type="float" office:value="17333564" table:style-name="ce156">
            <text:p>17,333,564</text:p>
          </table:table-cell>
          <table:table-cell office:value-type="float" office:value="8680029" table:style-name="ce156">
            <text:p>8,680,029</text:p>
          </table:table-cell>
          <table:table-cell office:value-type="float" office:value="8653535" table:style-name="ce156">
            <text:p>8,653,535</text:p>
          </table:table-cell>
          <table:table-cell office:value-type="float" office:value="74.22" table:style-name="ce157">
            <text:p>74.22</text:p>
          </table:table-cell>
          <table:table-cell office:value-type="float" office:value="2652189" table:style-name="ce156">
            <text:p>2,652,189</text:p>
          </table:table-cell>
          <table:table-cell office:value-type="float" office:value="1244152" table:style-name="ce156">
            <text:p>1,244,152</text:p>
          </table:table-cell>
          <table:table-cell office:value-type="float" office:value="1408037" table:style-name="ce156">
            <text:p>1,408,037</text:p>
          </table:table-cell>
          <table:table-cell office:value-type="float" office:value="11.36" table:style-name="ce157">
            <text:p>11.36</text:p>
          </table:table-cell>
          <table:table-cell office:value-type="float" office:value="10883654" table:style-name="ce156">
            <text:p>10,883,654</text:p>
          </table:table-cell>
          <table:table-cell office:value-type="float" office:value="5466532" table:style-name="ce156">
            <text:p>5,466,532</text:p>
          </table:table-cell>
          <table:table-cell office:value-type="float" office:value="5417122" table:style-name="ce156">
            <text:p>5,417,122</text:p>
          </table:table-cell>
          <table:table-cell office:value-type="float" office:value="46.6" table:style-name="ce157">
            <text:p>46.60</text:p>
          </table:table-cell>
          <table:table-cell office:value-type="float" office:value="18401890" table:style-name="ce156">
            <text:p>18,401,890</text:p>
          </table:table-cell>
          <table:table-cell office:value-type="float" office:value="9101282" table:style-name="ce156">
            <text:p>9,101,282</text:p>
          </table:table-cell>
          <table:table-cell office:value-type="float" office:value="9300608" table:style-name="ce156">
            <text:p>9,300,608</text:p>
          </table:table-cell>
          <table:table-cell office:value-type="float" office:value="78.8" table:style-name="ce158">
            <text:p>78.80</text:p>
          </table:table-cell>
          <table:table-cell table:style-name="ce145"/>
          <table:table-cell table:number-columns-repeated="16358" table:style-name="ce146"/>
        </table:table-row>
        <table:table-row table:style-name="ro15">
          <table:table-cell office:value-type="string" table:style-name="ce159">
            <text:p>新 北 市</text:p>
          </table:table-cell>
          <table:table-cell office:value-type="float" office:value="3949765" table:style-name="ce160">
            <text:p>3,949,765</text:p>
          </table:table-cell>
          <table:table-cell office:value-type="float" office:value="1948850" table:style-name="ce161">
            <text:p>1,948,850</text:p>
          </table:table-cell>
          <table:table-cell office:value-type="float" office:value="2000915" table:style-name="ce161">
            <text:p>2,000,915</text:p>
          </table:table-cell>
          <table:table-cell office:value-type="float" office:value="100" table:style-name="ce162">
            <text:p>100.00</text:p>
          </table:table-cell>
          <table:table-cell office:value-type="float" office:value="547642" table:style-name="ce161">
            <text:p>547,642</text:p>
          </table:table-cell>
          <table:table-cell office:value-type="float" office:value="285465" table:style-name="ce161">
            <text:p>285,465</text:p>
          </table:table-cell>
          <table:table-cell office:value-type="float" office:value="262177" table:style-name="ce161">
            <text:p>262,177</text:p>
          </table:table-cell>
          <table:table-cell office:value-type="float" office:value="13.87" table:style-name="ce162">
            <text:p>13.87</text:p>
          </table:table-cell>
          <table:table-cell office:value-type="float" office:value="3036194" table:style-name="ce161">
            <text:p>3,036,194</text:p>
          </table:table-cell>
          <table:table-cell office:value-type="float" office:value="1490476" table:style-name="ce161">
            <text:p>1,490,476</text:p>
          </table:table-cell>
          <table:table-cell office:value-type="float" office:value="1545718" table:style-name="ce161">
            <text:p>1,545,718</text:p>
          </table:table-cell>
          <table:table-cell office:value-type="float" office:value="76.87" table:style-name="ce162">
            <text:p>76.87</text:p>
          </table:table-cell>
          <table:table-cell office:value-type="float" office:value="365929" table:style-name="ce161">
            <text:p>365,929</text:p>
          </table:table-cell>
          <table:table-cell office:value-type="float" office:value="172909" table:style-name="ce161">
            <text:p>172,909</text:p>
          </table:table-cell>
          <table:table-cell office:value-type="float" office:value="193020" table:style-name="ce161">
            <text:p>193,020</text:p>
          </table:table-cell>
          <table:table-cell office:value-type="float" office:value="9.26" table:style-name="ce162">
            <text:p>9.26</text:p>
          </table:table-cell>
          <table:table-cell office:value-type="float" office:value="1913964" table:style-name="ce161">
            <text:p>1,913,964</text:p>
          </table:table-cell>
          <table:table-cell office:value-type="float" office:value="949330" table:style-name="ce161">
            <text:p>949,330</text:p>
          </table:table-cell>
          <table:table-cell office:value-type="float" office:value="964634" table:style-name="ce161">
            <text:p>964,634</text:p>
          </table:table-cell>
          <table:table-cell office:value-type="float" office:value="48.46" table:style-name="ce162">
            <text:p>48.46</text:p>
          </table:table-cell>
          <table:table-cell office:value-type="float" office:value="3140224" table:style-name="ce161">
            <text:p>3,140,224</text:p>
          </table:table-cell>
          <table:table-cell office:value-type="float" office:value="1527743" table:style-name="ce161">
            <text:p>1,527,743</text:p>
          </table:table-cell>
          <table:table-cell office:value-type="float" office:value="1612481" table:style-name="ce161">
            <text:p>1,612,481</text:p>
          </table:table-cell>
          <table:table-cell office:value-type="float" office:value="79.5" table:style-name="ce163">
            <text:p>79.50</text:p>
          </table:table-cell>
          <table:table-cell table:number-columns-repeated="16359" table:style-name="ce141"/>
        </table:table-row>
        <table:table-row table:style-name="ro15">
          <table:table-cell office:value-type="string" table:style-name="ce159">
            <text:p>臺 北 市</text:p>
          </table:table-cell>
          <table:table-cell office:value-type="float" office:value="2682017" table:style-name="ce160">
            <text:p>2,682,017</text:p>
          </table:table-cell>
          <table:table-cell office:value-type="float" office:value="1288485" table:style-name="ce161">
            <text:p>1,288,485</text:p>
          </table:table-cell>
          <table:table-cell office:value-type="float" office:value="1393532" table:style-name="ce161">
            <text:p>1,393,532</text:p>
          </table:table-cell>
          <table:table-cell office:value-type="float" office:value="100" table:style-name="ce162">
            <text:p>100.00</text:p>
          </table:table-cell>
          <table:table-cell office:value-type="float" office:value="383571" table:style-name="ce161">
            <text:p>383,571</text:p>
          </table:table-cell>
          <table:table-cell office:value-type="float" office:value="199457" table:style-name="ce161">
            <text:p>199,457</text:p>
          </table:table-cell>
          <table:table-cell office:value-type="float" office:value="184114" table:style-name="ce161">
            <text:p>184,114</text:p>
          </table:table-cell>
          <table:table-cell office:value-type="float" office:value="14.3" table:style-name="ce162">
            <text:p>14.30</text:p>
          </table:table-cell>
          <table:table-cell office:value-type="float" office:value="1942008" table:style-name="ce161">
            <text:p>1,942,008</text:p>
          </table:table-cell>
          <table:table-cell office:value-type="float" office:value="924415" table:style-name="ce161">
            <text:p>924,415</text:p>
          </table:table-cell>
          <table:table-cell office:value-type="float" office:value="1017593" table:style-name="ce161">
            <text:p>1,017,593</text:p>
          </table:table-cell>
          <table:table-cell office:value-type="float" office:value="72.41" table:style-name="ce162">
            <text:p>72.41</text:p>
          </table:table-cell>
          <table:table-cell office:value-type="float" office:value="356438" table:style-name="ce161">
            <text:p>356,438</text:p>
          </table:table-cell>
          <table:table-cell office:value-type="float" office:value="164613" table:style-name="ce161">
            <text:p>164,613</text:p>
          </table:table-cell>
          <table:table-cell office:value-type="float" office:value="191825" table:style-name="ce161">
            <text:p>191,825</text:p>
          </table:table-cell>
          <table:table-cell office:value-type="float" office:value="13.29" table:style-name="ce162">
            <text:p>13.29</text:p>
          </table:table-cell>
          <table:table-cell office:value-type="float" office:value="1188209" table:style-name="ce161">
            <text:p>1,188,209</text:p>
          </table:table-cell>
          <table:table-cell office:value-type="float" office:value="564079" table:style-name="ce161">
            <text:p>564,079</text:p>
          </table:table-cell>
          <table:table-cell office:value-type="float" office:value="624130" table:style-name="ce161">
            <text:p>624,130</text:p>
          </table:table-cell>
          <table:table-cell office:value-type="float" office:value="44.3" table:style-name="ce162">
            <text:p>44.30</text:p>
          </table:table-cell>
          <table:table-cell office:value-type="float" office:value="2142151" table:style-name="ce161">
            <text:p>2,142,151</text:p>
          </table:table-cell>
          <table:table-cell office:value-type="float" office:value="1007872" table:style-name="ce161">
            <text:p>1,007,872</text:p>
          </table:table-cell>
          <table:table-cell office:value-type="float" office:value="1134279" table:style-name="ce161">
            <text:p>1,134,279</text:p>
          </table:table-cell>
          <table:table-cell office:value-type="float" office:value="79.87" table:style-name="ce163">
            <text:p>79.87</text:p>
          </table:table-cell>
          <table:table-cell table:number-columns-repeated="16359" table:style-name="ce141"/>
        </table:table-row>
        <table:table-row table:style-name="ro15">
          <table:table-cell office:value-type="string" table:style-name="ce159">
            <text:p>臺 中 市</text:p>
          </table:table-cell>
          <table:table-cell office:value-type="float" office:value="2696712" table:style-name="ce160">
            <text:p>2,696,712</text:p>
          </table:table-cell>
          <table:table-cell office:value-type="float" office:value="1337853" table:style-name="ce161">
            <text:p>1,337,853</text:p>
          </table:table-cell>
          <table:table-cell office:value-type="float" office:value="1358859" table:style-name="ce161">
            <text:p>1,358,859</text:p>
          </table:table-cell>
          <table:table-cell office:value-type="float" office:value="100" table:style-name="ce162">
            <text:p>100.00</text:p>
          </table:table-cell>
          <table:table-cell office:value-type="float" office:value="427459" table:style-name="ce161">
            <text:p>427,459</text:p>
          </table:table-cell>
          <table:table-cell office:value-type="float" office:value="222254" table:style-name="ce161">
            <text:p>222,254</text:p>
          </table:table-cell>
          <table:table-cell office:value-type="float" office:value="205205" table:style-name="ce161">
            <text:p>205,205</text:p>
          </table:table-cell>
          <table:table-cell office:value-type="float" office:value="15.85" table:style-name="ce162">
            <text:p>15.85</text:p>
          </table:table-cell>
          <table:table-cell office:value-type="float" office:value="2020506" table:style-name="ce161">
            <text:p>2,020,506</text:p>
          </table:table-cell>
          <table:table-cell office:value-type="float" office:value="998369" table:style-name="ce161">
            <text:p>998,369</text:p>
          </table:table-cell>
          <table:table-cell office:value-type="float" office:value="1022137" table:style-name="ce161">
            <text:p>1,022,137</text:p>
          </table:table-cell>
          <table:table-cell office:value-type="float" office:value="74.92" table:style-name="ce162">
            <text:p>74.92</text:p>
          </table:table-cell>
          <table:table-cell office:value-type="float" office:value="248747" table:style-name="ce161">
            <text:p>248,747</text:p>
          </table:table-cell>
          <table:table-cell office:value-type="float" office:value="117230" table:style-name="ce161">
            <text:p>117,230</text:p>
          </table:table-cell>
          <table:table-cell office:value-type="float" office:value="131517" table:style-name="ce161">
            <text:p>131,517</text:p>
          </table:table-cell>
          <table:table-cell office:value-type="float" office:value="9.2200000000000006" table:style-name="ce162">
            <text:p>9.22</text:p>
          </table:table-cell>
          <table:table-cell office:value-type="float" office:value="1294470" table:style-name="ce161">
            <text:p>1,294,470</text:p>
          </table:table-cell>
          <table:table-cell office:value-type="float" office:value="639681" table:style-name="ce161">
            <text:p>639,681</text:p>
          </table:table-cell>
          <table:table-cell office:value-type="float" office:value="654789" table:style-name="ce161">
            <text:p>654,789</text:p>
          </table:table-cell>
          <table:table-cell office:value-type="float" office:value="48" table:style-name="ce162">
            <text:p>48.00</text:p>
          </table:table-cell>
          <table:table-cell office:value-type="float" office:value="2068626" table:style-name="ce161">
            <text:p>2,068,626</text:p>
          </table:table-cell>
          <table:table-cell office:value-type="float" office:value="1011268" table:style-name="ce161">
            <text:p>1,011,268</text:p>
          </table:table-cell>
          <table:table-cell office:value-type="float" office:value="1057358" table:style-name="ce161">
            <text:p>1,057,358</text:p>
          </table:table-cell>
          <table:table-cell office:value-type="float" office:value="76.709999999999994" table:style-name="ce163">
            <text:p>76.71</text:p>
          </table:table-cell>
          <table:table-cell table:number-columns-repeated="16359" table:style-name="ce141"/>
        </table:table-row>
        <table:table-row table:style-name="ro15">
          <table:table-cell office:value-type="string" table:style-name="ce159">
            <text:p>臺 南 市</text:p>
          </table:table-cell>
          <table:table-cell office:value-type="float" office:value="1882774" table:style-name="ce160">
            <text:p>1,882,774</text:p>
          </table:table-cell>
          <table:table-cell office:value-type="float" office:value="944839" table:style-name="ce161">
            <text:p>944,839</text:p>
          </table:table-cell>
          <table:table-cell office:value-type="float" office:value="937935" table:style-name="ce161">
            <text:p>937,935</text:p>
          </table:table-cell>
          <table:table-cell office:value-type="float" office:value="100" table:style-name="ce162">
            <text:p>100.00</text:p>
          </table:table-cell>
          <table:table-cell office:value-type="float" office:value="254833" table:style-name="ce161">
            <text:p>254,833</text:p>
          </table:table-cell>
          <table:table-cell office:value-type="float" office:value="132782" table:style-name="ce161">
            <text:p>132,782</text:p>
          </table:table-cell>
          <table:table-cell office:value-type="float" office:value="122051" table:style-name="ce161">
            <text:p>122,051</text:p>
          </table:table-cell>
          <table:table-cell office:value-type="float" office:value="13.53" table:style-name="ce162">
            <text:p>13.53</text:p>
          </table:table-cell>
          <table:table-cell office:value-type="float" office:value="1401135" table:style-name="ce161">
            <text:p>1,401,135</text:p>
          </table:table-cell>
          <table:table-cell office:value-type="float" office:value="707834" table:style-name="ce161">
            <text:p>707,834</text:p>
          </table:table-cell>
          <table:table-cell office:value-type="float" office:value="693301" table:style-name="ce161">
            <text:p>693,301</text:p>
          </table:table-cell>
          <table:table-cell office:value-type="float" office:value="74.42" table:style-name="ce162">
            <text:p>74.42</text:p>
          </table:table-cell>
          <table:table-cell office:value-type="float" office:value="226806" table:style-name="ce161">
            <text:p>226,806</text:p>
          </table:table-cell>
          <table:table-cell office:value-type="float" office:value="104223" table:style-name="ce161">
            <text:p>104,223</text:p>
          </table:table-cell>
          <table:table-cell office:value-type="float" office:value="122583" table:style-name="ce161">
            <text:p>122,583</text:p>
          </table:table-cell>
          <table:table-cell office:value-type="float" office:value="12.05" table:style-name="ce162">
            <text:p>12.05</text:p>
          </table:table-cell>
          <table:table-cell office:value-type="float" office:value="874406" table:style-name="ce161">
            <text:p>874,406</text:p>
          </table:table-cell>
          <table:table-cell office:value-type="float" office:value="440649" table:style-name="ce161">
            <text:p>440,649</text:p>
          </table:table-cell>
          <table:table-cell office:value-type="float" office:value="433757" table:style-name="ce161">
            <text:p>433,757</text:p>
          </table:table-cell>
          <table:table-cell office:value-type="float" office:value="46.44" table:style-name="ce162">
            <text:p>46.44</text:p>
          </table:table-cell>
          <table:table-cell office:value-type="float" office:value="1504875" table:style-name="ce161">
            <text:p>1,504,875</text:p>
          </table:table-cell>
          <table:table-cell office:value-type="float" office:value="748015" table:style-name="ce161">
            <text:p>748,015</text:p>
          </table:table-cell>
          <table:table-cell office:value-type="float" office:value="756860" table:style-name="ce161">
            <text:p>756,860</text:p>
          </table:table-cell>
          <table:table-cell office:value-type="float" office:value="79.930000000000007" table:style-name="ce163">
            <text:p>79.93</text:p>
          </table:table-cell>
          <table:table-cell table:number-columns-repeated="16359" table:style-name="ce141"/>
        </table:table-row>
        <table:table-row table:style-name="ro15">
          <table:table-cell office:value-type="string" table:style-name="ce159">
            <text:p>高 雄 市</text:p>
          </table:table-cell>
          <table:table-cell office:value-type="float" office:value="2779448" table:style-name="ce160">
            <text:p>2,779,448</text:p>
          </table:table-cell>
          <table:table-cell office:value-type="float" office:value="1386529" table:style-name="ce161">
            <text:p>1,386,529</text:p>
          </table:table-cell>
          <table:table-cell office:value-type="float" office:value="1392919" table:style-name="ce161">
            <text:p>1,392,919</text:p>
          </table:table-cell>
          <table:table-cell office:value-type="float" office:value="100" table:style-name="ce162">
            <text:p>100.00</text:p>
          </table:table-cell>
          <table:table-cell office:value-type="float" office:value="375277" table:style-name="ce161">
            <text:p>375,277</text:p>
          </table:table-cell>
          <table:table-cell office:value-type="float" office:value="194856" table:style-name="ce161">
            <text:p>194,856</text:p>
          </table:table-cell>
          <table:table-cell office:value-type="float" office:value="180421" table:style-name="ce161">
            <text:p>180,421</text:p>
          </table:table-cell>
          <table:table-cell office:value-type="float" office:value="13.5" table:style-name="ce162">
            <text:p>13.50</text:p>
          </table:table-cell>
          <table:table-cell office:value-type="float" office:value="2093772" table:style-name="ce161">
            <text:p>2,093,772</text:p>
          </table:table-cell>
          <table:table-cell office:value-type="float" office:value="1044315" table:style-name="ce161">
            <text:p>1,044,315</text:p>
          </table:table-cell>
          <table:table-cell office:value-type="float" office:value="1049457" table:style-name="ce161">
            <text:p>1,049,457</text:p>
          </table:table-cell>
          <table:table-cell office:value-type="float" office:value="75.33" table:style-name="ce162">
            <text:p>75.33</text:p>
          </table:table-cell>
          <table:table-cell office:value-type="float" office:value="310399" table:style-name="ce161">
            <text:p>310,399</text:p>
          </table:table-cell>
          <table:table-cell office:value-type="float" office:value="147358" table:style-name="ce161">
            <text:p>147,358</text:p>
          </table:table-cell>
          <table:table-cell office:value-type="float" office:value="163041" table:style-name="ce161">
            <text:p>163,041</text:p>
          </table:table-cell>
          <table:table-cell office:value-type="float" office:value="11.17" table:style-name="ce162">
            <text:p>11.17</text:p>
          </table:table-cell>
          <table:table-cell office:value-type="float" office:value="1307189" table:style-name="ce161">
            <text:p>1,307,189</text:p>
          </table:table-cell>
          <table:table-cell office:value-type="float" office:value="657599" table:style-name="ce161">
            <text:p>657,599</text:p>
          </table:table-cell>
          <table:table-cell office:value-type="float" office:value="649590" table:style-name="ce161">
            <text:p>649,590</text:p>
          </table:table-cell>
          <table:table-cell office:value-type="float" office:value="47.03" table:style-name="ce162">
            <text:p>47.03</text:p>
          </table:table-cell>
          <table:table-cell office:value-type="float" office:value="2220865" table:style-name="ce161">
            <text:p>2,220,865</text:p>
          </table:table-cell>
          <table:table-cell office:value-type="float" office:value="1096650" table:style-name="ce161">
            <text:p>1,096,650</text:p>
          </table:table-cell>
          <table:table-cell office:value-type="float" office:value="1124215" table:style-name="ce161">
            <text:p>1,124,215</text:p>
          </table:table-cell>
          <table:table-cell office:value-type="float" office:value="79.900000000000006" table:style-name="ce163">
            <text:p>79.90</text:p>
          </table:table-cell>
          <table:table-cell table:number-columns-repeated="16359" table:style-name="ce141"/>
        </table:table-row>
        <table:table-row table:style-name="ro32">
          <table:table-cell office:value-type="string" table:style-name="ce159">
            <text:p><text:s/>臺 灣 省<text:s/></text:p>
          </table:table-cell>
          <table:table-cell office:value-type="float" office:value="9233545" table:style-name="ce160">
            <text:p>9,233,545</text:p>
          </table:table-cell>
          <table:table-cell office:value-type="float" office:value="4708017" table:style-name="ce161">
            <text:p>4,708,017</text:p>
          </table:table-cell>
          <table:table-cell office:value-type="float" office:value="4525528" table:style-name="ce161">
            <text:p>4,525,528</text:p>
          </table:table-cell>
          <table:table-cell office:value-type="float" office:value="100" table:style-name="ce162">
            <text:p>100.00</text:p>
          </table:table-cell>
          <table:table-cell office:value-type="float" office:value="1364537" table:style-name="ce161">
            <text:p>1,364,537</text:p>
          </table:table-cell>
          <table:table-cell office:value-type="float" office:value="713904" table:style-name="ce161">
            <text:p>713,904</text:p>
          </table:table-cell>
          <table:table-cell office:value-type="float" office:value="650633" table:style-name="ce161">
            <text:p>650,633</text:p>
          </table:table-cell>
          <table:table-cell office:value-type="float" office:value="14.78" table:style-name="ce162">
            <text:p>14.78</text:p>
          </table:table-cell>
          <table:table-cell office:value-type="float" office:value="6739590" table:style-name="ce161">
            <text:p>6,739,590</text:p>
          </table:table-cell>
          <table:table-cell office:value-type="float" office:value="3463242" table:style-name="ce161">
            <text:p>3,463,242</text:p>
          </table:table-cell>
          <table:table-cell office:value-type="float" office:value="3276348" table:style-name="ce161">
            <text:p>3,276,348</text:p>
          </table:table-cell>
          <table:table-cell office:value-type="float" office:value="72.989999999999995" table:style-name="ce162">
            <text:p>72.99</text:p>
          </table:table-cell>
          <table:table-cell office:value-type="float" office:value="1129418" table:style-name="ce161">
            <text:p>1,129,418</text:p>
          </table:table-cell>
          <table:table-cell office:value-type="float" office:value="530871" table:style-name="ce161">
            <text:p>530,871</text:p>
          </table:table-cell>
          <table:table-cell office:value-type="float" office:value="598547" table:style-name="ce161">
            <text:p>598,547</text:p>
          </table:table-cell>
          <table:table-cell office:value-type="float" office:value="12.23" table:style-name="ce162">
            <text:p>12.23</text:p>
          </table:table-cell>
          <table:table-cell office:value-type="float" office:value="4242095" table:style-name="ce161">
            <text:p>4,242,095</text:p>
          </table:table-cell>
          <table:table-cell office:value-type="float" office:value="2183078" table:style-name="ce161">
            <text:p>2,183,078</text:p>
          </table:table-cell>
          <table:table-cell office:value-type="float" office:value="2059017" table:style-name="ce161">
            <text:p>2,059,017</text:p>
          </table:table-cell>
          <table:table-cell office:value-type="float" office:value="45.94" table:style-name="ce162">
            <text:p>45.94</text:p>
          </table:table-cell>
          <table:table-cell office:value-type="float" office:value="7218395" table:style-name="ce161">
            <text:p>7,218,395</text:p>
          </table:table-cell>
          <table:table-cell office:value-type="float" office:value="3655487" table:style-name="ce161">
            <text:p>3,655,487</text:p>
          </table:table-cell>
          <table:table-cell office:value-type="float" office:value="3562908" table:style-name="ce161">
            <text:p>3,562,908</text:p>
          </table:table-cell>
          <table:table-cell office:value-type="float" office:value="78.180000000000007" table:style-name="ce163">
            <text:p>78.18</text:p>
          </table:table-cell>
          <table:table-cell table:number-columns-repeated="16359" table:style-name="ce141"/>
        </table:table-row>
        <table:table-row table:style-name="ro33">
          <table:table-cell office:value-type="string" table:style-name="ce164">
            <text:p>宜 蘭 縣</text:p>
          </table:table-cell>
          <table:table-cell office:value-type="float" office:value="458648" table:style-name="ce165">
            <text:p>458,648</text:p>
          </table:table-cell>
          <table:table-cell office:value-type="float" office:value="233142" table:style-name="ce166">
            <text:p>233,142</text:p>
          </table:table-cell>
          <table:table-cell office:value-type="float" office:value="225506" table:style-name="ce166">
            <text:p>225,506</text:p>
          </table:table-cell>
          <table:table-cell office:value-type="float" office:value="100" table:style-name="ce167">
            <text:p>100.00</text:p>
          </table:table-cell>
          <table:table-cell office:value-type="float" office:value="62780" table:style-name="ce168">
            <text:p>62,780</text:p>
          </table:table-cell>
          <table:table-cell office:value-type="float" office:value="32774" table:style-name="ce168">
            <text:p>32,774</text:p>
          </table:table-cell>
          <table:table-cell office:value-type="float" office:value="30006" table:style-name="ce168">
            <text:p>30,006</text:p>
          </table:table-cell>
          <table:table-cell office:value-type="float" office:value="13.69" table:style-name="ce169">
            <text:p>13.69</text:p>
          </table:table-cell>
          <table:table-cell office:value-type="float" office:value="334289" table:style-name="ce168">
            <text:p>334,289</text:p>
          </table:table-cell>
          <table:table-cell office:value-type="float" office:value="171374" table:style-name="ce168">
            <text:p>171,374</text:p>
          </table:table-cell>
          <table:table-cell office:value-type="float" office:value="162915" table:style-name="ce168">
            <text:p>162,915</text:p>
          </table:table-cell>
          <table:table-cell office:value-type="float" office:value="72.89" table:style-name="ce169">
            <text:p>72.89</text:p>
          </table:table-cell>
          <table:table-cell office:value-type="float" office:value="61579" table:style-name="ce168">
            <text:p>61,579</text:p>
          </table:table-cell>
          <table:table-cell office:value-type="float" office:value="28994" table:style-name="ce168">
            <text:p>28,994</text:p>
          </table:table-cell>
          <table:table-cell office:value-type="float" office:value="32585" table:style-name="ce168">
            <text:p>32,585</text:p>
          </table:table-cell>
          <table:table-cell office:value-type="float" office:value="13.43" table:style-name="ce169">
            <text:p>13.43</text:p>
          </table:table-cell>
          <table:table-cell office:value-type="float" office:value="207503" table:style-name="ce168">
            <text:p>207,503</text:p>
          </table:table-cell>
          <table:table-cell office:value-type="float" office:value="106787" table:style-name="ce168">
            <text:p>106,787</text:p>
          </table:table-cell>
          <table:table-cell office:value-type="float" office:value="100716" table:style-name="ce168">
            <text:p>100,716</text:p>
          </table:table-cell>
          <table:table-cell office:value-type="float" office:value="45.24" table:style-name="ce169">
            <text:p>45.24</text:p>
          </table:table-cell>
          <table:table-cell office:value-type="float" office:value="362865" table:style-name="ce168">
            <text:p>362,865</text:p>
          </table:table-cell>
          <table:table-cell office:value-type="float" office:value="183204" table:style-name="ce168">
            <text:p>183,204</text:p>
          </table:table-cell>
          <table:table-cell office:value-type="float" office:value="179661" table:style-name="ce168">
            <text:p>179,661</text:p>
          </table:table-cell>
          <table:table-cell office:value-type="float" office:value="79.12" table:style-name="ce170">
            <text:p>79.12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桃 園 縣</text:p>
          </table:table-cell>
          <table:table-cell office:value-type="float" office:value="2039557" table:style-name="ce165">
            <text:p>2,039,557</text:p>
          </table:table-cell>
          <table:table-cell office:value-type="float" office:value="1024797" table:style-name="ce166">
            <text:p>1,024,797</text:p>
          </table:table-cell>
          <table:table-cell office:value-type="float" office:value="1014760" table:style-name="ce166">
            <text:p>1,014,760</text:p>
          </table:table-cell>
          <table:table-cell office:value-type="float" office:value="100" table:style-name="ce167">
            <text:p>100.00</text:p>
          </table:table-cell>
          <table:table-cell office:value-type="float" office:value="336362" table:style-name="ce168">
            <text:p>336,362</text:p>
          </table:table-cell>
          <table:table-cell office:value-type="float" office:value="175795" table:style-name="ce168">
            <text:p>175,795</text:p>
          </table:table-cell>
          <table:table-cell office:value-type="float" office:value="160567" table:style-name="ce168">
            <text:p>160,567</text:p>
          </table:table-cell>
          <table:table-cell office:value-type="float" office:value="16.489999999999998" table:style-name="ce169">
            <text:p>16.49</text:p>
          </table:table-cell>
          <table:table-cell office:value-type="float" office:value="1524728" table:style-name="ce168">
            <text:p>1,524,728</text:p>
          </table:table-cell>
          <table:table-cell office:value-type="float" office:value="761341" table:style-name="ce168">
            <text:p>761,341</text:p>
          </table:table-cell>
          <table:table-cell office:value-type="float" office:value="763387" table:style-name="ce168">
            <text:p>763,387</text:p>
          </table:table-cell>
          <table:table-cell office:value-type="float" office:value="74.760000000000005" table:style-name="ce169">
            <text:p>74.76</text:p>
          </table:table-cell>
          <table:table-cell office:value-type="float" office:value="178467" table:style-name="ce168">
            <text:p>178,467</text:p>
          </table:table-cell>
          <table:table-cell office:value-type="float" office:value="87661" table:style-name="ce168">
            <text:p>87,661</text:p>
          </table:table-cell>
          <table:table-cell office:value-type="float" office:value="90806" table:style-name="ce168">
            <text:p>90,806</text:p>
          </table:table-cell>
          <table:table-cell office:value-type="float" office:value="8.75" table:style-name="ce169">
            <text:p>8.75</text:p>
          </table:table-cell>
          <table:table-cell office:value-type="float" office:value="984543" table:style-name="ce168">
            <text:p>984,543</text:p>
          </table:table-cell>
          <table:table-cell office:value-type="float" office:value="493661" table:style-name="ce168">
            <text:p>493,661</text:p>
          </table:table-cell>
          <table:table-cell office:value-type="float" office:value="490882" table:style-name="ce168">
            <text:p>490,882</text:p>
          </table:table-cell>
          <table:table-cell office:value-type="float" office:value="48.27" table:style-name="ce169">
            <text:p>48.27</text:p>
          </table:table-cell>
          <table:table-cell office:value-type="float" office:value="1549199" table:style-name="ce168">
            <text:p>1,549,199</text:p>
          </table:table-cell>
          <table:table-cell office:value-type="float" office:value="768700" table:style-name="ce168">
            <text:p>768,700</text:p>
          </table:table-cell>
          <table:table-cell office:value-type="float" office:value="780499" table:style-name="ce168">
            <text:p>780,499</text:p>
          </table:table-cell>
          <table:table-cell office:value-type="float" office:value="75.959999999999994" table:style-name="ce170">
            <text:p>75.96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新 竹 縣</text:p>
          </table:table-cell>
          <table:table-cell office:value-type="float" office:value="528376" table:style-name="ce165">
            <text:p>528,376</text:p>
          </table:table-cell>
          <table:table-cell office:value-type="float" office:value="270873" table:style-name="ce166">
            <text:p>270,873</text:p>
          </table:table-cell>
          <table:table-cell office:value-type="float" office:value="257503" table:style-name="ce166">
            <text:p>257,503</text:p>
          </table:table-cell>
          <table:table-cell office:value-type="float" office:value="100" table:style-name="ce167">
            <text:p>100.00</text:p>
          </table:table-cell>
          <table:table-cell office:value-type="float" office:value="93585" table:style-name="ce168">
            <text:p>93,585</text:p>
          </table:table-cell>
          <table:table-cell office:value-type="float" office:value="48777" table:style-name="ce168">
            <text:p>48,777</text:p>
          </table:table-cell>
          <table:table-cell office:value-type="float" office:value="44808" table:style-name="ce168">
            <text:p>44,808</text:p>
          </table:table-cell>
          <table:table-cell office:value-type="float" office:value="17.71" table:style-name="ce169">
            <text:p>17.71</text:p>
          </table:table-cell>
          <table:table-cell office:value-type="float" office:value="376472" table:style-name="ce168">
            <text:p>376,472</text:p>
          </table:table-cell>
          <table:table-cell office:value-type="float" office:value="193623" table:style-name="ce168">
            <text:p>193,623</text:p>
          </table:table-cell>
          <table:table-cell office:value-type="float" office:value="182849" table:style-name="ce168">
            <text:p>182,849</text:p>
          </table:table-cell>
          <table:table-cell office:value-type="float" office:value="71.25" table:style-name="ce169">
            <text:p>71.25</text:p>
          </table:table-cell>
          <table:table-cell office:value-type="float" office:value="58319" table:style-name="ce168">
            <text:p>58,319</text:p>
          </table:table-cell>
          <table:table-cell office:value-type="float" office:value="28473" table:style-name="ce168">
            <text:p>28,473</text:p>
          </table:table-cell>
          <table:table-cell office:value-type="float" office:value="29846" table:style-name="ce168">
            <text:p>29,846</text:p>
          </table:table-cell>
          <table:table-cell office:value-type="float" office:value="11.04" table:style-name="ce169">
            <text:p>11.04</text:p>
          </table:table-cell>
          <table:table-cell office:value-type="float" office:value="247472" table:style-name="ce168">
            <text:p>247,472</text:p>
          </table:table-cell>
          <table:table-cell office:value-type="float" office:value="126350" table:style-name="ce168">
            <text:p>126,350</text:p>
          </table:table-cell>
          <table:table-cell office:value-type="float" office:value="121122" table:style-name="ce168">
            <text:p>121,122</text:p>
          </table:table-cell>
          <table:table-cell office:value-type="float" office:value="46.84" table:style-name="ce169">
            <text:p>46.84</text:p>
          </table:table-cell>
          <table:table-cell office:value-type="float" office:value="396800" table:style-name="ce168">
            <text:p>396,800</text:p>
          </table:table-cell>
          <table:table-cell office:value-type="float" office:value="202252" table:style-name="ce168">
            <text:p>202,252</text:p>
          </table:table-cell>
          <table:table-cell office:value-type="float" office:value="194548" table:style-name="ce168">
            <text:p>194,548</text:p>
          </table:table-cell>
          <table:table-cell office:value-type="float" office:value="75.099999999999994" table:style-name="ce170">
            <text:p>75.10</text:p>
          </table:table-cell>
          <table:table-cell table:number-columns-repeated="16359" table:style-name="ce141"/>
        </table:table-row>
        <table:table-row table:style-name="ro34">
          <table:table-cell office:value-type="string" table:style-name="ce164">
            <text:p>苗 栗 縣</text:p>
          </table:table-cell>
          <table:table-cell office:value-type="float" office:value="565023" table:style-name="ce165">
            <text:p>565,023</text:p>
          </table:table-cell>
          <table:table-cell office:value-type="float" office:value="291852" table:style-name="ce166">
            <text:p>291,852</text:p>
          </table:table-cell>
          <table:table-cell office:value-type="float" office:value="273171" table:style-name="ce166">
            <text:p>273,171</text:p>
          </table:table-cell>
          <table:table-cell office:value-type="float" office:value="100" table:style-name="ce167">
            <text:p>100.00</text:p>
          </table:table-cell>
          <table:table-cell office:value-type="float" office:value="83146" table:style-name="ce168">
            <text:p>83,146</text:p>
          </table:table-cell>
          <table:table-cell office:value-type="float" office:value="43634" table:style-name="ce168">
            <text:p>43,634</text:p>
          </table:table-cell>
          <table:table-cell office:value-type="float" office:value="39512" table:style-name="ce168">
            <text:p>39,512</text:p>
          </table:table-cell>
          <table:table-cell office:value-type="float" office:value="14.72" table:style-name="ce169">
            <text:p>14.72</text:p>
          </table:table-cell>
          <table:table-cell office:value-type="float" office:value="405044" table:style-name="ce168">
            <text:p>405,044</text:p>
          </table:table-cell>
          <table:table-cell office:value-type="float" office:value="211396" table:style-name="ce168">
            <text:p>211,396</text:p>
          </table:table-cell>
          <table:table-cell office:value-type="float" office:value="193648" table:style-name="ce168">
            <text:p>193,648</text:p>
          </table:table-cell>
          <table:table-cell office:value-type="float" office:value="71.69" table:style-name="ce169">
            <text:p>71.69</text:p>
          </table:table-cell>
          <table:table-cell office:value-type="float" office:value="76833" table:style-name="ce168">
            <text:p>76,833</text:p>
          </table:table-cell>
          <table:table-cell office:value-type="float" office:value="36822" table:style-name="ce168">
            <text:p>36,822</text:p>
          </table:table-cell>
          <table:table-cell office:value-type="float" office:value="40011" table:style-name="ce168">
            <text:p>40,011</text:p>
          </table:table-cell>
          <table:table-cell office:value-type="float" office:value="13.6" table:style-name="ce169">
            <text:p>13.60</text:p>
          </table:table-cell>
          <table:table-cell office:value-type="float" office:value="254911" table:style-name="ce168">
            <text:p>254,911</text:p>
          </table:table-cell>
          <table:table-cell office:value-type="float" office:value="132831" table:style-name="ce168">
            <text:p>132,831</text:p>
          </table:table-cell>
          <table:table-cell office:value-type="float" office:value="122080" table:style-name="ce168">
            <text:p>122,080</text:p>
          </table:table-cell>
          <table:table-cell office:value-type="float" office:value="45.12" table:style-name="ce169">
            <text:p>45.12</text:p>
          </table:table-cell>
          <table:table-cell office:value-type="float" office:value="443304" table:style-name="ce168">
            <text:p>443,304</text:p>
          </table:table-cell>
          <table:table-cell office:value-type="float" office:value="228104" table:style-name="ce168">
            <text:p>228,104</text:p>
          </table:table-cell>
          <table:table-cell office:value-type="float" office:value="215200" table:style-name="ce168">
            <text:p>215,200</text:p>
          </table:table-cell>
          <table:table-cell office:value-type="float" office:value="78.459999999999994" table:style-name="ce170">
            <text:p>78.46</text:p>
          </table:table-cell>
          <table:table-cell table:number-columns-repeated="16359" table:style-name="ce141"/>
        </table:table-row>
        <table:table-row table:style-name="ro33">
          <table:table-cell office:value-type="string" table:style-name="ce164">
            <text:p>彰 化 縣</text:p>
          </table:table-cell>
          <table:table-cell office:value-type="float" office:value="1297167" table:style-name="ce165">
            <text:p>1,297,167</text:p>
          </table:table-cell>
          <table:table-cell office:value-type="float" office:value="664288" table:style-name="ce166">
            <text:p>664,288</text:p>
          </table:table-cell>
          <table:table-cell office:value-type="float" office:value="632879" table:style-name="ce166">
            <text:p>632,879</text:p>
          </table:table-cell>
          <table:table-cell office:value-type="float" office:value="100" table:style-name="ce167">
            <text:p>100.00</text:p>
          </table:table-cell>
          <table:table-cell office:value-type="float" office:value="193217" table:style-name="ce168">
            <text:p>193,217</text:p>
          </table:table-cell>
          <table:table-cell office:value-type="float" office:value="101369" table:style-name="ce168">
            <text:p>101,369</text:p>
          </table:table-cell>
          <table:table-cell office:value-type="float" office:value="91848" table:style-name="ce168">
            <text:p>91,848</text:p>
          </table:table-cell>
          <table:table-cell office:value-type="float" office:value="14.9" table:style-name="ce169">
            <text:p>14.90</text:p>
          </table:table-cell>
          <table:table-cell office:value-type="float" office:value="939956" table:style-name="ce168">
            <text:p>939,956</text:p>
          </table:table-cell>
          <table:table-cell office:value-type="float" office:value="487473" table:style-name="ce168">
            <text:p>487,473</text:p>
          </table:table-cell>
          <table:table-cell office:value-type="float" office:value="452483" table:style-name="ce168">
            <text:p>452,483</text:p>
          </table:table-cell>
          <table:table-cell office:value-type="float" office:value="72.459999999999994" table:style-name="ce169">
            <text:p>72.46</text:p>
          </table:table-cell>
          <table:table-cell office:value-type="float" office:value="163994" table:style-name="ce168">
            <text:p>163,994</text:p>
          </table:table-cell>
          <table:table-cell office:value-type="float" office:value="75446" table:style-name="ce168">
            <text:p>75,446</text:p>
          </table:table-cell>
          <table:table-cell office:value-type="float" office:value="88548" table:style-name="ce168">
            <text:p>88,548</text:p>
          </table:table-cell>
          <table:table-cell office:value-type="float" office:value="12.64" table:style-name="ce169">
            <text:p>12.64</text:p>
          </table:table-cell>
          <table:table-cell office:value-type="float" office:value="594936" table:style-name="ce168">
            <text:p>594,936</text:p>
          </table:table-cell>
          <table:table-cell office:value-type="float" office:value="309109" table:style-name="ce168">
            <text:p>309,109</text:p>
          </table:table-cell>
          <table:table-cell office:value-type="float" office:value="285827" table:style-name="ce168">
            <text:p>285,827</text:p>
          </table:table-cell>
          <table:table-cell office:value-type="float" office:value="45.86" table:style-name="ce169">
            <text:p>45.86</text:p>
          </table:table-cell>
          <table:table-cell office:value-type="float" office:value="1013464" table:style-name="ce168">
            <text:p>1,013,464</text:p>
          </table:table-cell>
          <table:table-cell office:value-type="float" office:value="515744" table:style-name="ce168">
            <text:p>515,744</text:p>
          </table:table-cell>
          <table:table-cell office:value-type="float" office:value="497720" table:style-name="ce168">
            <text:p>497,720</text:p>
          </table:table-cell>
          <table:table-cell office:value-type="float" office:value="78.13" table:style-name="ce170">
            <text:p>78.13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南 投 縣</text:p>
          </table:table-cell>
          <table:table-cell office:value-type="float" office:value="518312" table:style-name="ce165">
            <text:p>518,312</text:p>
          </table:table-cell>
          <table:table-cell office:value-type="float" office:value="266083" table:style-name="ce166">
            <text:p>266,083</text:p>
          </table:table-cell>
          <table:table-cell office:value-type="float" office:value="252229" table:style-name="ce166">
            <text:p>252,229</text:p>
          </table:table-cell>
          <table:table-cell office:value-type="float" office:value="100" table:style-name="ce167">
            <text:p>100.00</text:p>
          </table:table-cell>
          <table:table-cell office:value-type="float" office:value="68462" table:style-name="ce168">
            <text:p>68,462</text:p>
          </table:table-cell>
          <table:table-cell office:value-type="float" office:value="35542" table:style-name="ce168">
            <text:p>35,542</text:p>
          </table:table-cell>
          <table:table-cell office:value-type="float" office:value="32920" table:style-name="ce168">
            <text:p>32,920</text:p>
          </table:table-cell>
          <table:table-cell office:value-type="float" office:value="13.21" table:style-name="ce169">
            <text:p>13.21</text:p>
          </table:table-cell>
          <table:table-cell office:value-type="float" office:value="376562" table:style-name="ce168">
            <text:p>376,562</text:p>
          </table:table-cell>
          <table:table-cell office:value-type="float" office:value="196169" table:style-name="ce168">
            <text:p>196,169</text:p>
          </table:table-cell>
          <table:table-cell office:value-type="float" office:value="180393" table:style-name="ce168">
            <text:p>180,393</text:p>
          </table:table-cell>
          <table:table-cell office:value-type="float" office:value="72.650000000000006" table:style-name="ce169">
            <text:p>72.65</text:p>
          </table:table-cell>
          <table:table-cell office:value-type="float" office:value="73288" table:style-name="ce168">
            <text:p>73,288</text:p>
          </table:table-cell>
          <table:table-cell office:value-type="float" office:value="34372" table:style-name="ce168">
            <text:p>34,372</text:p>
          </table:table-cell>
          <table:table-cell office:value-type="float" office:value="38916" table:style-name="ce168">
            <text:p>38,916</text:p>
          </table:table-cell>
          <table:table-cell office:value-type="float" office:value="14.14" table:style-name="ce169">
            <text:p>14.14</text:p>
          </table:table-cell>
          <table:table-cell office:value-type="float" office:value="229254" table:style-name="ce168">
            <text:p>229,254</text:p>
          </table:table-cell>
          <table:table-cell office:value-type="float" office:value="119778" table:style-name="ce168">
            <text:p>119,778</text:p>
          </table:table-cell>
          <table:table-cell office:value-type="float" office:value="109476" table:style-name="ce168">
            <text:p>109,476</text:p>
          </table:table-cell>
          <table:table-cell office:value-type="float" office:value="44.23" table:style-name="ce169">
            <text:p>44.23</text:p>
          </table:table-cell>
          <table:table-cell office:value-type="float" office:value="413882" table:style-name="ce168">
            <text:p>413,882</text:p>
          </table:table-cell>
          <table:table-cell office:value-type="float" office:value="212046" table:style-name="ce168">
            <text:p>212,046</text:p>
          </table:table-cell>
          <table:table-cell office:value-type="float" office:value="201836" table:style-name="ce168">
            <text:p>201,836</text:p>
          </table:table-cell>
          <table:table-cell office:value-type="float" office:value="79.849999999999994" table:style-name="ce170">
            <text:p>79.85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雲 林 縣</text:p>
          </table:table-cell>
          <table:table-cell office:value-type="float" office:value="708864" table:style-name="ce165">
            <text:p>708,864</text:p>
          </table:table-cell>
          <table:table-cell office:value-type="float" office:value="369148" table:style-name="ce166">
            <text:p>369,148</text:p>
          </table:table-cell>
          <table:table-cell office:value-type="float" office:value="339716" table:style-name="ce166">
            <text:p>339,716</text:p>
          </table:table-cell>
          <table:table-cell office:value-type="float" office:value="100" table:style-name="ce167">
            <text:p>100.00</text:p>
          </table:table-cell>
          <table:table-cell office:value-type="float" office:value="97648" table:style-name="ce168">
            <text:p>97,648</text:p>
          </table:table-cell>
          <table:table-cell office:value-type="float" office:value="51388" table:style-name="ce168">
            <text:p>51,388</text:p>
          </table:table-cell>
          <table:table-cell office:value-type="float" office:value="46260" table:style-name="ce168">
            <text:p>46,260</text:p>
          </table:table-cell>
          <table:table-cell office:value-type="float" office:value="13.78" table:style-name="ce169">
            <text:p>13.78</text:p>
          </table:table-cell>
          <table:table-cell office:value-type="float" office:value="500493" table:style-name="ce168">
            <text:p>500,493</text:p>
          </table:table-cell>
          <table:table-cell office:value-type="float" office:value="267882" table:style-name="ce168">
            <text:p>267,882</text:p>
          </table:table-cell>
          <table:table-cell office:value-type="float" office:value="232611" table:style-name="ce168">
            <text:p>232,611</text:p>
          </table:table-cell>
          <table:table-cell office:value-type="float" office:value="70.599999999999994" table:style-name="ce169">
            <text:p>70.60</text:p>
          </table:table-cell>
          <table:table-cell office:value-type="float" office:value="110723" table:style-name="ce168">
            <text:p>110,723</text:p>
          </table:table-cell>
          <table:table-cell office:value-type="float" office:value="49878" table:style-name="ce168">
            <text:p>49,878</text:p>
          </table:table-cell>
          <table:table-cell office:value-type="float" office:value="60845" table:style-name="ce168">
            <text:p>60,845</text:p>
          </table:table-cell>
          <table:table-cell office:value-type="float" office:value="15.62" table:style-name="ce169">
            <text:p>15.62</text:p>
          </table:table-cell>
          <table:table-cell office:value-type="float" office:value="311482" table:style-name="ce168">
            <text:p>311,482</text:p>
          </table:table-cell>
          <table:table-cell office:value-type="float" office:value="166075" table:style-name="ce168">
            <text:p>166,075</text:p>
          </table:table-cell>
          <table:table-cell office:value-type="float" office:value="145407" table:style-name="ce168">
            <text:p>145,407</text:p>
          </table:table-cell>
          <table:table-cell office:value-type="float" office:value="43.94" table:style-name="ce169">
            <text:p>43.94</text:p>
          </table:table-cell>
          <table:table-cell office:value-type="float" office:value="564900" table:style-name="ce168">
            <text:p>564,900</text:p>
          </table:table-cell>
          <table:table-cell office:value-type="float" office:value="293429" table:style-name="ce168">
            <text:p>293,429</text:p>
          </table:table-cell>
          <table:table-cell office:value-type="float" office:value="271471" table:style-name="ce168">
            <text:p>271,471</text:p>
          </table:table-cell>
          <table:table-cell office:value-type="float" office:value="79.69" table:style-name="ce170">
            <text:p>79.69</text:p>
          </table:table-cell>
          <table:table-cell table:number-columns-repeated="16359" table:style-name="ce141"/>
        </table:table-row>
        <table:table-row table:style-name="ro34">
          <table:table-cell office:value-type="string" table:style-name="ce164">
            <text:p>嘉 義 縣</text:p>
          </table:table-cell>
          <table:table-cell office:value-type="float" office:value="530365" table:style-name="ce165">
            <text:p>530,365</text:p>
          </table:table-cell>
          <table:table-cell office:value-type="float" office:value="276379" table:style-name="ce166">
            <text:p>276,379</text:p>
          </table:table-cell>
          <table:table-cell office:value-type="float" office:value="253986" table:style-name="ce166">
            <text:p>253,986</text:p>
          </table:table-cell>
          <table:table-cell office:value-type="float" office:value="100" table:style-name="ce167">
            <text:p>100.00</text:p>
          </table:table-cell>
          <table:table-cell office:value-type="float" office:value="64382" table:style-name="ce168">
            <text:p>64,382</text:p>
          </table:table-cell>
          <table:table-cell office:value-type="float" office:value="33766" table:style-name="ce168">
            <text:p>33,766</text:p>
          </table:table-cell>
          <table:table-cell office:value-type="float" office:value="30616" table:style-name="ce168">
            <text:p>30,616</text:p>
          </table:table-cell>
          <table:table-cell office:value-type="float" office:value="12.14" table:style-name="ce169">
            <text:p>12.14</text:p>
          </table:table-cell>
          <table:table-cell office:value-type="float" office:value="379818" table:style-name="ce168">
            <text:p>379,818</text:p>
          </table:table-cell>
          <table:table-cell office:value-type="float" office:value="203604" table:style-name="ce168">
            <text:p>203,604</text:p>
          </table:table-cell>
          <table:table-cell office:value-type="float" office:value="176214" table:style-name="ce168">
            <text:p>176,214</text:p>
          </table:table-cell>
          <table:table-cell office:value-type="float" office:value="71.61" table:style-name="ce169">
            <text:p>71.61</text:p>
          </table:table-cell>
          <table:table-cell office:value-type="float" office:value="86165" table:style-name="ce168">
            <text:p>86,165</text:p>
          </table:table-cell>
          <table:table-cell office:value-type="float" office:value="39009" table:style-name="ce168">
            <text:p>39,009</text:p>
          </table:table-cell>
          <table:table-cell office:value-type="float" office:value="47156" table:style-name="ce168">
            <text:p>47,156</text:p>
          </table:table-cell>
          <table:table-cell office:value-type="float" office:value="16.25" table:style-name="ce169">
            <text:p>16.25</text:p>
          </table:table-cell>
          <table:table-cell office:value-type="float" office:value="231551" table:style-name="ce168">
            <text:p>231,551</text:p>
          </table:table-cell>
          <table:table-cell office:value-type="float" office:value="123482" table:style-name="ce168">
            <text:p>123,482</text:p>
          </table:table-cell>
          <table:table-cell office:value-type="float" office:value="108069" table:style-name="ce168">
            <text:p>108,069</text:p>
          </table:table-cell>
          <table:table-cell office:value-type="float" office:value="43.66" table:style-name="ce169">
            <text:p>43.66</text:p>
          </table:table-cell>
          <table:table-cell office:value-type="float" office:value="431518" table:style-name="ce168">
            <text:p>431,518</text:p>
          </table:table-cell>
          <table:table-cell office:value-type="float" office:value="224715" table:style-name="ce168">
            <text:p>224,715</text:p>
          </table:table-cell>
          <table:table-cell office:value-type="float" office:value="206803" table:style-name="ce168">
            <text:p>206,803</text:p>
          </table:table-cell>
          <table:table-cell office:value-type="float" office:value="81.36" table:style-name="ce170">
            <text:p>81.36</text:p>
          </table:table-cell>
          <table:table-cell table:number-columns-repeated="16359" table:style-name="ce141"/>
        </table:table-row>
        <table:table-row table:style-name="ro35">
          <table:table-cell office:value-type="string" table:style-name="ce164">
            <text:p>屏 東 縣</text:p>
          </table:table-cell>
          <table:table-cell office:value-type="float" office:value="854226" table:style-name="ce165">
            <text:p>854,226</text:p>
          </table:table-cell>
          <table:table-cell office:value-type="float" office:value="438173" table:style-name="ce166">
            <text:p>438,173</text:p>
          </table:table-cell>
          <table:table-cell office:value-type="float" office:value="416053" table:style-name="ce166">
            <text:p>416,053</text:p>
          </table:table-cell>
          <table:table-cell office:value-type="float" office:value="100" table:style-name="ce167">
            <text:p>100.00</text:p>
          </table:table-cell>
          <table:table-cell office:value-type="float" office:value="108523" table:style-name="ce168">
            <text:p>108,523</text:p>
          </table:table-cell>
          <table:table-cell office:value-type="float" office:value="56646" table:style-name="ce168">
            <text:p>56,646</text:p>
          </table:table-cell>
          <table:table-cell office:value-type="float" office:value="51877" table:style-name="ce168">
            <text:p>51,877</text:p>
          </table:table-cell>
          <table:table-cell office:value-type="float" office:value="12.7" table:style-name="ce169">
            <text:p>12.70</text:p>
          </table:table-cell>
          <table:table-cell office:value-type="float" office:value="631713" table:style-name="ce168">
            <text:p>631,713</text:p>
          </table:table-cell>
          <table:table-cell office:value-type="float" office:value="327329" table:style-name="ce168">
            <text:p>327,329</text:p>
          </table:table-cell>
          <table:table-cell office:value-type="float" office:value="304384" table:style-name="ce168">
            <text:p>304,384</text:p>
          </table:table-cell>
          <table:table-cell office:value-type="float" office:value="73.95" table:style-name="ce169">
            <text:p>73.95</text:p>
          </table:table-cell>
          <table:table-cell office:value-type="float" office:value="113990" table:style-name="ce168">
            <text:p>113,990</text:p>
          </table:table-cell>
          <table:table-cell office:value-type="float" office:value="54198" table:style-name="ce168">
            <text:p>54,198</text:p>
          </table:table-cell>
          <table:table-cell office:value-type="float" office:value="59792" table:style-name="ce168">
            <text:p>59,792</text:p>
          </table:table-cell>
          <table:table-cell office:value-type="float" office:value="13.34" table:style-name="ce169">
            <text:p>13.34</text:p>
          </table:table-cell>
          <table:table-cell office:value-type="float" office:value="385948" table:style-name="ce168">
            <text:p>385,948</text:p>
          </table:table-cell>
          <table:table-cell office:value-type="float" office:value="201205" table:style-name="ce168">
            <text:p>201,205</text:p>
          </table:table-cell>
          <table:table-cell office:value-type="float" office:value="184743" table:style-name="ce168">
            <text:p>184,743</text:p>
          </table:table-cell>
          <table:table-cell office:value-type="float" office:value="45.18" table:style-name="ce169">
            <text:p>45.18</text:p>
          </table:table-cell>
          <table:table-cell office:value-type="float" office:value="686068" table:style-name="ce168">
            <text:p>686,068</text:p>
          </table:table-cell>
          <table:table-cell office:value-type="float" office:value="350377" table:style-name="ce168">
            <text:p>350,377</text:p>
          </table:table-cell>
          <table:table-cell office:value-type="float" office:value="335691" table:style-name="ce168">
            <text:p>335,691</text:p>
          </table:table-cell>
          <table:table-cell office:value-type="float" office:value="80.31" table:style-name="ce170">
            <text:p>80.31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臺 東 縣</text:p>
          </table:table-cell>
          <table:table-cell office:value-type="float" office:value="225137" table:style-name="ce165">
            <text:p>225,137</text:p>
          </table:table-cell>
          <table:table-cell office:value-type="float" office:value="117125" table:style-name="ce166">
            <text:p>117,125</text:p>
          </table:table-cell>
          <table:table-cell office:value-type="float" office:value="108012" table:style-name="ce166">
            <text:p>108,012</text:p>
          </table:table-cell>
          <table:table-cell office:value-type="float" office:value="100" table:style-name="ce167">
            <text:p>100.00</text:p>
          </table:table-cell>
          <table:table-cell office:value-type="float" office:value="31118" table:style-name="ce168">
            <text:p>31,118</text:p>
          </table:table-cell>
          <table:table-cell office:value-type="float" office:value="16273" table:style-name="ce168">
            <text:p>16,273</text:p>
          </table:table-cell>
          <table:table-cell office:value-type="float" office:value="14845" table:style-name="ce168">
            <text:p>14,845</text:p>
          </table:table-cell>
          <table:table-cell office:value-type="float" office:value="13.82" table:style-name="ce169">
            <text:p>13.82</text:p>
          </table:table-cell>
          <table:table-cell office:value-type="float" office:value="163337" table:style-name="ce168">
            <text:p>163,337</text:p>
          </table:table-cell>
          <table:table-cell office:value-type="float" office:value="86357" table:style-name="ce168">
            <text:p>86,357</text:p>
          </table:table-cell>
          <table:table-cell office:value-type="float" office:value="76980" table:style-name="ce168">
            <text:p>76,980</text:p>
          </table:table-cell>
          <table:table-cell office:value-type="float" office:value="72.55" table:style-name="ce169">
            <text:p>72.55</text:p>
          </table:table-cell>
          <table:table-cell office:value-type="float" office:value="30682" table:style-name="ce168">
            <text:p>30,682</text:p>
          </table:table-cell>
          <table:table-cell office:value-type="float" office:value="14495" table:style-name="ce168">
            <text:p>14,495</text:p>
          </table:table-cell>
          <table:table-cell office:value-type="float" office:value="16187" table:style-name="ce168">
            <text:p>16,187</text:p>
          </table:table-cell>
          <table:table-cell office:value-type="float" office:value="13.63" table:style-name="ce169">
            <text:p>13.63</text:p>
          </table:table-cell>
          <table:table-cell office:value-type="float" office:value="100460" table:style-name="ce168">
            <text:p>100,460</text:p>
          </table:table-cell>
          <table:table-cell office:value-type="float" office:value="53894" table:style-name="ce168">
            <text:p>53,894</text:p>
          </table:table-cell>
          <table:table-cell office:value-type="float" office:value="46566" table:style-name="ce168">
            <text:p>46,566</text:p>
          </table:table-cell>
          <table:table-cell office:value-type="float" office:value="44.62" table:style-name="ce169">
            <text:p>44.62</text:p>
          </table:table-cell>
          <table:table-cell office:value-type="float" office:value="178670" table:style-name="ce168">
            <text:p>178,670</text:p>
          </table:table-cell>
          <table:table-cell office:value-type="float" office:value="92834" table:style-name="ce168">
            <text:p>92,834</text:p>
          </table:table-cell>
          <table:table-cell office:value-type="float" office:value="85836" table:style-name="ce168">
            <text:p>85,836</text:p>
          </table:table-cell>
          <table:table-cell office:value-type="float" office:value="79.36" table:style-name="ce170">
            <text:p>79.36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花 蓮 縣</text:p>
          </table:table-cell>
          <table:table-cell office:value-type="float" office:value="334128" table:style-name="ce165">
            <text:p>334,128</text:p>
          </table:table-cell>
          <table:table-cell office:value-type="float" office:value="171255" table:style-name="ce166">
            <text:p>171,255</text:p>
          </table:table-cell>
          <table:table-cell office:value-type="float" office:value="162873" table:style-name="ce166">
            <text:p>162,873</text:p>
          </table:table-cell>
          <table:table-cell office:value-type="float" office:value="100" table:style-name="ce167">
            <text:p>100.00</text:p>
          </table:table-cell>
          <table:table-cell office:value-type="float" office:value="45357" table:style-name="ce168">
            <text:p>45,357</text:p>
          </table:table-cell>
          <table:table-cell office:value-type="float" office:value="23769" table:style-name="ce168">
            <text:p>23,769</text:p>
          </table:table-cell>
          <table:table-cell office:value-type="float" office:value="21588" table:style-name="ce168">
            <text:p>21,588</text:p>
          </table:table-cell>
          <table:table-cell office:value-type="float" office:value="13.57" table:style-name="ce169">
            <text:p>13.57</text:p>
          </table:table-cell>
          <table:table-cell office:value-type="float" office:value="244999" table:style-name="ce168">
            <text:p>244,999</text:p>
          </table:table-cell>
          <table:table-cell office:value-type="float" office:value="126430" table:style-name="ce168">
            <text:p>126,430</text:p>
          </table:table-cell>
          <table:table-cell office:value-type="float" office:value="118569" table:style-name="ce168">
            <text:p>118,569</text:p>
          </table:table-cell>
          <table:table-cell office:value-type="float" office:value="73.319999999999993" table:style-name="ce169">
            <text:p>73.32</text:p>
          </table:table-cell>
          <table:table-cell office:value-type="float" office:value="43772" table:style-name="ce168">
            <text:p>43,772</text:p>
          </table:table-cell>
          <table:table-cell office:value-type="float" office:value="21056" table:style-name="ce168">
            <text:p>21,056</text:p>
          </table:table-cell>
          <table:table-cell office:value-type="float" office:value="22716" table:style-name="ce168">
            <text:p>22,716</text:p>
          </table:table-cell>
          <table:table-cell office:value-type="float" office:value="13.1" table:style-name="ce169">
            <text:p>13.10</text:p>
          </table:table-cell>
          <table:table-cell office:value-type="float" office:value="149500" table:style-name="ce168">
            <text:p>149,500</text:p>
          </table:table-cell>
          <table:table-cell office:value-type="float" office:value="77946" table:style-name="ce168">
            <text:p>77,946</text:p>
          </table:table-cell>
          <table:table-cell office:value-type="float" office:value="71554" table:style-name="ce168">
            <text:p>71,554</text:p>
          </table:table-cell>
          <table:table-cell office:value-type="float" office:value="44.74" table:style-name="ce169">
            <text:p>44.74</text:p>
          </table:table-cell>
          <table:table-cell office:value-type="float" office:value="265401" table:style-name="ce168">
            <text:p>265,401</text:p>
          </table:table-cell>
          <table:table-cell office:value-type="float" office:value="135408" table:style-name="ce168">
            <text:p>135,408</text:p>
          </table:table-cell>
          <table:table-cell office:value-type="float" office:value="129993" table:style-name="ce168">
            <text:p>129,993</text:p>
          </table:table-cell>
          <table:table-cell office:value-type="float" office:value="79.430000000000007" table:style-name="ce170">
            <text:p>79.43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澎 湖 縣</text:p>
          </table:table-cell>
          <table:table-cell office:value-type="float" office:value="99462" table:style-name="ce165">
            <text:p>99,462</text:p>
          </table:table-cell>
          <table:table-cell office:value-type="float" office:value="51150" table:style-name="ce166">
            <text:p>51,150</text:p>
          </table:table-cell>
          <table:table-cell office:value-type="float" office:value="48312" table:style-name="ce166">
            <text:p>48,312</text:p>
          </table:table-cell>
          <table:table-cell office:value-type="float" office:value="100" table:style-name="ce167">
            <text:p>100.00</text:p>
          </table:table-cell>
          <table:table-cell office:value-type="float" office:value="12323" table:style-name="ce168">
            <text:p>12,323</text:p>
          </table:table-cell>
          <table:table-cell office:value-type="float" office:value="6476" table:style-name="ce168">
            <text:p>6,476</text:p>
          </table:table-cell>
          <table:table-cell office:value-type="float" office:value="5847" table:style-name="ce168">
            <text:p>5,847</text:p>
          </table:table-cell>
          <table:table-cell office:value-type="float" office:value="12.39" table:style-name="ce169">
            <text:p>12.39</text:p>
          </table:table-cell>
          <table:table-cell office:value-type="float" office:value="72922" table:style-name="ce168">
            <text:p>72,922</text:p>
          </table:table-cell>
          <table:table-cell office:value-type="float" office:value="38044" table:style-name="ce168">
            <text:p>38,044</text:p>
          </table:table-cell>
          <table:table-cell office:value-type="float" office:value="34878" table:style-name="ce168">
            <text:p>34,878</text:p>
          </table:table-cell>
          <table:table-cell office:value-type="float" office:value="73.319999999999993" table:style-name="ce169">
            <text:p>73.32</text:p>
          </table:table-cell>
          <table:table-cell office:value-type="float" office:value="14217" table:style-name="ce168">
            <text:p>14,217</text:p>
          </table:table-cell>
          <table:table-cell office:value-type="float" office:value="6630" table:style-name="ce168">
            <text:p>6,630</text:p>
          </table:table-cell>
          <table:table-cell office:value-type="float" office:value="7587" table:style-name="ce168">
            <text:p>7,587</text:p>
          </table:table-cell>
          <table:table-cell office:value-type="float" office:value="14.29" table:style-name="ce169">
            <text:p>14.29</text:p>
          </table:table-cell>
          <table:table-cell office:value-type="float" office:value="46563" table:style-name="ce168">
            <text:p>46,563</text:p>
          </table:table-cell>
          <table:table-cell office:value-type="float" office:value="24284" table:style-name="ce168">
            <text:p>24,284</text:p>
          </table:table-cell>
          <table:table-cell office:value-type="float" office:value="22279" table:style-name="ce168">
            <text:p>22,279</text:p>
          </table:table-cell>
          <table:table-cell office:value-type="float" office:value="46.81" table:style-name="ce169">
            <text:p>46.81</text:p>
          </table:table-cell>
          <table:table-cell office:value-type="float" office:value="80748" table:style-name="ce168">
            <text:p>80,748</text:p>
          </table:table-cell>
          <table:table-cell office:value-type="float" office:value="41373" table:style-name="ce168">
            <text:p>41,373</text:p>
          </table:table-cell>
          <table:table-cell office:value-type="float" office:value="39375" table:style-name="ce168">
            <text:p>39,375</text:p>
          </table:table-cell>
          <table:table-cell office:value-type="float" office:value="81.180000000000007" table:style-name="ce170">
            <text:p>81.18</text:p>
          </table:table-cell>
          <table:table-cell table:number-columns-repeated="16359" table:style-name="ce141"/>
        </table:table-row>
        <table:table-row table:style-name="ro22">
          <table:table-cell office:value-type="string" table:style-name="ce164">
            <text:p>基 隆 市</text:p>
          </table:table-cell>
          <table:table-cell office:value-type="float" office:value="375755" table:style-name="ce165">
            <text:p>375,755</text:p>
          </table:table-cell>
          <table:table-cell office:value-type="float" office:value="189094" table:style-name="ce166">
            <text:p>189,094</text:p>
          </table:table-cell>
          <table:table-cell office:value-type="float" office:value="186661" table:style-name="ce166">
            <text:p>186,661</text:p>
          </table:table-cell>
          <table:table-cell office:value-type="float" office:value="100" table:style-name="ce167">
            <text:p>100.00</text:p>
          </table:table-cell>
          <table:table-cell office:value-type="float" office:value="46297" table:style-name="ce168">
            <text:p>46,297</text:p>
          </table:table-cell>
          <table:table-cell office:value-type="float" office:value="24143" table:style-name="ce168">
            <text:p>24,143</text:p>
          </table:table-cell>
          <table:table-cell office:value-type="float" office:value="22154" table:style-name="ce168">
            <text:p>22,154</text:p>
          </table:table-cell>
          <table:table-cell office:value-type="float" office:value="12.32" table:style-name="ce169">
            <text:p>12.32</text:p>
          </table:table-cell>
          <table:table-cell office:value-type="float" office:value="285082" table:style-name="ce168">
            <text:p>285,082</text:p>
          </table:table-cell>
          <table:table-cell office:value-type="float" office:value="144438" table:style-name="ce168">
            <text:p>144,438</text:p>
          </table:table-cell>
          <table:table-cell office:value-type="float" office:value="140644" table:style-name="ce168">
            <text:p>140,644</text:p>
          </table:table-cell>
          <table:table-cell office:value-type="float" office:value="75.87" table:style-name="ce169">
            <text:p>75.87</text:p>
          </table:table-cell>
          <table:table-cell office:value-type="float" office:value="44376" table:style-name="ce168">
            <text:p>44,376</text:p>
          </table:table-cell>
          <table:table-cell office:value-type="float" office:value="20513" table:style-name="ce168">
            <text:p>20,513</text:p>
          </table:table-cell>
          <table:table-cell office:value-type="float" office:value="23863" table:style-name="ce168">
            <text:p>23,863</text:p>
          </table:table-cell>
          <table:table-cell office:value-type="float" office:value="11.81" table:style-name="ce169">
            <text:p>11.81</text:p>
          </table:table-cell>
          <table:table-cell office:value-type="float" office:value="172547" table:style-name="ce168">
            <text:p>172,547</text:p>
          </table:table-cell>
          <table:table-cell office:value-type="float" office:value="88154" table:style-name="ce168">
            <text:p>88,154</text:p>
          </table:table-cell>
          <table:table-cell office:value-type="float" office:value="84393" table:style-name="ce168">
            <text:p>84,393</text:p>
          </table:table-cell>
          <table:table-cell office:value-type="float" office:value="45.92" table:style-name="ce169">
            <text:p>45.92</text:p>
          </table:table-cell>
          <table:table-cell office:value-type="float" office:value="303428" table:style-name="ce168">
            <text:p>303,428</text:p>
          </table:table-cell>
          <table:table-cell office:value-type="float" office:value="151452" table:style-name="ce168">
            <text:p>151,452</text:p>
          </table:table-cell>
          <table:table-cell office:value-type="float" office:value="151976" table:style-name="ce168">
            <text:p>151,976</text:p>
          </table:table-cell>
          <table:table-cell office:value-type="float" office:value="80.75" table:style-name="ce170">
            <text:p>80.75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新 竹 市</text:p>
          </table:table-cell>
          <table:table-cell office:value-type="float" office:value="427265" table:style-name="ce165">
            <text:p>427,265</text:p>
          </table:table-cell>
          <table:table-cell office:value-type="float" office:value="211740" table:style-name="ce166">
            <text:p>211,740</text:p>
          </table:table-cell>
          <table:table-cell office:value-type="float" office:value="215525" table:style-name="ce166">
            <text:p>215,525</text:p>
          </table:table-cell>
          <table:table-cell office:value-type="float" office:value="100" table:style-name="ce167">
            <text:p>100.00</text:p>
          </table:table-cell>
          <table:table-cell office:value-type="float" office:value="78422" table:style-name="ce168">
            <text:p>78,422</text:p>
          </table:table-cell>
          <table:table-cell office:value-type="float" office:value="41046" table:style-name="ce168">
            <text:p>41,046</text:p>
          </table:table-cell>
          <table:table-cell office:value-type="float" office:value="37376" table:style-name="ce168">
            <text:p>37,376</text:p>
          </table:table-cell>
          <table:table-cell office:value-type="float" office:value="18.350000000000001" table:style-name="ce169">
            <text:p>18.35</text:p>
          </table:table-cell>
          <table:table-cell office:value-type="float" office:value="307517" table:style-name="ce168">
            <text:p>307,517</text:p>
          </table:table-cell>
          <table:table-cell office:value-type="float" office:value="151710" table:style-name="ce168">
            <text:p>151,710</text:p>
          </table:table-cell>
          <table:table-cell office:value-type="float" office:value="155807" table:style-name="ce168">
            <text:p>155,807</text:p>
          </table:table-cell>
          <table:table-cell office:value-type="float" office:value="71.97" table:style-name="ce169">
            <text:p>71.97</text:p>
          </table:table-cell>
          <table:table-cell office:value-type="float" office:value="41326" table:style-name="ce168">
            <text:p>41,326</text:p>
          </table:table-cell>
          <table:table-cell office:value-type="float" office:value="18984" table:style-name="ce168">
            <text:p>18,984</text:p>
          </table:table-cell>
          <table:table-cell office:value-type="float" office:value="22342" table:style-name="ce168">
            <text:p>22,342</text:p>
          </table:table-cell>
          <table:table-cell office:value-type="float" office:value="9.67" table:style-name="ce169">
            <text:p>9.67</text:p>
          </table:table-cell>
          <table:table-cell office:value-type="float" office:value="202923" table:style-name="ce168">
            <text:p>202,923</text:p>
          </table:table-cell>
          <table:table-cell office:value-type="float" office:value="99901" table:style-name="ce168">
            <text:p>99,901</text:p>
          </table:table-cell>
          <table:table-cell office:value-type="float" office:value="103022" table:style-name="ce168">
            <text:p>103,022</text:p>
          </table:table-cell>
          <table:table-cell office:value-type="float" office:value="47.49" table:style-name="ce169">
            <text:p>47.49</text:p>
          </table:table-cell>
          <table:table-cell office:value-type="float" office:value="320074" table:style-name="ce168">
            <text:p>320,074</text:p>
          </table:table-cell>
          <table:table-cell office:value-type="float" office:value="155862" table:style-name="ce168">
            <text:p>155,862</text:p>
          </table:table-cell>
          <table:table-cell office:value-type="float" office:value="164212" table:style-name="ce168">
            <text:p>164,212</text:p>
          </table:table-cell>
          <table:table-cell office:value-type="float" office:value="74.91" table:style-name="ce170">
            <text:p>74.91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嘉 義 市</text:p>
          </table:table-cell>
          <table:table-cell office:value-type="float" office:value="271260" table:style-name="ce165">
            <text:p>271,260</text:p>
          </table:table-cell>
          <table:table-cell office:value-type="float" office:value="132918" table:style-name="ce166">
            <text:p>132,918</text:p>
          </table:table-cell>
          <table:table-cell office:value-type="float" office:value="138342" table:style-name="ce166">
            <text:p>138,342</text:p>
          </table:table-cell>
          <table:table-cell office:value-type="float" office:value="100" table:style-name="ce167">
            <text:p>100.00</text:p>
          </table:table-cell>
          <table:table-cell office:value-type="float" office:value="42915" table:style-name="ce168">
            <text:p>42,915</text:p>
          </table:table-cell>
          <table:table-cell office:value-type="float" office:value="22506" table:style-name="ce168">
            <text:p>22,506</text:p>
          </table:table-cell>
          <table:table-cell office:value-type="float" office:value="20409" table:style-name="ce168">
            <text:p>20,409</text:p>
          </table:table-cell>
          <table:table-cell office:value-type="float" office:value="15.82" table:style-name="ce169">
            <text:p>15.82</text:p>
          </table:table-cell>
          <table:table-cell office:value-type="float" office:value="196658" table:style-name="ce168">
            <text:p>196,658</text:p>
          </table:table-cell>
          <table:table-cell office:value-type="float" office:value="96072" table:style-name="ce168">
            <text:p>96,072</text:p>
          </table:table-cell>
          <table:table-cell office:value-type="float" office:value="100586" table:style-name="ce168">
            <text:p>100,586</text:p>
          </table:table-cell>
          <table:table-cell office:value-type="float" office:value="72.5" table:style-name="ce169">
            <text:p>72.50</text:p>
          </table:table-cell>
          <table:table-cell office:value-type="float" office:value="31687" table:style-name="ce168">
            <text:p>31,687</text:p>
          </table:table-cell>
          <table:table-cell office:value-type="float" office:value="14340" table:style-name="ce168">
            <text:p>14,340</text:p>
          </table:table-cell>
          <table:table-cell office:value-type="float" office:value="17347" table:style-name="ce168">
            <text:p>17,347</text:p>
          </table:table-cell>
          <table:table-cell office:value-type="float" office:value="11.68" table:style-name="ce169">
            <text:p>11.68</text:p>
          </table:table-cell>
          <table:table-cell office:value-type="float" office:value="122502" table:style-name="ce168">
            <text:p>122,502</text:p>
          </table:table-cell>
          <table:table-cell office:value-type="float" office:value="59621" table:style-name="ce168">
            <text:p>59,621</text:p>
          </table:table-cell>
          <table:table-cell office:value-type="float" office:value="62881" table:style-name="ce168">
            <text:p>62,881</text:p>
          </table:table-cell>
          <table:table-cell office:value-type="float" office:value="45.16" table:style-name="ce169">
            <text:p>45.16</text:p>
          </table:table-cell>
          <table:table-cell office:value-type="float" office:value="208074" table:style-name="ce168">
            <text:p>208,074</text:p>
          </table:table-cell>
          <table:table-cell office:value-type="float" office:value="99987" table:style-name="ce168">
            <text:p>99,987</text:p>
          </table:table-cell>
          <table:table-cell office:value-type="float" office:value="108087" table:style-name="ce168">
            <text:p>108,087</text:p>
          </table:table-cell>
          <table:table-cell office:value-type="float" office:value="76.709999999999994" table:style-name="ce170">
            <text:p>76.71</text:p>
          </table:table-cell>
          <table:table-cell table:number-columns-repeated="16359" table:style-name="ce141"/>
        </table:table-row>
        <table:table-row table:style-name="ro35">
          <table:table-cell office:value-type="string" table:style-name="ce159">
            <text:p>福 建 省</text:p>
          </table:table-cell>
          <table:table-cell office:value-type="float" office:value="129800" table:style-name="ce171">
            <text:p>129,800</text:p>
          </table:table-cell>
          <table:table-cell office:value-type="float" office:value="66133" table:style-name="ce172">
            <text:p>66,133</text:p>
          </table:table-cell>
          <table:table-cell office:value-type="float" office:value="63667" table:style-name="ce172">
            <text:p>63,667</text:p>
          </table:table-cell>
          <table:table-cell office:value-type="float" office:value="100" table:style-name="ce173">
            <text:p>100.00</text:p>
          </table:table-cell>
          <table:table-cell office:value-type="float" office:value="14989" table:style-name="ce161">
            <text:p>14,989</text:p>
          </table:table-cell>
          <table:table-cell office:value-type="float" office:value="7807" table:style-name="ce161">
            <text:p>7,807</text:p>
          </table:table-cell>
          <table:table-cell office:value-type="float" office:value="7182" table:style-name="ce161">
            <text:p>7,182</text:p>
          </table:table-cell>
          <table:table-cell office:value-type="float" office:value="11.55" table:style-name="ce162">
            <text:p>11.55</text:p>
          </table:table-cell>
          <table:table-cell office:value-type="float" office:value="100359" table:style-name="ce161">
            <text:p>100,359</text:p>
          </table:table-cell>
          <table:table-cell office:value-type="float" office:value="51378" table:style-name="ce161">
            <text:p>51,378</text:p>
          </table:table-cell>
          <table:table-cell office:value-type="float" office:value="48981" table:style-name="ce161">
            <text:p>48,981</text:p>
          </table:table-cell>
          <table:table-cell office:value-type="float" office:value="77.319999999999993" table:style-name="ce162">
            <text:p>77.32</text:p>
          </table:table-cell>
          <table:table-cell office:value-type="float" office:value="14452" table:style-name="ce161">
            <text:p>14,452</text:p>
          </table:table-cell>
          <table:table-cell office:value-type="float" office:value="6948" table:style-name="ce161">
            <text:p>6,948</text:p>
          </table:table-cell>
          <table:table-cell office:value-type="float" office:value="7504" table:style-name="ce161">
            <text:p>7,504</text:p>
          </table:table-cell>
          <table:table-cell office:value-type="float" office:value="11.13" table:style-name="ce162">
            <text:p>11.13</text:p>
          </table:table-cell>
          <table:table-cell office:value-type="float" office:value="63321" table:style-name="ce161">
            <text:p>63,321</text:p>
          </table:table-cell>
          <table:table-cell office:value-type="float" office:value="32116" table:style-name="ce161">
            <text:p>32,116</text:p>
          </table:table-cell>
          <table:table-cell office:value-type="float" office:value="31205" table:style-name="ce161">
            <text:p>31,205</text:p>
          </table:table-cell>
          <table:table-cell office:value-type="float" office:value="48.78" table:style-name="ce162">
            <text:p>48.78</text:p>
          </table:table-cell>
          <table:table-cell office:value-type="float" office:value="106754" table:style-name="ce161">
            <text:p>106,754</text:p>
          </table:table-cell>
          <table:table-cell office:value-type="float" office:value="54247" table:style-name="ce161">
            <text:p>54,247</text:p>
          </table:table-cell>
          <table:table-cell office:value-type="float" office:value="52507" table:style-name="ce161">
            <text:p>52,507</text:p>
          </table:table-cell>
          <table:table-cell office:value-type="float" office:value="82.24" table:style-name="ce163">
            <text:p>82.24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金 門 縣</text:p>
          </table:table-cell>
          <table:table-cell office:value-type="float" office:value="117845" table:style-name="ce165">
            <text:p>117,845</text:p>
          </table:table-cell>
          <table:table-cell office:value-type="float" office:value="59351" table:style-name="ce166">
            <text:p>59,351</text:p>
          </table:table-cell>
          <table:table-cell office:value-type="float" office:value="58494" table:style-name="ce166">
            <text:p>58,494</text:p>
          </table:table-cell>
          <table:table-cell office:value-type="float" office:value="100" table:style-name="ce167">
            <text:p>100.00</text:p>
          </table:table-cell>
          <table:table-cell office:value-type="float" office:value="13410" table:style-name="ce168">
            <text:p>13,410</text:p>
          </table:table-cell>
          <table:table-cell office:value-type="float" office:value="6964" table:style-name="ce168">
            <text:p>6,964</text:p>
          </table:table-cell>
          <table:table-cell office:value-type="float" office:value="6446" table:style-name="ce168">
            <text:p>6,446</text:p>
          </table:table-cell>
          <table:table-cell office:value-type="float" office:value="11.38" table:style-name="ce169">
            <text:p>11.38</text:p>
          </table:table-cell>
          <table:table-cell office:value-type="float" office:value="91093" table:style-name="ce168">
            <text:p>91,093</text:p>
          </table:table-cell>
          <table:table-cell office:value-type="float" office:value="46011" table:style-name="ce168">
            <text:p>46,011</text:p>
          </table:table-cell>
          <table:table-cell office:value-type="float" office:value="45082" table:style-name="ce168">
            <text:p>45,082</text:p>
          </table:table-cell>
          <table:table-cell office:value-type="float" office:value="77.3" table:style-name="ce169">
            <text:p>77.30</text:p>
          </table:table-cell>
          <table:table-cell office:value-type="float" office:value="13342" table:style-name="ce168">
            <text:p>13,342</text:p>
          </table:table-cell>
          <table:table-cell office:value-type="float" office:value="6376" table:style-name="ce168">
            <text:p>6,376</text:p>
          </table:table-cell>
          <table:table-cell office:value-type="float" office:value="6966" table:style-name="ce168">
            <text:p>6,966</text:p>
          </table:table-cell>
          <table:table-cell office:value-type="float" office:value="11.32" table:style-name="ce169">
            <text:p>11.32</text:p>
          </table:table-cell>
          <table:table-cell office:value-type="float" office:value="57507" table:style-name="ce168">
            <text:p>57,507</text:p>
          </table:table-cell>
          <table:table-cell office:value-type="float" office:value="28767" table:style-name="ce161">
            <text:p>28,767</text:p>
          </table:table-cell>
          <table:table-cell office:value-type="float" office:value="28740" table:style-name="ce161">
            <text:p>28,740</text:p>
          </table:table-cell>
          <table:table-cell office:value-type="float" office:value="48.8" table:style-name="ce169">
            <text:p>48.80</text:p>
          </table:table-cell>
          <table:table-cell office:value-type="float" office:value="97126" table:style-name="ce168">
            <text:p>97,126</text:p>
          </table:table-cell>
          <table:table-cell office:value-type="float" office:value="48713" table:style-name="ce168">
            <text:p>48,713</text:p>
          </table:table-cell>
          <table:table-cell office:value-type="float" office:value="48413" table:style-name="ce168">
            <text:p>48,413</text:p>
          </table:table-cell>
          <table:table-cell office:value-type="float" office:value="82.42" table:style-name="ce170">
            <text:p>82.42</text:p>
          </table:table-cell>
          <table:table-cell table:number-columns-repeated="16359" table:style-name="ce141"/>
        </table:table-row>
        <table:table-row table:style-name="ro21">
          <table:table-cell office:value-type="string" table:style-name="ce164">
            <text:p>連 江 縣</text:p>
          </table:table-cell>
          <table:table-cell office:value-type="float" office:value="11955" table:style-name="ce165">
            <text:p>11,955</text:p>
          </table:table-cell>
          <table:table-cell office:value-type="float" office:value="6782" table:style-name="ce166">
            <text:p>6,782</text:p>
          </table:table-cell>
          <table:table-cell office:value-type="float" office:value="5173" table:style-name="ce166">
            <text:p>5,173</text:p>
          </table:table-cell>
          <table:table-cell office:value-type="float" office:value="100" table:style-name="ce167">
            <text:p>100.00</text:p>
          </table:table-cell>
          <table:table-cell office:value-type="float" office:value="1579" table:style-name="ce168">
            <text:p>1,579</text:p>
          </table:table-cell>
          <table:table-cell office:value-type="float" office:value="843" table:style-name="ce168">
            <text:p>843</text:p>
          </table:table-cell>
          <table:table-cell office:value-type="float" office:value="736" table:style-name="ce168">
            <text:p>736</text:p>
          </table:table-cell>
          <table:table-cell office:value-type="float" office:value="13.21" table:style-name="ce169">
            <text:p>13.21</text:p>
          </table:table-cell>
          <table:table-cell office:value-type="float" office:value="9266" table:style-name="ce168">
            <text:p>9,266</text:p>
          </table:table-cell>
          <table:table-cell office:value-type="float" office:value="5367" table:style-name="ce168">
            <text:p>5,367</text:p>
          </table:table-cell>
          <table:table-cell office:value-type="float" office:value="3899" table:style-name="ce168">
            <text:p>3,899</text:p>
          </table:table-cell>
          <table:table-cell office:value-type="float" office:value="77.510000000000005" table:style-name="ce169">
            <text:p>77.51</text:p>
          </table:table-cell>
          <table:table-cell office:value-type="float" office:value="1110" table:style-name="ce168">
            <text:p>1,110</text:p>
          </table:table-cell>
          <table:table-cell office:value-type="float" office:value="572" table:style-name="ce168">
            <text:p>572</text:p>
          </table:table-cell>
          <table:table-cell office:value-type="float" office:value="538" table:style-name="ce168">
            <text:p>538</text:p>
          </table:table-cell>
          <table:table-cell office:value-type="float" office:value="9.2799999999999994" table:style-name="ce169">
            <text:p>9.28</text:p>
          </table:table-cell>
          <table:table-cell office:value-type="float" office:value="5814" table:style-name="ce168">
            <text:p>5,814</text:p>
          </table:table-cell>
          <table:table-cell office:value-type="float" office:value="3349" table:style-name="ce161">
            <text:p>3,349</text:p>
          </table:table-cell>
          <table:table-cell office:value-type="float" office:value="2465" table:style-name="ce161">
            <text:p>2,465</text:p>
          </table:table-cell>
          <table:table-cell office:value-type="float" office:value="48.63" table:style-name="ce169">
            <text:p>48.63</text:p>
          </table:table-cell>
          <table:table-cell office:value-type="float" office:value="9628" table:style-name="ce168">
            <text:p>9,628</text:p>
          </table:table-cell>
          <table:table-cell office:value-type="float" office:value="5534" table:style-name="ce168">
            <text:p>5,534</text:p>
          </table:table-cell>
          <table:table-cell office:value-type="float" office:value="4094" table:style-name="ce168">
            <text:p>4,094</text:p>
          </table:table-cell>
          <table:table-cell office:value-type="float" office:value="80.540000000000006" table:style-name="ce170">
            <text:p>80.54</text:p>
          </table:table-cell>
          <table:table-cell table:number-columns-repeated="16359" table:style-name="ce141"/>
        </table:table-row>
        <table:table-row table:style-name="ro36">
          <table:table-cell table:style-name="ce147"/>
          <table:table-cell table:style-name="ce174"/>
          <table:table-cell table:number-columns-repeated="6" table:style-name="ce148"/>
          <table:table-cell table:style-name="ce175"/>
          <table:table-cell table:number-columns-repeated="3" table:style-name="ce148"/>
          <table:table-cell table:style-name="ce175"/>
          <table:table-cell table:number-columns-repeated="3" table:style-name="ce148"/>
          <table:table-cell table:number-columns-repeated="3" table:style-name="ce175"/>
          <table:table-cell table:style-name="ce176"/>
          <table:table-cell table:style-name="ce175"/>
          <table:table-cell table:number-columns-repeated="3" table:style-name="ce149"/>
          <table:table-cell table:style-name="ce177"/>
          <table:table-cell table:number-columns-repeated="16359" table:style-name="ce150"/>
        </table:table-row>
        <table:table-row table:style-name="ro5">
          <table:table-cell table:style-name="ce151"/>
          <table:table-cell table:number-columns-repeated="23" table:style-name="ce150"/>
          <table:table-cell office:value-type="string" table:style-name="ce66">
            <text:p>內政部戶政司 民國102年9月4日編製</text:p>
          </table:table-cell>
          <table:table-cell table:number-columns-repeated="16359" table:style-name="ce150"/>
        </table:table-row>
        <table:table-row table:style-name="ro37">
          <table:table-cell table:style-name="ce178"/>
          <table:table-cell table:number-columns-repeated="16383" table:style-name="ce152"/>
        </table:table-row>
        <table:table-row table:number-rows-repeated="1048543" table:style-name="ro37">
          <table:table-cell table:number-columns-repeated="16384"/>
        </table:table-row>
      </table:table>
      <table:table table:name="資料分析_" table:style-name="ta4">
        <table:table-column table:style-name="co37" table:default-cell-style-name="ce1"/>
        <table:table-column table:style-name="co29" table:number-columns-repeated="5" table:default-cell-style-name="ce1"/>
        <table:table-column table:style-name="co28" table:default-cell-style-name="ce1"/>
        <table:table-column table:style-name="co38" table:default-cell-style-name="ce1"/>
        <table:table-column table:style-name="co29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6.95833in" svg:height="10.11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8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4P0">
      <number:number number:decimal-places="2" number:min-integer-digits="1" number:grouping="true"/>
    </number:number-style>
    <number:number-style style:name="N84P1">
      <number:text>－  </number:text>
      <number:number number:decimal-places="2" number:min-integer-digits="1" number:grouping="true"/>
    </number:number-style>
    <number:text-style style:name="N84P2">
      <number:text>—</number:text>
    </number:text-style>
    <number:text-style style:name="N84">
      <style:map style:condition="value()&gt;0" style:apply-style-name="N84P0"/>
      <style:map style:condition="value()&lt;0" style:apply-style-name="N84P1"/>
      <style:map style:condition="value()=0" style:apply-style-name="N84P2"/>
    </number:text-style>
    <number:number-style style:name="N85P0">
      <number:number number:decimal-places="0" number:min-integer-digits="1" number:grouping="true"/>
    </number:number-style>
    <number:number-style style:name="N85P1">
      <number:text>－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7P0">
      <number:text>   </number:text>
      <number:number number:decimal-places="0" number:min-integer-digits="1" number:grouping="true"/>
    </number:number-style>
    <number:number-style style:name="N87P1">
      <number:text>－     </number:text>
      <number:number number:decimal-places="0" number:min-integer-digits="1" number:grouping="true"/>
    </number:number-style>
    <number:text-style style:name="N87">
      <number:text>—</number:text>
      <style:map style:condition="value()&gt;0" style:apply-style-name="N87P0"/>
      <style:map style:condition="value()&lt;0" style:apply-style-name="N87P1"/>
    </number:text-style>
    <number:number-style style:name="N96P0">
      <number:text>   </number:text>
      <number:number number:decimal-places="0" number:min-integer-digits="1" number:grouping="true"/>
    </number:number-style>
    <number:number-style style:name="N96P1">
      <number:text>－ </number:text>
      <number:number number:decimal-places="0" number:min-integer-digits="1" number:grouping="true"/>
    </number:number-style>
    <number:text-style style:name="N96">
      <number:text>—</number:text>
      <style:map style:condition="value()&gt;0" style:apply-style-name="N96P0"/>
      <style:map style:condition="value()&lt;0" style:apply-style-name="N96P1"/>
    </number:text-style>
    <number:number-style style:name="N97P0">
      <number:text>    </number:text>
      <number:number number:decimal-places="2" number:min-integer-digits="1" number:grouping="true"/>
    </number:number-style>
    <number:number-style style:name="N97P1">
      <number:text>－  </number:text>
      <number:number number:decimal-places="2" number:min-integer-digits="1" number:grouping="true"/>
    </number:number-style>
    <number:text-style style:name="N97P2">
      <number:text>—</number:text>
    </number:text-style>
    <number:text-style style:name="N97">
      <style:map style:condition="value()&gt;0" style:apply-style-name="N97P0"/>
      <style:map style:condition="value()&lt;0" style:apply-style-name="N97P1"/>
      <style:map style:condition="value()=0" style:apply-style-name="N97P2"/>
    </number:text-style>
    <number:number-style style:name="N101P0">
      <number:number number:decimal-places="2" number:min-integer-digits="1" number:grouping="true"/>
    </number:number-style>
    <number:number-style style:name="N101P1">
      <number:text>–</number:text>
      <number:number number:decimal-places="2" number:min-integer-digits="1" number:grouping="true"/>
    </number:number-style>
    <number:text-style style:name="N101">
      <number:text>—</number:text>
      <style:map style:condition="value()&gt;0" style:apply-style-name="N101P0"/>
      <style:map style:condition="value()&lt;0" style:apply-style-name="N101P1"/>
    </number:text-style>
    <number:number-style style:name="N102P0">
      <number:number number:decimal-places="0" number:min-integer-digits="1" number:grouping="true"/>
    </number:number-style>
    <number:number-style style:name="N102P1">
      <number:text>-</number:text>
      <number:number number:decimal-places="0" number:min-integer-digits="1" number:grouping="true"/>
    </number:number-style>
    <number:text-style style:name="N102">
      <number:text>－</number:text>
      <style:map style:condition="value()&gt;0" style:apply-style-name="N102P0"/>
      <style:map style:condition="value()&lt;0" style:apply-style-name="N102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2.08-1" style:display-name="一般_新表號04,05,速報3階段年齡-連結(公式)檔102.08-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0393700787401575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393700787401575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3-09-04T07:14:41Z</meta:creation-date>
    <dc:date>2016-08-24T10:56:39Z</dc:date>
    <meta:print-date>2013-09-05T10:27:35Z</meta:print-date>
  </office:meta>
</office:document-meta>
</file>